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9" style:family="table">
      <style:table-properties style:width="6.6979in" fo:margin-left="0in" table:align="left"/>
    </style:style>
    <style:style style:name="Table79.A" style:family="table-column">
      <style:table-column-properties style:column-width="1.0035in"/>
    </style:style>
    <style:style style:name="Table79.B" style:family="table-column">
      <style:table-column-properties style:column-width="1.6194in"/>
    </style:style>
    <style:style style:name="Table79.C" style:family="table-column">
      <style:table-column-properties style:column-width="4.075in"/>
    </style:style>
    <style:style style:name="Table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9.C1" style:family="table-cell">
      <style:table-cell-properties fo:padding="0.0382in" fo:border="0.05pt solid #000000"/>
    </style:style>
    <style:style style:name="Table7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5104in"/>
    </style:style>
    <style:style style:name="Table2.B" style:family="table-column">
      <style:table-column-properties style:column-width="1.6146in"/>
    </style:style>
    <style:style style:name="Table2.C" style:family="table-column">
      <style:table-column-properties style:column-width="4.5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4" style:family="table">
      <style:table-properties style:width="6.7035in" fo:margin-left="0in" table:align="left"/>
    </style:style>
    <style:style style:name="Table164.A" style:family="table-column">
      <style:table-column-properties style:column-width="1.0035in"/>
    </style:style>
    <style:style style:name="Table164.B" style:family="table-column">
      <style:table-column-properties style:column-width="1.6188in"/>
    </style:style>
    <style:style style:name="Table164.C" style:family="table-column">
      <style:table-column-properties style:column-width="4.0813in"/>
    </style:style>
    <style:style style:name="Table1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4.C1" style:family="table-cell">
      <style:table-cell-properties fo:padding="0.0382in" fo:border="0.05pt solid #000000"/>
    </style:style>
    <style:style style:name="Table16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5" style:family="table">
      <style:table-properties style:width="6.6979in" fo:margin-left="0in" table:align="left"/>
    </style:style>
    <style:style style:name="Table165.A" style:family="table-column">
      <style:table-column-properties style:column-width="0.5104in"/>
    </style:style>
    <style:style style:name="Table165.B" style:family="table-column">
      <style:table-column-properties style:column-width="1.6146in"/>
    </style:style>
    <style:style style:name="Table165.C" style:family="table-column">
      <style:table-column-properties style:column-width="4.5729in"/>
    </style:style>
    <style:style style:name="Table1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5.C1" style:family="table-cell">
      <style:table-cell-properties fo:padding="0.0382in" fo:border="0.05pt solid #000000"/>
    </style:style>
    <style:style style:name="Table16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6979in" fo:margin-left="0in" table:align="left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1611in"/>
    </style:style>
    <style:style style:name="Table57.C" style:family="table-column">
      <style:table-column-properties style:column-width="4.4743in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014in" fo:margin-left="0in" table:align="left"/>
    </style:style>
    <style:style style:name="Table1.A" style:family="table-column">
      <style:table-column-properties style:column-width="0.8104in"/>
    </style:style>
    <style:style style:name="Table1.B" style:family="table-column">
      <style:table-column-properties style:column-width="1.3771in"/>
    </style:style>
    <style:style style:name="Table1.C" style:family="table-column">
      <style:table-column-properties style:column-width="4.513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5104in"/>
    </style:style>
    <style:style style:name="Table3.B" style:family="table-column">
      <style:table-column-properties style:column-width="1.6146in"/>
    </style:style>
    <style:style style:name="Table3.C" style:family="table-column">
      <style:table-column-properties style:column-width="4.57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7035in" fo:margin-left="0in" table:align="left"/>
    </style:style>
    <style:style style:name="Table4.A" style:family="table-column">
      <style:table-column-properties style:column-width="1.0035in"/>
    </style:style>
    <style:style style:name="Table4.B" style:family="table-column">
      <style:table-column-properties style:column-width="1.6188in"/>
    </style:style>
    <style:style style:name="Table4.C" style:family="table-column">
      <style:table-column-properties style:column-width="4.081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104in"/>
    </style:style>
    <style:style style:name="Table5.B" style:family="table-column">
      <style:table-column-properties style:column-width="1.6146in"/>
    </style:style>
    <style:style style:name="Table5.C" style:family="table-column">
      <style:table-column-properties style:column-width="4.57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0625in"/>
    </style:style>
    <style:style style:name="Table6.B" style:family="table-column">
      <style:table-column-properties style:column-width="1.1611in"/>
    </style:style>
    <style:style style:name="Table6.C" style:family="table-column">
      <style:table-column-properties style:column-width="4.474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7014in" fo:margin-left="0in" table:align="left"/>
    </style:style>
    <style:style style:name="Table7.A" style:family="table-column">
      <style:table-column-properties style:column-width="0.8104in"/>
    </style:style>
    <style:style style:name="Table7.B" style:family="table-column">
      <style:table-column-properties style:column-width="1.3771in"/>
    </style:style>
    <style:style style:name="Table7.C" style:family="table-column">
      <style:table-column-properties style:column-width="4.5139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0.5104in"/>
    </style:style>
    <style:style style:name="Table8.B" style:family="table-column">
      <style:table-column-properties style:column-width="1.6146in"/>
    </style:style>
    <style:style style:name="Table8.C" style:family="table-column">
      <style:table-column-properties style:column-width="4.572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1.0625in"/>
    </style:style>
    <style:style style:name="Table9.B" style:family="table-column">
      <style:table-column-properties style:column-width="1.1611in"/>
    </style:style>
    <style:style style:name="Table9.C" style:family="table-column">
      <style:table-column-properties style:column-width="4.4743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7014in" fo:margin-left="0in" table:align="left"/>
    </style:style>
    <style:style style:name="Table10.A" style:family="table-column">
      <style:table-column-properties style:column-width="0.8104in"/>
    </style:style>
    <style:style style:name="Table10.B" style:family="table-column">
      <style:table-column-properties style:column-width="1.3771in"/>
    </style:style>
    <style:style style:name="Table10.C" style:family="table-column">
      <style:table-column-properties style:column-width="4.5139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0.5104in"/>
    </style:style>
    <style:style style:name="Table11.B" style:family="table-column">
      <style:table-column-properties style:column-width="1.6146in"/>
    </style:style>
    <style:style style:name="Table11.C" style:family="table-column">
      <style:table-column-properties style:column-width="4.572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0625in"/>
    </style:style>
    <style:style style:name="Table12.B" style:family="table-column">
      <style:table-column-properties style:column-width="1.1611in"/>
    </style:style>
    <style:style style:name="Table12.C" style:family="table-column">
      <style:table-column-properties style:column-width="4.474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7014in" fo:margin-left="0in" table:align="left"/>
    </style:style>
    <style:style style:name="Table13.A" style:family="table-column">
      <style:table-column-properties style:column-width="0.8104in"/>
    </style:style>
    <style:style style:name="Table13.B" style:family="table-column">
      <style:table-column-properties style:column-width="1.3771in"/>
    </style:style>
    <style:style style:name="Table13.C" style:family="table-column">
      <style:table-column-properties style:column-width="4.513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0.5104in"/>
    </style:style>
    <style:style style:name="Table14.B" style:family="table-column">
      <style:table-column-properties style:column-width="1.6146in"/>
    </style:style>
    <style:style style:name="Table14.C" style:family="table-column">
      <style:table-column-properties style:column-width="4.5729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7035in" fo:margin-left="0in" table:align="left"/>
    </style:style>
    <style:style style:name="Table15.A" style:family="table-column">
      <style:table-column-properties style:column-width="1.0035in"/>
    </style:style>
    <style:style style:name="Table15.B" style:family="table-column">
      <style:table-column-properties style:column-width="1.6188in"/>
    </style:style>
    <style:style style:name="Table15.C" style:family="table-column">
      <style:table-column-properties style:column-width="4.0813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0.5104in"/>
    </style:style>
    <style:style style:name="Table16.B" style:family="table-column">
      <style:table-column-properties style:column-width="1.6146in"/>
    </style:style>
    <style:style style:name="Table16.C" style:family="table-column">
      <style:table-column-properties style:column-width="4.5729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79in" fo:margin-left="0in" table:align="left"/>
    </style:style>
    <style:style style:name="Table17.A" style:family="table-column">
      <style:table-column-properties style:column-width="1.0625in"/>
    </style:style>
    <style:style style:name="Table17.B" style:family="table-column">
      <style:table-column-properties style:column-width="1.1611in"/>
    </style:style>
    <style:style style:name="Table17.C" style:family="table-column">
      <style:table-column-properties style:column-width="4.4743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7014in" fo:margin-left="0in" table:align="left"/>
    </style:style>
    <style:style style:name="Table18.A" style:family="table-column">
      <style:table-column-properties style:column-width="0.8104in"/>
    </style:style>
    <style:style style:name="Table18.B" style:family="table-column">
      <style:table-column-properties style:column-width="1.3771in"/>
    </style:style>
    <style:style style:name="Table18.C" style:family="table-column">
      <style:table-column-properties style:column-width="4.5139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79in" fo:margin-left="0in" table:align="left"/>
    </style:style>
    <style:style style:name="Table19.A" style:family="table-column">
      <style:table-column-properties style:column-width="0.5104in"/>
    </style:style>
    <style:style style:name="Table19.B" style:family="table-column">
      <style:table-column-properties style:column-width="1.6146in"/>
    </style:style>
    <style:style style:name="Table19.C" style:family="table-column">
      <style:table-column-properties style:column-width="4.5729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7035in" fo:margin-left="0in" table:align="left"/>
    </style:style>
    <style:style style:name="Table20.A" style:family="table-column">
      <style:table-column-properties style:column-width="1.0035in"/>
    </style:style>
    <style:style style:name="Table20.B" style:family="table-column">
      <style:table-column-properties style:column-width="1.6188in"/>
    </style:style>
    <style:style style:name="Table20.C" style:family="table-column">
      <style:table-column-properties style:column-width="4.0813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79in" fo:margin-left="0in" table:align="left"/>
    </style:style>
    <style:style style:name="Table21.A" style:family="table-column">
      <style:table-column-properties style:column-width="0.5104in"/>
    </style:style>
    <style:style style:name="Table21.B" style:family="table-column">
      <style:table-column-properties style:column-width="1.6146in"/>
    </style:style>
    <style:style style:name="Table21.C" style:family="table-column">
      <style:table-column-properties style:column-width="4.5729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normal" fo:font-weight="normal" officeooo:rsid="000a8804" officeooo:paragraph-rsid="0145e369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0a8804" officeooo:paragraph-rsid="014e67a4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0a8804" officeooo:paragraph-rsid="0181f6ba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a8804" officeooo:paragraph-rsid="018e4396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a8804" officeooo:paragraph-rsid="019329d1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ize="12pt" fo:font-style="italic" fo:font-weight="normal" officeooo:rsid="000a8804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font-size="12pt" fo:font-style="italic" fo:font-weight="normal" officeooo:rsid="000a8804" officeooo:paragraph-rsid="0145e369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font-size="12pt" fo:font-style="italic" fo:font-weight="normal" officeooo:rsid="000a8804" officeooo:paragraph-rsid="014990f2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font-size="12pt" fo:font-style="italic" fo:font-weight="normal" officeooo:rsid="000a8804" officeooo:paragraph-rsid="014ce379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fo:font-size="12pt" fo:font-style="italic" fo:font-weight="normal" officeooo:rsid="000a8804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font-size="12pt" fo:font-style="italic" fo:font-weight="normal" officeooo:rsid="000a8804" officeooo:paragraph-rsid="016223e9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font-size="12pt" fo:font-style="italic" fo:font-weight="normal" officeooo:rsid="000a8804" officeooo:paragraph-rsid="01665b7f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font-size="12pt" fo:font-style="italic" fo:font-weight="normal" officeooo:rsid="000a8804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font-size="12pt" fo:font-style="italic" fo:font-weight="normal" officeooo:rsid="000a8804" officeooo:paragraph-rsid="018c3f58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font-size="12pt" fo:font-style="italic" fo:font-weight="normal" officeooo:rsid="000a8804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fo:font-size="12pt" fo:font-style="italic" fo:font-weight="normal" officeooo:rsid="000a8804" officeooo:paragraph-rsid="019245f2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fo:font-size="12pt" fo:font-style="italic" fo:font-weight="normal" officeooo:rsid="000a8804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fo:font-size="12pt" fo:font-style="italic" fo:font-weight="normal" officeooo:rsid="000a8804" officeooo:paragraph-rsid="01942cfd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fo:font-size="12pt" fo:font-style="italic" fo:font-weight="normal" officeooo:rsid="000a0ba2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fo:font-size="12pt" fo:font-style="italic" fo:font-weight="normal" officeooo:rsid="000a0ba2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fo:font-size="12pt" fo:font-style="italic" fo:font-weight="normal" officeooo:rsid="000a0ba2" officeooo:paragraph-rsid="0163e43f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text-properties fo:font-size="12pt" fo:font-style="italic" fo:font-weight="normal" officeooo:rsid="000a0ba2" officeooo:paragraph-rsid="016a7e88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text-properties fo:font-size="12pt" fo:font-style="italic" fo:font-weight="normal" officeooo:rsid="000a0ba2" officeooo:paragraph-rsid="01726945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text-properties fo:font-size="12pt" fo:font-style="italic" fo:font-weight="normal" officeooo:rsid="000a0ba2" officeooo:paragraph-rsid="0174af0b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text-properties fo:font-size="12pt" fo:font-style="italic" fo:font-weight="normal" officeooo:rsid="000a0ba2" officeooo:paragraph-rsid="017e5839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text-properties fo:font-size="12pt" fo:font-style="italic" fo:font-weight="normal" officeooo:rsid="000a0ba2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text-properties fo:font-size="12pt" fo:font-style="italic" fo:font-weight="normal" officeooo:rsid="000a0ba2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text-properties fo:font-size="12pt" fo:font-style="italic" fo:font-weight="normal" officeooo:rsid="000a0ba2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text-properties fo:font-size="12pt" fo:font-style="italic" fo:font-weight="normal" officeooo:rsid="00a0b81e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text-properties fo:font-size="12pt" fo:font-style="italic" fo:font-weight="normal" officeooo:rsid="00a0b81e" officeooo:paragraph-rsid="0140cfab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text-properties fo:font-size="12pt" fo:font-style="italic" fo:font-weight="normal" officeooo:rsid="00a0b81e" officeooo:paragraph-rsid="014990f2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text-properties fo:font-size="12pt" fo:font-style="italic" fo:font-weight="normal" officeooo:rsid="00a0b81e" officeooo:paragraph-rsid="014ce379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text-properties fo:font-size="12pt" fo:font-style="italic" fo:font-weight="normal" officeooo:rsid="00a0b81e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text-properties fo:font-size="12pt" fo:font-style="italic" fo:font-weight="normal" officeooo:rsid="00a0b81e" officeooo:paragraph-rsid="016223e9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text-properties fo:font-size="12pt" fo:font-style="italic" fo:font-weight="normal" officeooo:rsid="00a0b81e" officeooo:paragraph-rsid="01665b7f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text-properties fo:font-size="12pt" fo:font-style="italic" fo:font-weight="normal" officeooo:rsid="00a0b81e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text-properties fo:font-size="12pt" fo:font-style="italic" fo:font-weight="normal" officeooo:rsid="00a0b81e" officeooo:paragraph-rsid="018c3f58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text-properties fo:font-size="12pt" fo:font-style="italic" fo:font-weight="normal" officeooo:rsid="00a0b81e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text-properties fo:font-size="12pt" fo:font-style="italic" fo:font-weight="normal" officeooo:rsid="00a0b81e" officeooo:paragraph-rsid="019245f2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text-properties fo:font-size="12pt" fo:font-style="italic" fo:font-weight="normal" officeooo:rsid="00a0b81e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text-properties fo:font-size="12pt" fo:font-style="italic" fo:font-weight="normal" officeooo:rsid="00a0b81e" officeooo:paragraph-rsid="01942cfd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text-properties fo:font-size="12pt" fo:font-style="italic" fo:font-weight="normal" officeooo:rsid="00a0b81e" officeooo:paragraph-rsid="0197eef7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text-properties fo:font-size="12pt" fo:font-style="italic" fo:font-weight="normal" officeooo:rsid="00e61f86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text-properties fo:font-size="12pt" fo:font-style="italic" fo:font-weight="normal" officeooo:rsid="00e61f86" officeooo:paragraph-rsid="0140cfab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text-properties fo:font-size="12pt" fo:font-style="italic" fo:font-weight="normal" officeooo:rsid="00e61f86" officeooo:paragraph-rsid="014990f2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text-properties fo:font-size="12pt" fo:font-style="italic" fo:font-weight="normal" officeooo:rsid="00e61f86" officeooo:paragraph-rsid="014ce379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text-properties fo:font-size="12pt" fo:font-style="italic" fo:font-weight="normal" officeooo:rsid="00e61f86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text-properties fo:font-size="12pt" fo:font-style="italic" fo:font-weight="normal" officeooo:rsid="00e61f86" officeooo:paragraph-rsid="0156c798" style:font-size-asian="12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text-properties fo:font-size="12pt" fo:font-style="italic" fo:font-weight="normal" officeooo:rsid="00e61f86" officeooo:paragraph-rsid="01579003" style:font-size-asian="12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text-properties fo:font-size="12pt" fo:font-style="italic" fo:font-weight="normal" officeooo:rsid="00e61f86" officeooo:paragraph-rsid="016223e9" style:font-size-asian="12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>
      <style:text-properties fo:font-size="12pt" fo:font-style="italic" fo:font-weight="normal" officeooo:rsid="00e61f86" officeooo:paragraph-rsid="01665b7f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text-properties fo:font-size="12pt" fo:font-style="italic" fo:font-weight="normal" officeooo:rsid="00e61f86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text-properties fo:font-size="12pt" fo:font-style="italic" fo:font-weight="normal" officeooo:rsid="00e61f86" officeooo:paragraph-rsid="018c3f58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>
      <style:text-properties fo:font-size="12pt" fo:font-style="italic" fo:font-weight="normal" officeooo:rsid="00e61f86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text-properties fo:font-size="12pt" fo:font-style="italic" fo:font-weight="normal" officeooo:rsid="00e61f86" officeooo:paragraph-rsid="019245f2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text-properties fo:font-size="12pt" fo:font-style="italic" fo:font-weight="normal" officeooo:rsid="00e61f86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text-properties fo:font-size="12pt" fo:font-style="italic" fo:font-weight="normal" officeooo:rsid="00e61f86" officeooo:paragraph-rsid="01942cfd" style:font-size-asian="12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text-properties fo:font-size="12pt" fo:font-style="italic" fo:font-weight="normal" officeooo:rsid="00e61f86" officeooo:paragraph-rsid="0197eef7" style:font-size-asian="12pt" style:font-style-asian="italic" style:font-weight-asian="normal" style:font-size-complex="12pt" style:font-style-complex="italic" style:font-weight-complex="normal"/>
    </style:style>
    <style:style style:name="P59" style:family="paragraph" style:parent-style-name="Standard">
      <style:text-properties fo:font-size="12pt" fo:font-style="italic" fo:font-weight="normal" officeooo:rsid="021b8e77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60" style:family="paragraph" style:parent-style-name="Standard">
      <style:text-properties fo:font-size="12pt" fo:font-style="italic" fo:font-weight="normal" officeooo:rsid="021b8e77" officeooo:paragraph-rsid="014990f2" style:font-size-asian="12pt" style:font-style-asian="italic" style:font-weight-asian="normal" style:font-size-complex="12pt" style:font-style-complex="italic" style:font-weight-complex="normal"/>
    </style:style>
    <style:style style:name="P61" style:family="paragraph" style:parent-style-name="Standard">
      <style:text-properties fo:font-size="12pt" fo:font-style="italic" fo:font-weight="normal" officeooo:rsid="021b8e77" officeooo:paragraph-rsid="014ce379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style:text-properties fo:font-size="12pt" fo:font-style="italic" fo:font-weight="normal" officeooo:rsid="021b8e77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>
      <style:text-properties fo:font-size="12pt" fo:font-style="italic" fo:font-weight="normal" officeooo:rsid="021b8e77" officeooo:paragraph-rsid="016223e9" style:font-size-asian="12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>
      <style:text-properties fo:font-size="12pt" fo:font-style="italic" fo:font-weight="normal" officeooo:rsid="021b8e77" officeooo:paragraph-rsid="01665b7f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2pt" fo:font-style="italic" fo:font-weight="normal" officeooo:rsid="021b8e77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66" style:family="paragraph" style:parent-style-name="Standard">
      <style:text-properties fo:font-size="12pt" fo:font-style="italic" fo:font-weight="normal" officeooo:rsid="021b8e77" officeooo:paragraph-rsid="018c3f58" style:font-size-asian="12pt" style:font-style-asian="italic" style:font-weight-asian="normal" style:font-size-complex="12pt" style:font-style-complex="italic" style:font-weight-complex="normal"/>
    </style:style>
    <style:style style:name="P67" style:family="paragraph" style:parent-style-name="Standard">
      <style:text-properties fo:font-size="12pt" fo:font-style="italic" fo:font-weight="normal" officeooo:rsid="021b8e77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68" style:family="paragraph" style:parent-style-name="Standard">
      <style:text-properties fo:font-size="12pt" fo:font-style="italic" fo:font-weight="normal" officeooo:rsid="021b8e77" officeooo:paragraph-rsid="019245f2" style:font-size-asian="12pt" style:font-style-asian="italic" style:font-weight-asian="normal" style:font-size-complex="12pt" style:font-style-complex="italic" style:font-weight-complex="normal"/>
    </style:style>
    <style:style style:name="P69" style:family="paragraph" style:parent-style-name="Standard">
      <style:text-properties fo:font-size="12pt" fo:font-style="italic" fo:font-weight="normal" officeooo:rsid="021b8e77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>
      <style:text-properties fo:font-size="12pt" fo:font-style="italic" fo:font-weight="normal" officeooo:rsid="0145e369" officeooo:paragraph-rsid="0145e369" style:font-size-asian="12pt" style:font-style-asian="italic" style:font-weight-asian="normal" style:font-size-complex="12pt" style:font-style-complex="italic" style:font-weight-complex="normal"/>
    </style:style>
    <style:style style:name="P71" style:family="paragraph" style:parent-style-name="Standard">
      <style:text-properties fo:font-size="12pt" fo:font-style="italic" fo:font-weight="normal" officeooo:rsid="0145e369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72" style:family="paragraph" style:parent-style-name="Standard">
      <style:text-properties fo:font-size="12pt" fo:font-style="italic" fo:font-weight="normal" officeooo:rsid="0145e369" officeooo:paragraph-rsid="01726945" style:font-size-asian="12pt" style:font-style-asian="italic" style:font-weight-asian="normal" style:font-size-complex="12pt" style:font-style-complex="italic" style:font-weight-complex="normal"/>
    </style:style>
    <style:style style:name="P73" style:family="paragraph" style:parent-style-name="Standard">
      <style:text-properties fo:font-size="12pt" fo:font-style="italic" fo:font-weight="normal" officeooo:rsid="0145e369" officeooo:paragraph-rsid="0174af0b" style:font-size-asian="12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>
      <style:text-properties fo:font-size="12pt" fo:font-style="italic" fo:font-weight="normal" officeooo:rsid="0145e369" officeooo:paragraph-rsid="017e5839" style:font-size-asian="12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>
      <style:text-properties fo:font-size="12pt" fo:font-style="italic" fo:font-weight="normal" officeooo:rsid="0145e369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76" style:family="paragraph" style:parent-style-name="Standard">
      <style:text-properties fo:font-size="12pt" fo:font-style="italic" fo:font-weight="normal" officeooo:rsid="0145e369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>
      <style:text-properties fo:font-size="12pt" fo:font-style="italic" fo:font-weight="bold" officeooo:rsid="000a8804" officeooo:paragraph-rsid="0145e369" style:font-size-asian="12pt" style:font-style-asian="italic" style:font-weight-asian="bold" style:font-size-complex="12pt" style:font-style-complex="italic" style:font-weight-complex="bold"/>
    </style:style>
    <style:style style:name="P78" style:family="paragraph" style:parent-style-name="Standard">
      <style:text-properties fo:font-size="12pt" fo:font-style="italic" fo:font-weight="bold" officeooo:rsid="000a8804" officeooo:paragraph-rsid="014e67a4" style:font-size-asian="12pt" style:font-style-asian="italic" style:font-weight-asian="bold" style:font-size-complex="12pt" style:font-style-complex="italic" style:font-weight-complex="bold"/>
    </style:style>
    <style:style style:name="P79" style:family="paragraph" style:parent-style-name="Standard">
      <style:text-properties fo:font-size="12pt" fo:font-style="italic" fo:font-weight="bold" officeooo:rsid="000a8804" officeooo:paragraph-rsid="016a7e88" style:font-size-asian="12pt" style:font-style-asian="italic" style:font-weight-asian="bold" style:font-size-complex="12pt" style:font-style-complex="italic" style:font-weight-complex="bold"/>
    </style:style>
    <style:style style:name="P80" style:family="paragraph" style:parent-style-name="Standard">
      <style:text-properties fo:font-size="12pt" fo:font-style="italic" fo:font-weight="bold" officeooo:rsid="000a8804" officeooo:paragraph-rsid="016f8336" style:font-size-asian="12pt" style:font-style-asian="italic" style:font-weight-asian="bold" style:font-size-complex="12pt" style:font-style-complex="italic" style:font-weight-complex="bold"/>
    </style:style>
    <style:style style:name="P81" style:family="paragraph" style:parent-style-name="Standard">
      <style:text-properties fo:font-size="12pt" fo:font-style="italic" fo:font-weight="bold" officeooo:rsid="000a8804" officeooo:paragraph-rsid="01704150" style:font-size-asian="12pt" style:font-style-asian="italic" style:font-weight-asian="bold" style:font-size-complex="12pt" style:font-style-complex="italic" style:font-weight-complex="bold"/>
    </style:style>
    <style:style style:name="P82" style:family="paragraph" style:parent-style-name="Standard">
      <style:text-properties fo:font-size="12pt" fo:font-style="italic" fo:font-weight="bold" officeooo:rsid="000a8804" officeooo:paragraph-rsid="01726945" style:font-size-asian="12pt" style:font-style-asian="italic" style:font-weight-asian="bold" style:font-size-complex="12pt" style:font-style-complex="italic" style:font-weight-complex="bold"/>
    </style:style>
    <style:style style:name="P83" style:family="paragraph" style:parent-style-name="Standard">
      <style:text-properties fo:font-size="12pt" fo:font-style="italic" fo:font-weight="bold" officeooo:rsid="000a8804" officeooo:paragraph-rsid="0174af0b" style:font-size-asian="12pt" style:font-style-asian="italic" style:font-weight-asian="bold" style:font-size-complex="12pt" style:font-style-complex="italic" style:font-weight-complex="bold"/>
    </style:style>
    <style:style style:name="P84" style:family="paragraph" style:parent-style-name="Standard">
      <style:text-properties fo:font-size="12pt" fo:font-style="italic" fo:font-weight="bold" officeooo:rsid="000a8804" officeooo:paragraph-rsid="017e5839" style:font-size-asian="12pt" style:font-style-asian="italic" style:font-weight-asian="bold" style:font-size-complex="12pt" style:font-style-complex="italic" style:font-weight-complex="bold"/>
    </style:style>
    <style:style style:name="P85" style:family="paragraph" style:parent-style-name="Standard">
      <style:text-properties fo:font-size="12pt" fo:font-style="italic" fo:font-weight="bold" officeooo:rsid="000a8804" officeooo:paragraph-rsid="017ec447" style:font-size-asian="12pt" style:font-style-asian="italic" style:font-weight-asian="bold" style:font-size-complex="12pt" style:font-style-complex="italic" style:font-weight-complex="bold"/>
    </style:style>
    <style:style style:name="P86" style:family="paragraph" style:parent-style-name="Standard">
      <style:text-properties fo:font-size="12pt" fo:font-style="italic" fo:font-weight="bold" officeooo:rsid="000a8804" officeooo:paragraph-rsid="018080d0" style:font-size-asian="12pt" style:font-style-asian="italic" style:font-weight-asian="bold" style:font-size-complex="12pt" style:font-style-complex="italic" style:font-weight-complex="bold"/>
    </style:style>
    <style:style style:name="P87" style:family="paragraph" style:parent-style-name="Standard">
      <style:text-properties fo:font-size="12pt" fo:font-style="italic" fo:font-weight="bold" officeooo:rsid="000a8804" officeooo:paragraph-rsid="0181f6ba" style:font-size-asian="12pt" style:font-style-asian="italic" style:font-weight-asian="bold" style:font-size-complex="12pt" style:font-style-complex="italic" style:font-weight-complex="bold"/>
    </style:style>
    <style:style style:name="P88" style:family="paragraph" style:parent-style-name="Standard">
      <style:text-properties fo:font-size="12pt" fo:font-style="italic" fo:font-weight="bold" officeooo:rsid="000a8804" officeooo:paragraph-rsid="018e4396" style:font-size-asian="12pt" style:font-style-asian="italic" style:font-weight-asian="bold" style:font-size-complex="12pt" style:font-style-complex="italic" style:font-weight-complex="bold"/>
    </style:style>
    <style:style style:name="P89" style:family="paragraph" style:parent-style-name="Standard">
      <style:text-properties fo:font-size="12pt" fo:font-style="italic" fo:font-weight="bold" officeooo:rsid="000a8804" officeooo:paragraph-rsid="019329d1" style:font-size-asian="12pt" style:font-style-asian="italic" style:font-weight-asian="bold" style:font-size-complex="12pt" style:font-style-complex="italic" style:font-weight-complex="bold"/>
    </style:style>
    <style:style style:name="P90" style:family="paragraph" style:parent-style-name="Standard">
      <style:text-properties fo:font-size="12pt" fo:font-style="italic" fo:font-weight="bold" officeooo:rsid="000a8804" officeooo:paragraph-rsid="01942cfd" style:font-size-asian="12pt" style:font-style-asian="italic" style:font-weight-asian="bold" style:font-size-complex="12pt" style:font-style-complex="italic" style:font-weight-complex="bold"/>
    </style:style>
    <style:style style:name="P91" style:family="paragraph" style:parent-style-name="Standard">
      <style:text-properties fo:font-size="12pt" fo:font-weight="bold" officeooo:rsid="00084b9f" officeooo:paragraph-rsid="01396a86" style:font-size-asian="12pt" style:font-weight-asian="bold" style:font-size-complex="12pt" style:font-weight-complex="bold"/>
    </style:style>
    <style:style style:name="P92" style:family="paragraph" style:parent-style-name="Standard">
      <style:text-properties fo:font-size="12pt" fo:font-weight="bold" officeooo:rsid="00084b9f" officeooo:paragraph-rsid="0142aab4" style:font-size-asian="12pt" style:font-weight-asian="bold" style:font-size-complex="12pt" style:font-weight-complex="bold"/>
    </style:style>
    <style:style style:name="P93" style:family="paragraph" style:parent-style-name="Standard">
      <style:text-properties fo:font-size="12pt" fo:font-weight="bold" officeooo:rsid="00084b9f" officeooo:paragraph-rsid="014e67a4" style:font-size-asian="12pt" style:font-weight-asian="bold" style:font-size-complex="12pt" style:font-weight-complex="bold"/>
    </style:style>
    <style:style style:name="P94" style:family="paragraph" style:parent-style-name="Standard">
      <style:text-properties fo:font-size="12pt" fo:font-weight="bold" officeooo:rsid="00084b9f" officeooo:paragraph-rsid="0163e43f" style:font-size-asian="12pt" style:font-weight-asian="bold" style:font-size-complex="12pt" style:font-weight-complex="bold"/>
    </style:style>
    <style:style style:name="P95" style:family="paragraph" style:parent-style-name="Standard">
      <style:text-properties fo:font-size="12pt" fo:font-weight="bold" officeooo:rsid="00084b9f" officeooo:paragraph-rsid="016a7e88" style:font-size-asian="12pt" style:font-weight-asian="bold" style:font-size-complex="12pt" style:font-weight-complex="bold"/>
    </style:style>
    <style:style style:name="P96" style:family="paragraph" style:parent-style-name="Standard">
      <style:text-properties fo:font-size="12pt" fo:font-weight="bold" officeooo:rsid="00084b9f" officeooo:paragraph-rsid="01779b00" style:font-size-asian="12pt" style:font-weight-asian="bold" style:font-size-complex="12pt" style:font-weight-complex="bold"/>
    </style:style>
    <style:style style:name="P97" style:family="paragraph" style:parent-style-name="Standard">
      <style:text-properties fo:font-size="12pt" fo:font-weight="bold" officeooo:rsid="00084b9f" officeooo:paragraph-rsid="0181f6ba" style:font-size-asian="12pt" style:font-weight-asian="bold" style:font-size-complex="12pt" style:font-weight-complex="bold"/>
    </style:style>
    <style:style style:name="P98" style:family="paragraph" style:parent-style-name="Standard">
      <style:text-properties fo:font-size="12pt" fo:font-weight="bold" officeooo:rsid="00084b9f" officeooo:paragraph-rsid="019329d1" style:font-size-asian="12pt" style:font-weight-asian="bold" style:font-size-complex="12pt" style:font-weight-complex="bold"/>
    </style:style>
    <style:style style:name="P99" style:family="paragraph" style:parent-style-name="Standard">
      <style:text-properties fo:font-size="12pt" fo:font-weight="bold" officeooo:rsid="0008a0bd" officeooo:paragraph-rsid="01396a86" style:font-size-asian="12pt" style:font-weight-asian="bold" style:font-size-complex="12pt" style:font-weight-complex="bold"/>
    </style:style>
    <style:style style:name="P100" style:family="paragraph" style:parent-style-name="Standard">
      <style:text-properties fo:font-size="12pt" fo:font-weight="bold" officeooo:rsid="0008a0bd" officeooo:paragraph-rsid="014e67a4" style:font-size-asian="12pt" style:font-weight-asian="bold" style:font-size-complex="12pt" style:font-weight-complex="bold"/>
    </style:style>
    <style:style style:name="P101" style:family="paragraph" style:parent-style-name="Standard">
      <style:text-properties fo:font-size="12pt" fo:font-weight="bold" officeooo:rsid="0008a0bd" officeooo:paragraph-rsid="0163e43f" style:font-size-asian="12pt" style:font-weight-asian="bold" style:font-size-complex="12pt" style:font-weight-complex="bold"/>
    </style:style>
    <style:style style:name="P102" style:family="paragraph" style:parent-style-name="Standard">
      <style:text-properties fo:font-size="12pt" fo:font-weight="bold" officeooo:rsid="0008a0bd" officeooo:paragraph-rsid="016a7e88" style:font-size-asian="12pt" style:font-weight-asian="bold" style:font-size-complex="12pt" style:font-weight-complex="bold"/>
    </style:style>
    <style:style style:name="P103" style:family="paragraph" style:parent-style-name="Standard">
      <style:text-properties fo:font-size="12pt" fo:font-weight="bold" officeooo:rsid="0008a0bd" officeooo:paragraph-rsid="01779b00" style:font-size-asian="12pt" style:font-weight-asian="bold" style:font-size-complex="12pt" style:font-weight-complex="bold"/>
    </style:style>
    <style:style style:name="P104" style:family="paragraph" style:parent-style-name="Standard">
      <style:text-properties fo:font-size="12pt" fo:font-weight="bold" officeooo:rsid="0008a0bd" officeooo:paragraph-rsid="0181f6ba" style:font-size-asian="12pt" style:font-weight-asian="bold" style:font-size-complex="12pt" style:font-weight-complex="bold"/>
    </style:style>
    <style:style style:name="P105" style:family="paragraph" style:parent-style-name="Standard">
      <style:text-properties fo:font-size="12pt" fo:font-weight="bold" officeooo:rsid="0008a0bd" officeooo:paragraph-rsid="019329d1" style:font-size-asian="12pt" style:font-weight-asian="bold" style:font-size-complex="12pt" style:font-weight-complex="bold"/>
    </style:style>
    <style:style style:name="P106" style:family="paragraph" style:parent-style-name="Standard">
      <style:text-properties fo:font-size="12pt" fo:font-weight="bold" officeooo:rsid="005f39e8" officeooo:paragraph-rsid="01396a86" style:font-size-asian="12pt" style:font-weight-asian="bold" style:font-size-complex="12pt" style:font-weight-complex="bold"/>
    </style:style>
    <style:style style:name="P107" style:family="paragraph" style:parent-style-name="Standard">
      <style:text-properties fo:font-size="12pt" fo:font-weight="bold" officeooo:rsid="005f39e8" officeooo:paragraph-rsid="014e67a4" style:font-size-asian="12pt" style:font-weight-asian="bold" style:font-size-complex="12pt" style:font-weight-complex="bold"/>
    </style:style>
    <style:style style:name="P108" style:family="paragraph" style:parent-style-name="Standard">
      <style:text-properties fo:font-size="12pt" fo:font-weight="bold" officeooo:rsid="005f39e8" officeooo:paragraph-rsid="0163e43f" style:font-size-asian="12pt" style:font-weight-asian="bold" style:font-size-complex="12pt" style:font-weight-complex="bold"/>
    </style:style>
    <style:style style:name="P109" style:family="paragraph" style:parent-style-name="Standard">
      <style:text-properties fo:font-size="12pt" fo:font-weight="bold" officeooo:rsid="005f39e8" officeooo:paragraph-rsid="016a7e88" style:font-size-asian="12pt" style:font-weight-asian="bold" style:font-size-complex="12pt" style:font-weight-complex="bold"/>
    </style:style>
    <style:style style:name="P110" style:family="paragraph" style:parent-style-name="Standard">
      <style:text-properties fo:font-size="12pt" fo:font-weight="bold" officeooo:rsid="005f39e8" officeooo:paragraph-rsid="01779b00" style:font-size-asian="12pt" style:font-weight-asian="bold" style:font-size-complex="12pt" style:font-weight-complex="bold"/>
    </style:style>
    <style:style style:name="P111" style:family="paragraph" style:parent-style-name="Standard">
      <style:text-properties fo:font-size="12pt" fo:font-weight="bold" officeooo:rsid="005f39e8" officeooo:paragraph-rsid="0181f6ba" style:font-size-asian="12pt" style:font-weight-asian="bold" style:font-size-complex="12pt" style:font-weight-complex="bold"/>
    </style:style>
    <style:style style:name="P112" style:family="paragraph" style:parent-style-name="Standard">
      <style:text-properties fo:font-size="12pt" fo:font-weight="bold" officeooo:rsid="005f39e8" officeooo:paragraph-rsid="019329d1" style:font-size-asian="12pt" style:font-weight-asian="bold" style:font-size-complex="12pt" style:font-weight-complex="bold"/>
    </style:style>
    <style:style style:name="P113" style:family="paragraph" style:parent-style-name="Standard">
      <style:text-properties fo:font-size="12pt" fo:font-weight="bold" officeooo:rsid="000a0ba2" officeooo:paragraph-rsid="01396a86" style:font-size-asian="12pt" style:font-weight-asian="bold" style:font-size-complex="12pt" style:font-weight-complex="bold"/>
    </style:style>
    <style:style style:name="P114" style:family="paragraph" style:parent-style-name="Standard">
      <style:text-properties fo:font-size="12pt" fo:font-weight="bold" officeooo:rsid="000a0ba2" officeooo:paragraph-rsid="014e67a4" style:font-size-asian="12pt" style:font-weight-asian="bold" style:font-size-complex="12pt" style:font-weight-complex="bold"/>
    </style:style>
    <style:style style:name="P115" style:family="paragraph" style:parent-style-name="Standard">
      <style:text-properties fo:font-size="12pt" fo:font-weight="bold" officeooo:rsid="000a0ba2" officeooo:paragraph-rsid="0163e43f" style:font-size-asian="12pt" style:font-weight-asian="bold" style:font-size-complex="12pt" style:font-weight-complex="bold"/>
    </style:style>
    <style:style style:name="P116" style:family="paragraph" style:parent-style-name="Standard">
      <style:text-properties fo:font-size="12pt" fo:font-weight="bold" officeooo:rsid="000a0ba2" officeooo:paragraph-rsid="016a7e88" style:font-size-asian="12pt" style:font-weight-asian="bold" style:font-size-complex="12pt" style:font-weight-complex="bold"/>
    </style:style>
    <style:style style:name="P117" style:family="paragraph" style:parent-style-name="Standard">
      <style:text-properties fo:font-size="12pt" fo:font-weight="bold" officeooo:rsid="000a0ba2" officeooo:paragraph-rsid="01726945" style:font-size-asian="12pt" style:font-weight-asian="bold" style:font-size-complex="12pt" style:font-weight-complex="bold"/>
    </style:style>
    <style:style style:name="P118" style:family="paragraph" style:parent-style-name="Standard">
      <style:text-properties fo:font-size="12pt" fo:font-weight="bold" officeooo:rsid="000a0ba2" officeooo:paragraph-rsid="0174af0b" style:font-size-asian="12pt" style:font-weight-asian="bold" style:font-size-complex="12pt" style:font-weight-complex="bold"/>
    </style:style>
    <style:style style:name="P119" style:family="paragraph" style:parent-style-name="Standard">
      <style:text-properties fo:font-size="12pt" fo:font-weight="bold" officeooo:rsid="000a0ba2" officeooo:paragraph-rsid="01779b00" style:font-size-asian="12pt" style:font-weight-asian="bold" style:font-size-complex="12pt" style:font-weight-complex="bold"/>
    </style:style>
    <style:style style:name="P120" style:family="paragraph" style:parent-style-name="Standard">
      <style:text-properties fo:font-size="12pt" fo:font-weight="bold" officeooo:rsid="000a0ba2" officeooo:paragraph-rsid="017e5839" style:font-size-asian="12pt" style:font-weight-asian="bold" style:font-size-complex="12pt" style:font-weight-complex="bold"/>
    </style:style>
    <style:style style:name="P121" style:family="paragraph" style:parent-style-name="Standard">
      <style:text-properties fo:font-size="12pt" fo:font-weight="bold" officeooo:rsid="000a0ba2" officeooo:paragraph-rsid="0181f6ba" style:font-size-asian="12pt" style:font-weight-asian="bold" style:font-size-complex="12pt" style:font-weight-complex="bold"/>
    </style:style>
    <style:style style:name="P122" style:family="paragraph" style:parent-style-name="Standard">
      <style:text-properties fo:font-size="12pt" fo:font-weight="bold" officeooo:rsid="000a0ba2" officeooo:paragraph-rsid="018e4396" style:font-size-asian="12pt" style:font-weight-asian="bold" style:font-size-complex="12pt" style:font-weight-complex="bold"/>
    </style:style>
    <style:style style:name="P123" style:family="paragraph" style:parent-style-name="Standard">
      <style:text-properties fo:font-size="12pt" fo:font-weight="bold" officeooo:rsid="000a0ba2" officeooo:paragraph-rsid="019329d1" style:font-size-asian="12pt" style:font-weight-asian="bold" style:font-size-complex="12pt" style:font-weight-complex="bold"/>
    </style:style>
    <style:style style:name="P124" style:family="paragraph" style:parent-style-name="Standard">
      <style:text-properties fo:font-size="12pt" fo:font-weight="bold" officeooo:rsid="001b74eb" officeooo:paragraph-rsid="01396a86" style:font-size-asian="12pt" style:font-weight-asian="bold" style:font-size-complex="12pt" style:font-weight-complex="bold"/>
    </style:style>
    <style:style style:name="P125" style:family="paragraph" style:parent-style-name="Standard">
      <style:text-properties fo:font-size="12pt" fo:font-weight="bold" officeooo:rsid="001b74eb" officeooo:paragraph-rsid="0163e43f" style:font-size-asian="12pt" style:font-weight-asian="bold" style:font-size-complex="12pt" style:font-weight-complex="bold"/>
    </style:style>
    <style:style style:name="P126" style:family="paragraph" style:parent-style-name="Standard">
      <style:text-properties fo:font-size="12pt" fo:font-weight="bold" officeooo:rsid="001b74eb" officeooo:paragraph-rsid="0181f6ba" style:font-size-asian="12pt" style:font-weight-asian="bold" style:font-size-complex="12pt" style:font-weight-complex="bold"/>
    </style:style>
    <style:style style:name="P127" style:family="paragraph" style:parent-style-name="Standard">
      <style:text-properties fo:font-size="12pt" fo:font-weight="bold" officeooo:rsid="001b74eb" officeooo:paragraph-rsid="019329d1" style:font-size-asian="12pt" style:font-weight-asian="bold" style:font-size-complex="12pt" style:font-weight-complex="bold"/>
    </style:style>
    <style:style style:name="P128" style:family="paragraph" style:parent-style-name="Standard">
      <style:text-properties fo:font-size="12pt" fo:font-weight="bold" officeooo:paragraph-rsid="01396a86" style:font-size-asian="12pt" style:font-weight-asian="bold" style:font-size-complex="12pt" style:font-weight-complex="bold"/>
    </style:style>
    <style:style style:name="P129" style:family="paragraph" style:parent-style-name="Standard">
      <style:text-properties fo:font-size="12pt" fo:font-weight="bold" officeooo:paragraph-rsid="014e67a4" style:font-size-asian="12pt" style:font-weight-asian="bold" style:font-size-complex="12pt" style:font-weight-complex="bold"/>
    </style:style>
    <style:style style:name="P130" style:family="paragraph" style:parent-style-name="Standard">
      <style:text-properties fo:font-size="12pt" fo:font-weight="bold" officeooo:paragraph-rsid="0163e43f" style:font-size-asian="12pt" style:font-weight-asian="bold" style:font-size-complex="12pt" style:font-weight-complex="bold"/>
    </style:style>
    <style:style style:name="P131" style:family="paragraph" style:parent-style-name="Standard">
      <style:text-properties fo:font-size="12pt" fo:font-weight="bold" officeooo:paragraph-rsid="016a7e88" style:font-size-asian="12pt" style:font-weight-asian="bold" style:font-size-complex="12pt" style:font-weight-complex="bold"/>
    </style:style>
    <style:style style:name="P132" style:family="paragraph" style:parent-style-name="Standard">
      <style:text-properties fo:font-size="12pt" fo:font-weight="bold" officeooo:paragraph-rsid="01779b00" style:font-size-asian="12pt" style:font-weight-asian="bold" style:font-size-complex="12pt" style:font-weight-complex="bold"/>
    </style:style>
    <style:style style:name="P133" style:family="paragraph" style:parent-style-name="Standard">
      <style:text-properties fo:font-size="12pt" fo:font-weight="bold" officeooo:paragraph-rsid="0181f6ba" style:font-size-asian="12pt" style:font-weight-asian="bold" style:font-size-complex="12pt" style:font-weight-complex="bold"/>
    </style:style>
    <style:style style:name="P134" style:family="paragraph" style:parent-style-name="Standard">
      <style:text-properties fo:font-size="12pt" fo:font-weight="bold" officeooo:paragraph-rsid="019329d1" style:font-size-asian="12pt" style:font-weight-asian="bold" style:font-size-complex="12pt" style:font-weight-complex="bold"/>
    </style:style>
    <style:style style:name="P135" style:family="paragraph" style:parent-style-name="Standard">
      <style:text-properties fo:font-size="12pt" fo:font-weight="normal" officeooo:rsid="00f1cfa4" officeooo:paragraph-rsid="01396a86" style:font-size-asian="12pt" style:font-weight-asian="normal" style:font-size-complex="12pt" style:font-weight-complex="normal"/>
    </style:style>
    <style:style style:name="P136" style:family="paragraph" style:parent-style-name="Standard">
      <style:text-properties fo:font-size="12pt" fo:font-weight="normal" officeooo:rsid="00f1cfa4" officeooo:paragraph-rsid="014e67a4" style:font-size-asian="12pt" style:font-weight-asian="normal" style:font-size-complex="12pt" style:font-weight-complex="normal"/>
    </style:style>
    <style:style style:name="P137" style:family="paragraph" style:parent-style-name="Standard">
      <style:text-properties fo:font-size="12pt" fo:font-weight="normal" officeooo:rsid="00f1cfa4" officeooo:paragraph-rsid="016a7e88" style:font-size-asian="12pt" style:font-weight-asian="normal" style:font-size-complex="12pt" style:font-weight-complex="normal"/>
    </style:style>
    <style:style style:name="P138" style:family="paragraph" style:parent-style-name="Standard">
      <style:text-properties fo:font-size="12pt" fo:font-weight="normal" officeooo:rsid="00f1cfa4" officeooo:paragraph-rsid="01779b00" style:font-size-asian="12pt" style:font-weight-asian="normal" style:font-size-complex="12pt" style:font-weight-complex="normal"/>
    </style:style>
    <style:style style:name="P139" style:family="paragraph" style:parent-style-name="Standard">
      <style:text-properties fo:font-size="12pt" fo:font-weight="normal" officeooo:rsid="00f1cfa4" officeooo:paragraph-rsid="0181f6ba" style:font-size-asian="12pt" style:font-weight-asian="normal" style:font-size-complex="12pt" style:font-weight-complex="normal"/>
    </style:style>
    <style:style style:name="P140" style:family="paragraph" style:parent-style-name="Standard">
      <style:text-properties fo:font-size="12pt" fo:font-weight="normal" officeooo:rsid="00f1cfa4" officeooo:paragraph-rsid="019329d1" style:font-size-asian="12pt" style:font-weight-asian="normal" style:font-size-complex="12pt" style:font-weight-complex="normal"/>
    </style:style>
    <style:style style:name="P141" style:family="paragraph" style:parent-style-name="Standard">
      <style:text-properties fo:font-size="12pt" fo:font-weight="normal" officeooo:rsid="00084b9f" officeooo:paragraph-rsid="01396a86" style:font-size-asian="12pt" style:font-weight-asian="normal" style:font-size-complex="12pt" style:font-weight-complex="normal"/>
    </style:style>
    <style:style style:name="P142" style:family="paragraph" style:parent-style-name="Standard">
      <style:text-properties fo:font-size="12pt" fo:font-weight="normal" officeooo:rsid="00084b9f" officeooo:paragraph-rsid="014e67a4" style:font-size-asian="12pt" style:font-weight-asian="normal" style:font-size-complex="12pt" style:font-weight-complex="normal"/>
    </style:style>
    <style:style style:name="P143" style:family="paragraph" style:parent-style-name="Standard">
      <style:text-properties fo:font-size="12pt" fo:font-weight="normal" officeooo:rsid="00084b9f" officeooo:paragraph-rsid="0163e43f" style:font-size-asian="12pt" style:font-weight-asian="normal" style:font-size-complex="12pt" style:font-weight-complex="normal"/>
    </style:style>
    <style:style style:name="P144" style:family="paragraph" style:parent-style-name="Standard">
      <style:text-properties fo:font-size="12pt" fo:font-weight="normal" officeooo:rsid="00084b9f" officeooo:paragraph-rsid="016a7e88" style:font-size-asian="12pt" style:font-weight-asian="normal" style:font-size-complex="12pt" style:font-weight-complex="normal"/>
    </style:style>
    <style:style style:name="P145" style:family="paragraph" style:parent-style-name="Standard">
      <style:text-properties fo:font-size="12pt" fo:font-weight="normal" officeooo:rsid="00084b9f" officeooo:paragraph-rsid="01779b00" style:font-size-asian="12pt" style:font-weight-asian="normal" style:font-size-complex="12pt" style:font-weight-complex="normal"/>
    </style:style>
    <style:style style:name="P146" style:family="paragraph" style:parent-style-name="Standard">
      <style:text-properties fo:font-size="12pt" fo:font-weight="normal" officeooo:rsid="00084b9f" officeooo:paragraph-rsid="0181f6ba" style:font-size-asian="12pt" style:font-weight-asian="normal" style:font-size-complex="12pt" style:font-weight-complex="normal"/>
    </style:style>
    <style:style style:name="P147" style:family="paragraph" style:parent-style-name="Standard">
      <style:text-properties fo:font-size="12pt" fo:font-weight="normal" officeooo:rsid="00084b9f" officeooo:paragraph-rsid="019329d1" style:font-size-asian="12pt" style:font-weight-asian="normal" style:font-size-complex="12pt" style:font-weight-complex="normal"/>
    </style:style>
    <style:style style:name="P148" style:family="paragraph" style:parent-style-name="Standard">
      <style:text-properties fo:font-size="12pt" fo:font-weight="normal" officeooo:rsid="000a003f" officeooo:paragraph-rsid="01396a86" style:font-size-asian="12pt" style:font-weight-asian="normal" style:font-size-complex="12pt" style:font-weight-complex="normal"/>
    </style:style>
    <style:style style:name="P149" style:family="paragraph" style:parent-style-name="Standard">
      <style:text-properties fo:font-size="12pt" fo:font-weight="normal" officeooo:rsid="000a003f" officeooo:paragraph-rsid="014e67a4" style:font-size-asian="12pt" style:font-weight-asian="normal" style:font-size-complex="12pt" style:font-weight-complex="normal"/>
    </style:style>
    <style:style style:name="P150" style:family="paragraph" style:parent-style-name="Standard">
      <style:text-properties fo:font-size="12pt" fo:font-weight="normal" officeooo:rsid="000a003f" officeooo:paragraph-rsid="0163e43f" style:font-size-asian="12pt" style:font-weight-asian="normal" style:font-size-complex="12pt" style:font-weight-complex="normal"/>
    </style:style>
    <style:style style:name="P151" style:family="paragraph" style:parent-style-name="Standard">
      <style:text-properties fo:font-size="12pt" fo:font-weight="normal" officeooo:rsid="000a003f" officeooo:paragraph-rsid="016a7e88" style:font-size-asian="12pt" style:font-weight-asian="normal" style:font-size-complex="12pt" style:font-weight-complex="normal"/>
    </style:style>
    <style:style style:name="P152" style:family="paragraph" style:parent-style-name="Standard">
      <style:text-properties fo:font-size="12pt" fo:font-weight="normal" officeooo:rsid="000a003f" officeooo:paragraph-rsid="01779b00" style:font-size-asian="12pt" style:font-weight-asian="normal" style:font-size-complex="12pt" style:font-weight-complex="normal"/>
    </style:style>
    <style:style style:name="P153" style:family="paragraph" style:parent-style-name="Standard">
      <style:text-properties fo:font-size="12pt" fo:font-weight="normal" officeooo:rsid="000a003f" officeooo:paragraph-rsid="0181f6ba" style:font-size-asian="12pt" style:font-weight-asian="normal" style:font-size-complex="12pt" style:font-weight-complex="normal"/>
    </style:style>
    <style:style style:name="P154" style:family="paragraph" style:parent-style-name="Standard">
      <style:text-properties fo:font-size="12pt" fo:font-weight="normal" officeooo:rsid="000a003f" officeooo:paragraph-rsid="019329d1" style:font-size-asian="12pt" style:font-weight-asian="normal" style:font-size-complex="12pt" style:font-weight-complex="normal"/>
    </style:style>
    <style:style style:name="P155" style:family="paragraph" style:parent-style-name="Standard">
      <style:text-properties fo:font-size="12pt" fo:font-weight="normal" officeooo:rsid="0008a0bd" officeooo:paragraph-rsid="01396a86" style:font-size-asian="12pt" style:font-weight-asian="normal" style:font-size-complex="12pt" style:font-weight-complex="normal"/>
    </style:style>
    <style:style style:name="P156" style:family="paragraph" style:parent-style-name="Standard">
      <style:text-properties fo:font-size="12pt" fo:font-weight="normal" officeooo:rsid="0008a0bd" officeooo:paragraph-rsid="014e67a4" style:font-size-asian="12pt" style:font-weight-asian="normal" style:font-size-complex="12pt" style:font-weight-complex="normal"/>
    </style:style>
    <style:style style:name="P157" style:family="paragraph" style:parent-style-name="Standard">
      <style:text-properties fo:font-size="12pt" fo:font-weight="normal" officeooo:rsid="0008a0bd" officeooo:paragraph-rsid="0163e43f" style:font-size-asian="12pt" style:font-weight-asian="normal" style:font-size-complex="12pt" style:font-weight-complex="normal"/>
    </style:style>
    <style:style style:name="P158" style:family="paragraph" style:parent-style-name="Standard">
      <style:text-properties fo:font-size="12pt" fo:font-weight="normal" officeooo:rsid="0008a0bd" officeooo:paragraph-rsid="016a7e88" style:font-size-asian="12pt" style:font-weight-asian="normal" style:font-size-complex="12pt" style:font-weight-complex="normal"/>
    </style:style>
    <style:style style:name="P159" style:family="paragraph" style:parent-style-name="Standard">
      <style:text-properties fo:font-size="12pt" fo:font-weight="normal" officeooo:rsid="0008a0bd" officeooo:paragraph-rsid="01779b00" style:font-size-asian="12pt" style:font-weight-asian="normal" style:font-size-complex="12pt" style:font-weight-complex="normal"/>
    </style:style>
    <style:style style:name="P160" style:family="paragraph" style:parent-style-name="Standard">
      <style:text-properties fo:font-size="12pt" fo:font-weight="normal" officeooo:rsid="0008a0bd" officeooo:paragraph-rsid="0181f6ba" style:font-size-asian="12pt" style:font-weight-asian="normal" style:font-size-complex="12pt" style:font-weight-complex="normal"/>
    </style:style>
    <style:style style:name="P161" style:family="paragraph" style:parent-style-name="Standard">
      <style:text-properties fo:font-size="12pt" fo:font-weight="normal" officeooo:rsid="0008a0bd" officeooo:paragraph-rsid="019329d1" style:font-size-asian="12pt" style:font-weight-asian="normal" style:font-size-complex="12pt" style:font-weight-complex="normal"/>
    </style:style>
    <style:style style:name="P162" style:family="paragraph" style:parent-style-name="Standard">
      <style:text-properties fo:font-size="12pt" fo:font-weight="normal" officeooo:rsid="000a0ba2" officeooo:paragraph-rsid="01396a86" style:font-size-asian="12pt" style:font-weight-asian="normal" style:font-size-complex="12pt" style:font-weight-complex="normal"/>
    </style:style>
    <style:style style:name="P163" style:family="paragraph" style:parent-style-name="Standard">
      <style:text-properties fo:font-size="12pt" fo:font-weight="normal" officeooo:rsid="000a0ba2" officeooo:paragraph-rsid="01518d85" style:font-size-asian="12pt" style:font-weight-asian="normal" style:font-size-complex="12pt" style:font-weight-complex="normal"/>
    </style:style>
    <style:style style:name="P164" style:family="paragraph" style:parent-style-name="Standard">
      <style:text-properties fo:font-size="12pt" fo:font-weight="normal" officeooo:rsid="000a0ba2" officeooo:paragraph-rsid="0163e43f" style:font-size-asian="12pt" style:font-weight-asian="normal" style:font-size-complex="12pt" style:font-weight-complex="normal"/>
    </style:style>
    <style:style style:name="P165" style:family="paragraph" style:parent-style-name="Standard">
      <style:text-properties fo:font-size="12pt" fo:font-weight="normal" officeooo:rsid="000a0ba2" officeooo:paragraph-rsid="016a7e88" style:font-size-asian="12pt" style:font-weight-asian="normal" style:font-size-complex="12pt" style:font-weight-complex="normal"/>
    </style:style>
    <style:style style:name="P166" style:family="paragraph" style:parent-style-name="Standard">
      <style:text-properties fo:font-size="12pt" fo:font-weight="normal" officeooo:rsid="000a0ba2" officeooo:paragraph-rsid="01779b00" style:font-size-asian="12pt" style:font-weight-asian="normal" style:font-size-complex="12pt" style:font-weight-complex="normal"/>
    </style:style>
    <style:style style:name="P167" style:family="paragraph" style:parent-style-name="Standard">
      <style:text-properties fo:font-size="12pt" fo:font-weight="normal" officeooo:rsid="000a0ba2" officeooo:paragraph-rsid="0181f6ba" style:font-size-asian="12pt" style:font-weight-asian="normal" style:font-size-complex="12pt" style:font-weight-complex="normal"/>
    </style:style>
    <style:style style:name="P168" style:family="paragraph" style:parent-style-name="Standard">
      <style:text-properties fo:font-size="12pt" fo:font-weight="normal" officeooo:rsid="000a0ba2" officeooo:paragraph-rsid="019329d1" style:font-size-asian="12pt" style:font-weight-asian="normal" style:font-size-complex="12pt" style:font-weight-complex="normal"/>
    </style:style>
    <style:style style:name="P169" style:family="paragraph" style:parent-style-name="Standard">
      <style:text-properties fo:font-size="12pt" fo:font-weight="normal" officeooo:rsid="001b74eb" officeooo:paragraph-rsid="01396a86" style:font-size-asian="12pt" style:font-weight-asian="normal" style:font-size-complex="12pt" style:font-weight-complex="normal"/>
    </style:style>
    <style:style style:name="P170" style:family="paragraph" style:parent-style-name="Standard">
      <style:text-properties fo:font-size="12pt" fo:font-weight="normal" officeooo:rsid="001b74eb" officeooo:paragraph-rsid="014e67a4" style:font-size-asian="12pt" style:font-weight-asian="normal" style:font-size-complex="12pt" style:font-weight-complex="normal"/>
    </style:style>
    <style:style style:name="P171" style:family="paragraph" style:parent-style-name="Standard">
      <style:text-properties fo:font-size="12pt" fo:font-weight="normal" officeooo:rsid="001b74eb" officeooo:paragraph-rsid="0163e43f" style:font-size-asian="12pt" style:font-weight-asian="normal" style:font-size-complex="12pt" style:font-weight-complex="normal"/>
    </style:style>
    <style:style style:name="P172" style:family="paragraph" style:parent-style-name="Standard">
      <style:text-properties fo:font-size="12pt" fo:font-weight="normal" officeooo:rsid="001b74eb" officeooo:paragraph-rsid="016a7e88" style:font-size-asian="12pt" style:font-weight-asian="normal" style:font-size-complex="12pt" style:font-weight-complex="normal"/>
    </style:style>
    <style:style style:name="P173" style:family="paragraph" style:parent-style-name="Standard">
      <style:text-properties fo:font-size="12pt" fo:font-weight="normal" officeooo:rsid="001b74eb" officeooo:paragraph-rsid="01779b00" style:font-size-asian="12pt" style:font-weight-asian="normal" style:font-size-complex="12pt" style:font-weight-complex="normal"/>
    </style:style>
    <style:style style:name="P174" style:family="paragraph" style:parent-style-name="Standard">
      <style:text-properties fo:font-size="12pt" fo:font-weight="normal" officeooo:rsid="001b74eb" officeooo:paragraph-rsid="0181f6ba" style:font-size-asian="12pt" style:font-weight-asian="normal" style:font-size-complex="12pt" style:font-weight-complex="normal"/>
    </style:style>
    <style:style style:name="P175" style:family="paragraph" style:parent-style-name="Standard">
      <style:text-properties fo:font-size="12pt" fo:font-weight="normal" officeooo:rsid="001b74eb" officeooo:paragraph-rsid="019329d1" style:font-size-asian="12pt" style:font-weight-asian="normal" style:font-size-complex="12pt" style:font-weight-complex="normal"/>
    </style:style>
    <style:style style:name="P176" style:family="paragraph" style:parent-style-name="Standard">
      <style:text-properties fo:font-size="12pt" fo:font-weight="normal" officeooo:rsid="0161d6f0" officeooo:paragraph-rsid="01396a86" style:font-size-asian="12pt" style:font-weight-asian="normal" style:font-size-complex="12pt" style:font-weight-complex="normal"/>
    </style:style>
    <style:style style:name="P177" style:family="paragraph" style:parent-style-name="Standard">
      <style:text-properties fo:font-size="12pt" fo:font-weight="normal" officeooo:rsid="03da60a5" officeooo:paragraph-rsid="01396a86" style:font-size-asian="12pt" style:font-weight-asian="normal" style:font-size-complex="12pt" style:font-weight-complex="normal"/>
    </style:style>
    <style:style style:name="P178" style:family="paragraph" style:parent-style-name="Standard">
      <style:text-properties fo:font-size="12pt" fo:font-weight="normal" officeooo:rsid="03da60a5" officeooo:paragraph-rsid="0163e43f" style:font-size-asian="12pt" style:font-weight-asian="normal" style:font-size-complex="12pt" style:font-weight-complex="normal"/>
    </style:style>
    <style:style style:name="P179" style:family="paragraph" style:parent-style-name="Standard">
      <style:text-properties fo:font-size="12pt" fo:font-weight="normal" officeooo:rsid="03da60a5" officeooo:paragraph-rsid="0181f6ba" style:font-size-asian="12pt" style:font-weight-asian="normal" style:font-size-complex="12pt" style:font-weight-complex="normal"/>
    </style:style>
    <style:style style:name="P180" style:family="paragraph" style:parent-style-name="Standard">
      <style:text-properties fo:font-size="12pt" fo:font-weight="normal" officeooo:rsid="03da60a5" officeooo:paragraph-rsid="019329d1" style:font-size-asian="12pt" style:font-weight-asian="normal" style:font-size-complex="12pt" style:font-weight-complex="normal"/>
    </style:style>
    <style:style style:name="P181" style:family="paragraph" style:parent-style-name="Standard">
      <style:text-properties fo:font-size="12pt" fo:font-weight="normal" officeooo:rsid="01396a86" officeooo:paragraph-rsid="01396a86" style:font-size-asian="12pt" style:font-weight-asian="normal" style:font-size-complex="12pt" style:font-weight-complex="normal"/>
    </style:style>
    <style:style style:name="P182" style:family="paragraph" style:parent-style-name="Standard">
      <style:text-properties fo:font-size="12pt" fo:font-weight="normal" officeooo:rsid="01396a86" officeooo:paragraph-rsid="014e67a4" style:font-size-asian="12pt" style:font-weight-asian="normal" style:font-size-complex="12pt" style:font-weight-complex="normal"/>
    </style:style>
    <style:style style:name="P183" style:family="paragraph" style:parent-style-name="Standard">
      <style:text-properties fo:font-size="12pt" fo:font-weight="normal" officeooo:rsid="01396a86" officeooo:paragraph-rsid="0163e43f" style:font-size-asian="12pt" style:font-weight-asian="normal" style:font-size-complex="12pt" style:font-weight-complex="normal"/>
    </style:style>
    <style:style style:name="P184" style:family="paragraph" style:parent-style-name="Standard">
      <style:text-properties fo:font-size="12pt" fo:font-weight="normal" officeooo:rsid="01396a86" officeooo:paragraph-rsid="016a7e88" style:font-size-asian="12pt" style:font-weight-asian="normal" style:font-size-complex="12pt" style:font-weight-complex="normal"/>
    </style:style>
    <style:style style:name="P185" style:family="paragraph" style:parent-style-name="Standard">
      <style:text-properties fo:font-size="12pt" fo:font-weight="normal" officeooo:rsid="01396a86" officeooo:paragraph-rsid="01779b00" style:font-size-asian="12pt" style:font-weight-asian="normal" style:font-size-complex="12pt" style:font-weight-complex="normal"/>
    </style:style>
    <style:style style:name="P186" style:family="paragraph" style:parent-style-name="Standard">
      <style:text-properties fo:font-size="12pt" fo:font-weight="normal" officeooo:rsid="01396a86" officeooo:paragraph-rsid="0181f6ba" style:font-size-asian="12pt" style:font-weight-asian="normal" style:font-size-complex="12pt" style:font-weight-complex="normal"/>
    </style:style>
    <style:style style:name="P187" style:family="paragraph" style:parent-style-name="Standard">
      <style:text-properties fo:font-size="12pt" fo:font-weight="normal" officeooo:rsid="01396a86" officeooo:paragraph-rsid="01910adf" style:font-size-asian="12pt" style:font-weight-asian="normal" style:font-size-complex="12pt" style:font-weight-complex="normal"/>
    </style:style>
    <style:style style:name="P188" style:family="paragraph" style:parent-style-name="Standard">
      <style:text-properties fo:font-size="12pt" fo:font-weight="normal" officeooo:rsid="01396a86" officeooo:paragraph-rsid="019329d1" style:font-size-asian="12pt" style:font-weight-asian="normal" style:font-size-complex="12pt" style:font-weight-complex="normal"/>
    </style:style>
    <style:style style:name="P189" style:family="paragraph" style:parent-style-name="Standard">
      <style:text-properties fo:font-size="12pt" fo:font-style="normal" fo:font-weight="bold" officeooo:rsid="0236402c" officeooo:paragraph-rsid="01396a86" style:font-size-asian="12pt" style:font-style-asian="normal" style:font-weight-asian="bold" style:font-size-complex="12pt" style:font-style-complex="normal" style:font-weight-complex="bold"/>
    </style:style>
    <style:style style:name="P190" style:family="paragraph" style:parent-style-name="Standard">
      <style:text-properties fo:font-size="12pt" fo:font-style="normal" fo:font-weight="bold" officeooo:rsid="0236402c" officeooo:paragraph-rsid="014e67a4" style:font-size-asian="12pt" style:font-style-asian="normal" style:font-weight-asian="bold" style:font-size-complex="12pt" style:font-style-complex="normal" style:font-weight-complex="bold"/>
    </style:style>
    <style:style style:name="P191" style:family="paragraph" style:parent-style-name="Standard">
      <style:text-properties fo:font-size="12pt" fo:font-style="normal" fo:font-weight="bold" officeooo:rsid="0236402c" officeooo:paragraph-rsid="0163e43f" style:font-size-asian="12pt" style:font-style-asian="normal" style:font-weight-asian="bold" style:font-size-complex="12pt" style:font-style-complex="normal" style:font-weight-complex="bold"/>
    </style:style>
    <style:style style:name="P192" style:family="paragraph" style:parent-style-name="Standard">
      <style:text-properties fo:font-size="12pt" fo:font-style="normal" fo:font-weight="bold" officeooo:rsid="0236402c" officeooo:paragraph-rsid="0181f6ba" style:font-size-asian="12pt" style:font-style-asian="normal" style:font-weight-asian="bold" style:font-size-complex="12pt" style:font-style-complex="normal" style:font-weight-complex="bold"/>
    </style:style>
    <style:style style:name="P193" style:family="paragraph" style:parent-style-name="Standard">
      <style:text-properties fo:font-size="12pt" fo:font-style="normal" fo:font-weight="bold" officeooo:rsid="0236402c" officeooo:paragraph-rsid="019329d1" style:font-size-asian="12pt" style:font-style-asian="normal" style:font-weight-asian="bold" style:font-size-complex="12pt" style:font-style-complex="normal" style:font-weight-complex="bold"/>
    </style:style>
    <style:style style:name="P194" style:family="paragraph" style:parent-style-name="Standard">
      <style:text-properties fo:font-size="12pt" fo:font-style="normal" fo:font-weight="bold" officeooo:rsid="001b74eb" officeooo:paragraph-rsid="01396a86" style:font-size-asian="12pt" style:font-style-asian="normal" style:font-weight-asian="bold" style:font-size-complex="12pt" style:font-style-complex="normal" style:font-weight-complex="bold"/>
    </style:style>
    <style:style style:name="P195" style:family="paragraph" style:parent-style-name="Standard">
      <style:text-properties fo:font-size="12pt" fo:font-style="normal" fo:font-weight="bold" officeooo:rsid="001b74eb" officeooo:paragraph-rsid="01557e36" style:font-size-asian="12pt" style:font-style-asian="normal" style:font-weight-asian="bold" style:font-size-complex="12pt" style:font-style-complex="normal" style:font-weight-complex="bold"/>
    </style:style>
    <style:style style:name="P196" style:family="paragraph" style:parent-style-name="Standard">
      <style:text-properties fo:font-size="12pt" fo:font-style="normal" fo:font-weight="bold" officeooo:rsid="001b74eb" officeooo:paragraph-rsid="016f8336" style:font-size-asian="12pt" style:font-style-asian="normal" style:font-weight-asian="bold" style:font-size-complex="12pt" style:font-style-complex="normal" style:font-weight-complex="bold"/>
    </style:style>
    <style:style style:name="P197" style:family="paragraph" style:parent-style-name="Standard">
      <style:text-properties fo:font-size="12pt" fo:font-style="normal" fo:font-weight="bold" officeooo:rsid="001b74eb" officeooo:paragraph-rsid="01726945" style:font-size-asian="12pt" style:font-style-asian="normal" style:font-weight-asian="bold" style:font-size-complex="12pt" style:font-style-complex="normal" style:font-weight-complex="bold"/>
    </style:style>
    <style:style style:name="P198" style:family="paragraph" style:parent-style-name="Standard">
      <style:text-properties fo:font-size="12pt" fo:font-style="normal" fo:font-weight="bold" officeooo:rsid="001b74eb" officeooo:paragraph-rsid="0174af0b" style:font-size-asian="12pt" style:font-style-asian="normal" style:font-weight-asian="bold" style:font-size-complex="12pt" style:font-style-complex="normal" style:font-weight-complex="bold"/>
    </style:style>
    <style:style style:name="P199" style:family="paragraph" style:parent-style-name="Standard">
      <style:text-properties fo:font-size="12pt" fo:font-style="normal" fo:font-weight="bold" officeooo:rsid="001b74eb" officeooo:paragraph-rsid="017e5839" style:font-size-asian="12pt" style:font-style-asian="normal" style:font-weight-asian="bold" style:font-size-complex="12pt" style:font-style-complex="normal" style:font-weight-complex="bold"/>
    </style:style>
    <style:style style:name="P200" style:family="paragraph" style:parent-style-name="Standard">
      <style:text-properties fo:font-size="12pt" fo:font-style="normal" fo:font-weight="bold" officeooo:rsid="001b74eb" officeooo:paragraph-rsid="018a40ae" style:font-size-asian="12pt" style:font-style-asian="normal" style:font-weight-asian="bold" style:font-size-complex="12pt" style:font-style-complex="normal" style:font-weight-complex="bold"/>
    </style:style>
    <style:style style:name="P201" style:family="paragraph" style:parent-style-name="Standard">
      <style:text-properties fo:font-size="12pt" fo:font-style="normal" fo:font-weight="bold" officeooo:rsid="001b74eb" officeooo:paragraph-rsid="018e4396" style:font-size-asian="12pt" style:font-style-asian="normal" style:font-weight-asian="bold" style:font-size-complex="12pt" style:font-style-complex="normal" style:font-weight-complex="bold"/>
    </style:style>
    <style:style style:name="P202" style:family="paragraph" style:parent-style-name="Standard">
      <style:text-properties fo:font-size="12pt" fo:font-style="normal" fo:font-weight="bold" officeooo:rsid="001b74eb" officeooo:paragraph-rsid="019329d1" style:font-size-asian="12pt" style:font-style-asian="normal" style:font-weight-asian="bold" style:font-size-complex="12pt" style:font-style-complex="normal" style:font-weight-complex="bold"/>
    </style:style>
    <style:style style:name="P203" style:family="paragraph" style:parent-style-name="Standard">
      <style:text-properties fo:font-size="12pt" fo:font-style="normal" fo:font-weight="bold" officeooo:rsid="001b74eb" officeooo:paragraph-rsid="019366be" style:font-size-asian="12pt" style:font-style-asian="normal" style:font-weight-asian="bold" style:font-size-complex="12pt" style:font-style-complex="normal" style:font-weight-complex="bold"/>
    </style:style>
    <style:style style:name="P204" style:family="paragraph" style:parent-style-name="Standard">
      <style:text-properties fo:font-size="12pt" fo:font-style="normal" fo:font-weight="bold" officeooo:rsid="000a8804" officeooo:paragraph-rsid="01396a86" style:font-size-asian="12pt" style:font-style-asian="normal" style:font-weight-asian="bold" style:font-size-complex="12pt" style:font-style-complex="normal" style:font-weight-complex="bold"/>
    </style:style>
    <style:style style:name="P205" style:family="paragraph" style:parent-style-name="Standard">
      <style:text-properties fo:font-size="12pt" fo:font-style="normal" fo:font-weight="bold" officeooo:rsid="000a8804" officeooo:paragraph-rsid="0145e369" style:font-size-asian="12pt" style:font-style-asian="normal" style:font-weight-asian="bold" style:font-size-complex="12pt" style:font-style-complex="normal" style:font-weight-complex="bold"/>
    </style:style>
    <style:style style:name="P206" style:family="paragraph" style:parent-style-name="Standard">
      <style:text-properties fo:font-size="12pt" fo:font-style="normal" fo:font-weight="bold" officeooo:rsid="000a8804" officeooo:paragraph-rsid="014e67a4" style:font-size-asian="12pt" style:font-style-asian="normal" style:font-weight-asian="bold" style:font-size-complex="12pt" style:font-style-complex="normal" style:font-weight-complex="bold"/>
    </style:style>
    <style:style style:name="P207" style:family="paragraph" style:parent-style-name="Standard">
      <style:text-properties fo:font-size="12pt" fo:font-style="normal" fo:font-weight="bold" officeooo:rsid="000a8804" officeooo:paragraph-rsid="01665b7f" style:font-size-asian="12pt" style:font-style-asian="normal" style:font-weight-asian="bold" style:font-size-complex="12pt" style:font-style-complex="normal" style:font-weight-complex="bold"/>
    </style:style>
    <style:style style:name="P208" style:family="paragraph" style:parent-style-name="Standard">
      <style:text-properties fo:font-size="12pt" fo:font-style="normal" fo:font-weight="bold" officeooo:rsid="000a8804" officeooo:paragraph-rsid="016a7e88" style:font-size-asian="12pt" style:font-style-asian="normal" style:font-weight-asian="bold" style:font-size-complex="12pt" style:font-style-complex="normal" style:font-weight-complex="bold"/>
    </style:style>
    <style:style style:name="P209" style:family="paragraph" style:parent-style-name="Standard">
      <style:text-properties fo:font-size="12pt" fo:font-style="normal" fo:font-weight="bold" officeooo:rsid="000a8804" officeooo:paragraph-rsid="01726945" style:font-size-asian="12pt" style:font-style-asian="normal" style:font-weight-asian="bold" style:font-size-complex="12pt" style:font-style-complex="normal" style:font-weight-complex="bold"/>
    </style:style>
    <style:style style:name="P210" style:family="paragraph" style:parent-style-name="Standard">
      <style:text-properties fo:font-size="12pt" fo:font-style="normal" fo:font-weight="bold" officeooo:rsid="000a8804" officeooo:paragraph-rsid="0174af0b" style:font-size-asian="12pt" style:font-style-asian="normal" style:font-weight-asian="bold" style:font-size-complex="12pt" style:font-style-complex="normal" style:font-weight-complex="bold"/>
    </style:style>
    <style:style style:name="P211" style:family="paragraph" style:parent-style-name="Standard">
      <style:text-properties fo:font-size="12pt" fo:font-style="normal" fo:font-weight="bold" officeooo:rsid="000a8804" officeooo:paragraph-rsid="017e5839" style:font-size-asian="12pt" style:font-style-asian="normal" style:font-weight-asian="bold" style:font-size-complex="12pt" style:font-style-complex="normal" style:font-weight-complex="bold"/>
    </style:style>
    <style:style style:name="P212" style:family="paragraph" style:parent-style-name="Standard">
      <style:text-properties fo:font-size="12pt" fo:font-style="normal" fo:font-weight="bold" officeooo:rsid="000a8804" officeooo:paragraph-rsid="0181f6ba" style:font-size-asian="12pt" style:font-style-asian="normal" style:font-weight-asian="bold" style:font-size-complex="12pt" style:font-style-complex="normal" style:font-weight-complex="bold"/>
    </style:style>
    <style:style style:name="P213" style:family="paragraph" style:parent-style-name="Standard">
      <style:text-properties fo:font-size="12pt" fo:font-style="normal" fo:font-weight="bold" officeooo:rsid="000a8804" officeooo:paragraph-rsid="018e4396" style:font-size-asian="12pt" style:font-style-asian="normal" style:font-weight-asian="bold" style:font-size-complex="12pt" style:font-style-complex="normal" style:font-weight-complex="bold"/>
    </style:style>
    <style:style style:name="P214" style:family="paragraph" style:parent-style-name="Standard">
      <style:text-properties fo:font-size="12pt" fo:font-style="normal" fo:font-weight="bold" officeooo:rsid="000a8804" officeooo:paragraph-rsid="019245f2" style:font-size-asian="12pt" style:font-style-asian="normal" style:font-weight-asian="bold" style:font-size-complex="12pt" style:font-style-complex="normal" style:font-weight-complex="bold"/>
    </style:style>
    <style:style style:name="P215" style:family="paragraph" style:parent-style-name="Standard">
      <style:text-properties fo:font-size="12pt" fo:font-style="normal" fo:font-weight="bold" officeooo:rsid="000a8804" officeooo:paragraph-rsid="019329d1" style:font-size-asian="12pt" style:font-style-asian="normal" style:font-weight-asian="bold" style:font-size-complex="12pt" style:font-style-complex="normal" style:font-weight-complex="bold"/>
    </style:style>
    <style:style style:name="P216" style:family="paragraph" style:parent-style-name="Standard">
      <style:text-properties fo:font-size="12pt" fo:font-style="normal" fo:font-weight="normal" officeooo:rsid="000a8804" officeooo:paragraph-rsid="0145e369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text-properties fo:font-size="12pt" fo:font-style="normal" fo:font-weight="normal" officeooo:rsid="000a8804" officeooo:paragraph-rsid="014e67a4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text-properties fo:font-size="12pt" fo:font-style="normal" fo:font-weight="normal" officeooo:rsid="000a8804" officeooo:paragraph-rsid="0181f6ba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text-properties fo:font-size="12pt" fo:font-style="normal" fo:font-weight="normal" officeooo:rsid="000a8804" officeooo:paragraph-rsid="018e4396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text-properties fo:font-size="12pt" fo:font-style="normal" fo:font-weight="normal" officeooo:rsid="000a8804" officeooo:paragraph-rsid="019329d1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text-properties fo:font-size="12pt" officeooo:paragraph-rsid="01396a86" style:font-size-asian="12pt" style:font-size-complex="12pt"/>
    </style:style>
    <style:style style:name="P222" style:family="paragraph" style:parent-style-name="Standard">
      <style:text-properties fo:font-size="12pt" officeooo:paragraph-rsid="014e67a4" style:font-size-asian="12pt" style:font-size-complex="12pt"/>
    </style:style>
    <style:style style:name="P223" style:family="paragraph" style:parent-style-name="Standard">
      <style:text-properties fo:font-size="12pt" officeooo:paragraph-rsid="016a7e88" style:font-size-asian="12pt" style:font-size-complex="12pt"/>
    </style:style>
    <style:style style:name="P224" style:family="paragraph" style:parent-style-name="Standard">
      <style:text-properties fo:font-size="12pt" officeooo:paragraph-rsid="01779b00" style:font-size-asian="12pt" style:font-size-complex="12pt"/>
    </style:style>
    <style:style style:name="P225" style:family="paragraph" style:parent-style-name="Standard">
      <style:text-properties fo:font-size="12pt" officeooo:paragraph-rsid="017e5839" style:font-size-asian="12pt" style:font-size-complex="12pt"/>
    </style:style>
    <style:style style:name="P226" style:family="paragraph" style:parent-style-name="Standard">
      <style:text-properties fo:font-weight="normal" officeooo:rsid="00084b9f" officeooo:paragraph-rsid="01396a86" style:font-weight-asian="normal" style:font-weight-complex="normal"/>
    </style:style>
    <style:style style:name="P227" style:family="paragraph" style:parent-style-name="Standard">
      <style:text-properties fo:font-weight="normal" officeooo:rsid="00084b9f" officeooo:paragraph-rsid="0142aab4" style:font-weight-asian="normal" style:font-weight-complex="normal"/>
    </style:style>
    <style:style style:name="P228" style:family="paragraph" style:parent-style-name="Standard">
      <style:text-properties fo:font-weight="normal" officeooo:rsid="00084b9f" officeooo:paragraph-rsid="014e67a4" style:font-weight-asian="normal" style:font-weight-complex="normal"/>
    </style:style>
    <style:style style:name="P229" style:family="paragraph" style:parent-style-name="Standard">
      <style:text-properties fo:font-weight="normal" officeooo:rsid="00084b9f" officeooo:paragraph-rsid="0163e43f" style:font-weight-asian="normal" style:font-weight-complex="normal"/>
    </style:style>
    <style:style style:name="P230" style:family="paragraph" style:parent-style-name="Standard">
      <style:text-properties fo:font-weight="normal" officeooo:rsid="00084b9f" officeooo:paragraph-rsid="016a7e88" style:font-weight-asian="normal" style:font-weight-complex="normal"/>
    </style:style>
    <style:style style:name="P231" style:family="paragraph" style:parent-style-name="Standard">
      <style:text-properties fo:font-weight="normal" officeooo:rsid="00084b9f" officeooo:paragraph-rsid="01779b00" style:font-weight-asian="normal" style:font-weight-complex="normal"/>
    </style:style>
    <style:style style:name="P232" style:family="paragraph" style:parent-style-name="Standard">
      <style:text-properties fo:font-weight="normal" officeooo:rsid="00084b9f" officeooo:paragraph-rsid="0181f6ba" style:font-weight-asian="normal" style:font-weight-complex="normal"/>
    </style:style>
    <style:style style:name="P233" style:family="paragraph" style:parent-style-name="Standard">
      <style:text-properties fo:font-weight="normal" officeooo:rsid="00084b9f" officeooo:paragraph-rsid="019329d1" style:font-weight-asian="normal" style:font-weight-complex="normal"/>
    </style:style>
    <style:style style:name="P234" style:family="paragraph" style:parent-style-name="Standard">
      <style:text-properties fo:font-style="italic" fo:font-weight="normal" officeooo:rsid="00a0b81e" officeooo:paragraph-rsid="01396a86" style:font-style-asian="italic" style:font-weight-asian="normal" style:font-style-complex="italic" style:font-weight-complex="normal"/>
    </style:style>
    <style:style style:name="P235" style:family="paragraph" style:parent-style-name="Standard">
      <style:text-properties fo:font-style="italic" fo:font-weight="normal" officeooo:rsid="00a0b81e" officeooo:paragraph-rsid="014990f2" style:font-style-asian="italic" style:font-weight-asian="normal" style:font-style-complex="italic" style:font-weight-complex="normal"/>
    </style:style>
    <style:style style:name="P236" style:family="paragraph" style:parent-style-name="Standard">
      <style:text-properties fo:font-style="italic" fo:font-weight="normal" officeooo:rsid="00a0b81e" officeooo:paragraph-rsid="014ce379" style:font-style-asian="italic" style:font-weight-asian="normal" style:font-style-complex="italic" style:font-weight-complex="normal"/>
    </style:style>
    <style:style style:name="P237" style:family="paragraph" style:parent-style-name="Standard">
      <style:text-properties fo:font-style="italic" fo:font-weight="normal" officeooo:rsid="00a0b81e" officeooo:paragraph-rsid="014e67a4" style:font-style-asian="italic" style:font-weight-asian="normal" style:font-style-complex="italic" style:font-weight-complex="normal"/>
    </style:style>
    <style:style style:name="P238" style:family="paragraph" style:parent-style-name="Standard">
      <style:text-properties fo:font-style="italic" fo:font-weight="normal" officeooo:rsid="00a0b81e" officeooo:paragraph-rsid="016223e9" style:font-style-asian="italic" style:font-weight-asian="normal" style:font-style-complex="italic" style:font-weight-complex="normal"/>
    </style:style>
    <style:style style:name="P239" style:family="paragraph" style:parent-style-name="Standard">
      <style:text-properties fo:font-style="italic" fo:font-weight="normal" officeooo:rsid="00a0b81e" officeooo:paragraph-rsid="01665b7f" style:font-style-asian="italic" style:font-weight-asian="normal" style:font-style-complex="italic" style:font-weight-complex="normal"/>
    </style:style>
    <style:style style:name="P240" style:family="paragraph" style:parent-style-name="Standard">
      <style:text-properties fo:font-style="italic" fo:font-weight="normal" officeooo:rsid="00a0b81e" officeooo:paragraph-rsid="016f8336" style:font-style-asian="italic" style:font-weight-asian="normal" style:font-style-complex="italic" style:font-weight-complex="normal"/>
    </style:style>
    <style:style style:name="P241" style:family="paragraph" style:parent-style-name="Standard">
      <style:text-properties fo:font-style="italic" fo:font-weight="normal" officeooo:rsid="00a0b81e" officeooo:paragraph-rsid="01726945" style:font-style-asian="italic" style:font-weight-asian="normal" style:font-style-complex="italic" style:font-weight-complex="normal"/>
    </style:style>
    <style:style style:name="P242" style:family="paragraph" style:parent-style-name="Standard">
      <style:text-properties fo:font-style="italic" fo:font-weight="normal" officeooo:rsid="00a0b81e" officeooo:paragraph-rsid="0174af0b" style:font-style-asian="italic" style:font-weight-asian="normal" style:font-style-complex="italic" style:font-weight-complex="normal"/>
    </style:style>
    <style:style style:name="P243" style:family="paragraph" style:parent-style-name="Standard">
      <style:text-properties fo:font-style="italic" fo:font-weight="normal" officeooo:rsid="00a0b81e" officeooo:paragraph-rsid="017e5839" style:font-style-asian="italic" style:font-weight-asian="normal" style:font-style-complex="italic" style:font-weight-complex="normal"/>
    </style:style>
    <style:style style:name="P244" style:family="paragraph" style:parent-style-name="Standard">
      <style:text-properties fo:font-style="italic" fo:font-weight="normal" officeooo:rsid="00a0b81e" officeooo:paragraph-rsid="0181f6ba" style:font-style-asian="italic" style:font-weight-asian="normal" style:font-style-complex="italic" style:font-weight-complex="normal"/>
    </style:style>
    <style:style style:name="P245" style:family="paragraph" style:parent-style-name="Standard">
      <style:text-properties fo:font-style="italic" fo:font-weight="normal" officeooo:rsid="00a0b81e" officeooo:paragraph-rsid="018c3f58" style:font-style-asian="italic" style:font-weight-asian="normal" style:font-style-complex="italic" style:font-weight-complex="normal"/>
    </style:style>
    <style:style style:name="P246" style:family="paragraph" style:parent-style-name="Standard">
      <style:text-properties fo:font-style="italic" fo:font-weight="normal" officeooo:rsid="00a0b81e" officeooo:paragraph-rsid="018e4396" style:font-style-asian="italic" style:font-weight-asian="normal" style:font-style-complex="italic" style:font-weight-complex="normal"/>
    </style:style>
    <style:style style:name="P247" style:family="paragraph" style:parent-style-name="Standard">
      <style:text-properties fo:font-style="italic" fo:font-weight="normal" officeooo:rsid="00a0b81e" officeooo:paragraph-rsid="019245f2" style:font-style-asian="italic" style:font-weight-asian="normal" style:font-style-complex="italic" style:font-weight-complex="normal"/>
    </style:style>
    <style:style style:name="P248" style:family="paragraph" style:parent-style-name="Standard">
      <style:text-properties fo:font-style="italic" fo:font-weight="normal" officeooo:rsid="00a0b81e" officeooo:paragraph-rsid="019329d1" style:font-style-asian="italic" style:font-weight-asian="normal" style:font-style-complex="italic" style:font-weight-complex="normal"/>
    </style:style>
    <style:style style:name="P249" style:family="paragraph" style:parent-style-name="Standard">
      <style:text-properties fo:font-style="italic" fo:font-weight="normal" officeooo:rsid="00a0b81e" officeooo:paragraph-rsid="01942cfd" style:font-style-asian="italic" style:font-weight-asian="normal" style:font-style-complex="italic" style:font-weight-complex="normal"/>
    </style:style>
    <style:style style:name="P250" style:family="paragraph" style:parent-style-name="Standard">
      <style:paragraph-properties fo:text-align="center" style:justify-single-word="false"/>
      <style:text-properties officeooo:rsid="013a8563" officeooo:paragraph-rsid="013a8563"/>
    </style:style>
    <style:style style:name="P251" style:family="paragraph" style:parent-style-name="Standard">
      <style:paragraph-properties fo:text-align="center" style:justify-single-word="false"/>
      <style:text-properties officeooo:rsid="013a8563" officeooo:paragraph-rsid="014e67a4"/>
    </style:style>
    <style:style style:name="P252" style:family="paragraph" style:parent-style-name="Standard">
      <style:paragraph-properties fo:text-align="center" style:justify-single-word="false"/>
      <style:text-properties officeooo:rsid="013a8563" officeooo:paragraph-rsid="016a7e88"/>
    </style:style>
    <style:style style:name="P253" style:family="paragraph" style:parent-style-name="Standard">
      <style:paragraph-properties fo:text-align="center" style:justify-single-word="false"/>
      <style:text-properties officeooo:rsid="013a8563" officeooo:paragraph-rsid="016da0e8"/>
    </style:style>
    <style:style style:name="P254" style:family="paragraph" style:parent-style-name="Standard">
      <style:paragraph-properties fo:text-align="center" style:justify-single-word="false"/>
      <style:text-properties officeooo:rsid="013a8563" officeooo:paragraph-rsid="01779b00"/>
    </style:style>
    <style:style style:name="P255" style:family="paragraph" style:parent-style-name="Standard">
      <style:paragraph-properties fo:text-align="center" style:justify-single-word="false"/>
      <style:text-properties officeooo:rsid="013a8563" officeooo:paragraph-rsid="0181f6ba"/>
    </style:style>
    <style:style style:name="P256" style:family="paragraph" style:parent-style-name="Standard">
      <style:paragraph-properties fo:text-align="center" style:justify-single-word="false"/>
      <style:text-properties officeooo:rsid="013a8563" officeooo:paragraph-rsid="019329d1"/>
    </style:style>
    <style:style style:name="P257" style:family="paragraph" style:parent-style-name="Standard">
      <style:paragraph-properties fo:text-align="center" style:justify-single-word="false"/>
      <style:text-properties officeooo:rsid="01439557" officeooo:paragraph-rsid="01439557"/>
    </style:style>
    <style:style style:name="P258" style:family="paragraph" style:parent-style-name="Standard">
      <style:paragraph-properties fo:text-align="center" style:justify-single-word="false"/>
      <style:text-properties officeooo:rsid="01439557" officeooo:paragraph-rsid="0163e43f"/>
    </style:style>
    <style:style style:name="P259" style:family="paragraph" style:parent-style-name="Standard">
      <style:paragraph-properties fo:text-align="center" style:justify-single-word="false"/>
      <style:text-properties officeooo:rsid="01439557" officeooo:paragraph-rsid="0181f6ba"/>
    </style:style>
    <style:style style:name="P260" style:family="paragraph" style:parent-style-name="Standard">
      <style:paragraph-properties fo:text-align="center" style:justify-single-word="false"/>
      <style:text-properties officeooo:rsid="01439557" officeooo:paragraph-rsid="019329d1"/>
    </style:style>
    <style:style style:name="P261" style:family="paragraph" style:parent-style-name="Standard">
      <style:paragraph-properties fo:break-before="page"/>
      <style:text-properties fo:font-size="14pt" fo:font-weight="bold" officeooo:paragraph-rsid="01396a86" style:font-size-asian="14pt" style:font-weight-asian="bold" style:font-size-complex="14pt" style:font-weight-complex="bold"/>
    </style:style>
    <style:style style:name="P262" style:family="paragraph" style:parent-style-name="Standard">
      <style:paragraph-properties fo:break-before="page"/>
      <style:text-properties fo:font-size="14pt" fo:font-weight="bold" officeooo:paragraph-rsid="014e67a4" style:font-size-asian="14pt" style:font-weight-asian="bold" style:font-size-complex="14pt" style:font-weight-complex="bold"/>
    </style:style>
    <style:style style:name="P263" style:family="paragraph" style:parent-style-name="Standard">
      <style:paragraph-properties fo:break-before="page"/>
      <style:text-properties fo:font-size="14pt" fo:font-weight="bold" officeooo:paragraph-rsid="0163e43f" style:font-size-asian="14pt" style:font-weight-asian="bold" style:font-size-complex="14pt" style:font-weight-complex="bold"/>
    </style:style>
    <style:style style:name="P264" style:family="paragraph" style:parent-style-name="Standard">
      <style:paragraph-properties fo:break-before="page"/>
      <style:text-properties fo:font-size="14pt" fo:font-weight="bold" officeooo:paragraph-rsid="016a7e88" style:font-size-asian="14pt" style:font-weight-asian="bold" style:font-size-complex="14pt" style:font-weight-complex="bold"/>
    </style:style>
    <style:style style:name="P265" style:family="paragraph" style:parent-style-name="Standard">
      <style:paragraph-properties fo:break-before="page"/>
      <style:text-properties fo:font-size="14pt" fo:font-weight="bold" officeooo:paragraph-rsid="01779b00" style:font-size-asian="14pt" style:font-weight-asian="bold" style:font-size-complex="14pt" style:font-weight-complex="bold"/>
    </style:style>
    <style:style style:name="P266" style:family="paragraph" style:parent-style-name="Standard">
      <style:paragraph-properties fo:break-before="page"/>
      <style:text-properties fo:font-size="14pt" fo:font-weight="bold" officeooo:paragraph-rsid="0181f6ba" style:font-size-asian="14pt" style:font-weight-asian="bold" style:font-size-complex="14pt" style:font-weight-complex="bold"/>
    </style:style>
    <style:style style:name="P267" style:family="paragraph" style:parent-style-name="Standard">
      <style:paragraph-properties fo:break-before="page"/>
      <style:text-properties fo:font-size="14pt" fo:font-weight="bold" officeooo:paragraph-rsid="018f478c" style:font-size-asian="14pt" style:font-weight-asian="bold" style:font-size-complex="14pt" style:font-weight-complex="bold"/>
    </style:style>
    <style:style style:name="P268" style:family="paragraph" style:parent-style-name="Standard">
      <style:paragraph-properties fo:break-before="page"/>
      <style:text-properties fo:font-size="14pt" fo:font-weight="bold" officeooo:paragraph-rsid="019329d1" style:font-size-asian="14pt" style:font-weight-asian="bold" style:font-size-complex="14pt" style:font-weight-complex="bold"/>
    </style:style>
    <style:style style:name="P269" style:family="paragraph" style:parent-style-name="Standard">
      <style:paragraph-properties fo:break-before="page"/>
      <style:text-properties fo:font-size="12pt" officeooo:paragraph-rsid="01396a86" style:font-size-asian="12pt" style:font-size-complex="12pt"/>
    </style:style>
    <style:style style:name="P270" style:family="paragraph" style:parent-style-name="Standard">
      <style:paragraph-properties fo:break-before="page"/>
      <style:text-properties fo:font-size="12pt" officeooo:paragraph-rsid="0181f6ba" style:font-size-asian="12pt" style:font-size-complex="12pt"/>
    </style:style>
    <style:style style:name="P271" style:family="paragraph" style:parent-style-name="Standard">
      <style:paragraph-properties fo:break-before="page"/>
      <style:text-properties fo:font-size="12pt" officeooo:paragraph-rsid="019329d1" style:font-size-asian="12pt" style:font-size-complex="12pt"/>
    </style:style>
    <style:style style:name="P272" style:family="paragraph" style:parent-style-name="Standard">
      <style:paragraph-properties fo:break-before="page"/>
      <style:text-properties fo:font-size="12pt" fo:font-weight="normal" officeooo:rsid="03da60a5" officeooo:paragraph-rsid="01396a86" style:font-size-asian="12pt" style:font-weight-asian="normal" style:font-size-complex="12pt" style:font-weight-complex="normal"/>
    </style:style>
    <style:style style:name="P273" style:family="paragraph" style:parent-style-name="Standard">
      <style:paragraph-properties fo:break-before="page"/>
      <style:text-properties fo:font-size="12pt" fo:font-weight="normal" officeooo:rsid="03da60a5" officeooo:paragraph-rsid="0163e43f" style:font-size-asian="12pt" style:font-weight-asian="normal" style:font-size-complex="12pt" style:font-weight-complex="normal"/>
    </style:style>
    <style:style style:name="P274" style:family="paragraph" style:parent-style-name="Standard">
      <style:paragraph-properties fo:break-before="page"/>
      <style:text-properties fo:font-size="12pt" fo:font-weight="normal" officeooo:rsid="03da60a5" officeooo:paragraph-rsid="0181f6ba" style:font-size-asian="12pt" style:font-weight-asian="normal" style:font-size-complex="12pt" style:font-weight-complex="normal"/>
    </style:style>
    <style:style style:name="P275" style:family="paragraph" style:parent-style-name="Standard">
      <style:paragraph-properties fo:break-before="page"/>
      <style:text-properties fo:font-size="12pt" fo:font-weight="normal" officeooo:rsid="03da60a5" officeooo:paragraph-rsid="019329d1" style:font-size-asian="12pt" style:font-weight-asian="normal" style:font-size-complex="12pt" style:font-weight-complex="normal"/>
    </style:style>
    <style:style style:name="P276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518d85" style:font-size-asian="12pt" style:font-weight-asian="bold" style:font-size-complex="12pt" style:font-weight-complex="bold"/>
    </style:style>
    <style:style style:name="P277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6a7e88" style:font-size-asian="12pt" style:font-weight-asian="bold" style:font-size-complex="12pt" style:font-weight-complex="bold"/>
    </style:style>
    <style:style style:name="P278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779b00" style:font-size-asian="12pt" style:font-weight-asian="bold" style:font-size-complex="12pt" style:font-weight-complex="bold"/>
    </style:style>
    <style:style style:name="P279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81f6ba" style:font-size-asian="12pt" style:font-weight-asian="bold" style:font-size-complex="12pt" style:font-weight-complex="bold"/>
    </style:style>
    <style:style style:name="P280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9329d1" style:font-size-asian="12pt" style:font-weight-asian="bold" style:font-size-complex="12pt" style:font-weight-complex="bold"/>
    </style:style>
    <style:style style:name="P281" style:family="paragraph" style:parent-style-name="Table_20_Contents">
      <style:text-properties fo:font-size="12pt" fo:font-weight="bold" officeooo:rsid="000a003f" officeooo:paragraph-rsid="01396a86" style:font-size-asian="12pt" style:font-weight-asian="bold" style:font-size-complex="12pt" style:font-weight-complex="bold"/>
    </style:style>
    <style:style style:name="P282" style:family="paragraph" style:parent-style-name="Table_20_Contents">
      <style:text-properties fo:font-size="12pt" fo:font-weight="bold" officeooo:rsid="000a003f" officeooo:paragraph-rsid="014e67a4" style:font-size-asian="12pt" style:font-weight-asian="bold" style:font-size-complex="12pt" style:font-weight-complex="bold"/>
    </style:style>
    <style:style style:name="P283" style:family="paragraph" style:parent-style-name="Table_20_Contents">
      <style:text-properties fo:font-size="12pt" fo:font-weight="bold" officeooo:rsid="000a003f" officeooo:paragraph-rsid="01518d85" style:font-size-asian="12pt" style:font-weight-asian="bold" style:font-size-complex="12pt" style:font-weight-complex="bold"/>
    </style:style>
    <style:style style:name="P284" style:family="paragraph" style:parent-style-name="Table_20_Contents">
      <style:text-properties fo:font-size="12pt" fo:font-weight="bold" officeooo:rsid="000a003f" officeooo:paragraph-rsid="0163e43f" style:font-size-asian="12pt" style:font-weight-asian="bold" style:font-size-complex="12pt" style:font-weight-complex="bold"/>
    </style:style>
    <style:style style:name="P285" style:family="paragraph" style:parent-style-name="Table_20_Contents">
      <style:text-properties fo:font-size="12pt" fo:font-weight="bold" officeooo:rsid="000a003f" officeooo:paragraph-rsid="016a7e88" style:font-size-asian="12pt" style:font-weight-asian="bold" style:font-size-complex="12pt" style:font-weight-complex="bold"/>
    </style:style>
    <style:style style:name="P286" style:family="paragraph" style:parent-style-name="Table_20_Contents">
      <style:text-properties fo:font-size="12pt" fo:font-weight="bold" officeooo:rsid="000a003f" officeooo:paragraph-rsid="01779b00" style:font-size-asian="12pt" style:font-weight-asian="bold" style:font-size-complex="12pt" style:font-weight-complex="bold"/>
    </style:style>
    <style:style style:name="P287" style:family="paragraph" style:parent-style-name="Table_20_Contents">
      <style:text-properties fo:font-size="12pt" fo:font-weight="bold" officeooo:rsid="000a003f" officeooo:paragraph-rsid="0181f6ba" style:font-size-asian="12pt" style:font-weight-asian="bold" style:font-size-complex="12pt" style:font-weight-complex="bold"/>
    </style:style>
    <style:style style:name="P288" style:family="paragraph" style:parent-style-name="Table_20_Contents">
      <style:text-properties fo:font-size="12pt" fo:font-weight="bold" officeooo:rsid="000a003f" officeooo:paragraph-rsid="019329d1" style:font-size-asian="12pt" style:font-weight-asian="bold" style:font-size-complex="12pt" style:font-weight-complex="bold"/>
    </style:style>
    <style:style style:name="P289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396a86" style:font-size-asian="12pt" style:font-weight-asian="bold" style:font-size-complex="12pt" style:font-weight-complex="bold"/>
    </style:style>
    <style:style style:name="P290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4e67a4" style:font-size-asian="12pt" style:font-weight-asian="bold" style:font-size-complex="12pt" style:font-weight-complex="bold"/>
    </style:style>
    <style:style style:name="P291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63e43f" style:font-size-asian="12pt" style:font-weight-asian="bold" style:font-size-complex="12pt" style:font-weight-complex="bold"/>
    </style:style>
    <style:style style:name="P292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6a7e88" style:font-size-asian="12pt" style:font-weight-asian="bold" style:font-size-complex="12pt" style:font-weight-complex="bold"/>
    </style:style>
    <style:style style:name="P293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779b00" style:font-size-asian="12pt" style:font-weight-asian="bold" style:font-size-complex="12pt" style:font-weight-complex="bold"/>
    </style:style>
    <style:style style:name="P294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81f6ba" style:font-size-asian="12pt" style:font-weight-asian="bold" style:font-size-complex="12pt" style:font-weight-complex="bold"/>
    </style:style>
    <style:style style:name="P295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9329d1" style:font-size-asian="12pt" style:font-weight-asian="bold" style:font-size-complex="12pt" style:font-weight-complex="bold"/>
    </style:style>
    <style:style style:name="P296" style:family="paragraph" style:parent-style-name="Table_20_Contents">
      <style:text-properties fo:font-size="12pt" fo:font-weight="bold" officeooo:rsid="023122ac" officeooo:paragraph-rsid="01396a86" style:font-size-asian="12pt" style:font-weight-asian="bold" style:font-size-complex="12pt" style:font-weight-complex="bold"/>
    </style:style>
    <style:style style:name="P297" style:family="paragraph" style:parent-style-name="Table_20_Contents">
      <style:text-properties fo:font-size="12pt" fo:font-weight="bold" officeooo:rsid="023122ac" officeooo:paragraph-rsid="014e67a4" style:font-size-asian="12pt" style:font-weight-asian="bold" style:font-size-complex="12pt" style:font-weight-complex="bold"/>
    </style:style>
    <style:style style:name="P298" style:family="paragraph" style:parent-style-name="Table_20_Contents">
      <style:text-properties fo:font-size="12pt" fo:font-weight="bold" officeooo:rsid="023122ac" officeooo:paragraph-rsid="0163e43f" style:font-size-asian="12pt" style:font-weight-asian="bold" style:font-size-complex="12pt" style:font-weight-complex="bold"/>
    </style:style>
    <style:style style:name="P299" style:family="paragraph" style:parent-style-name="Table_20_Contents">
      <style:text-properties fo:font-size="12pt" fo:font-weight="bold" officeooo:rsid="023122ac" officeooo:paragraph-rsid="016a7e88" style:font-size-asian="12pt" style:font-weight-asian="bold" style:font-size-complex="12pt" style:font-weight-complex="bold"/>
    </style:style>
    <style:style style:name="P300" style:family="paragraph" style:parent-style-name="Table_20_Contents">
      <style:text-properties fo:font-size="12pt" fo:font-weight="bold" officeooo:rsid="023122ac" officeooo:paragraph-rsid="01779b00" style:font-size-asian="12pt" style:font-weight-asian="bold" style:font-size-complex="12pt" style:font-weight-complex="bold"/>
    </style:style>
    <style:style style:name="P301" style:family="paragraph" style:parent-style-name="Table_20_Contents">
      <style:text-properties fo:font-size="12pt" fo:font-weight="bold" officeooo:rsid="023122ac" officeooo:paragraph-rsid="0181f6ba" style:font-size-asian="12pt" style:font-weight-asian="bold" style:font-size-complex="12pt" style:font-weight-complex="bold"/>
    </style:style>
    <style:style style:name="P302" style:family="paragraph" style:parent-style-name="Table_20_Contents">
      <style:text-properties fo:font-size="12pt" fo:font-weight="bold" officeooo:rsid="023122ac" officeooo:paragraph-rsid="019329d1" style:font-size-asian="12pt" style:font-weight-asian="bold" style:font-size-complex="12pt" style:font-weight-complex="bold"/>
    </style:style>
    <style:style style:name="P303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396a86" style:font-size-asian="12pt" style:font-weight-asian="bold" style:font-size-complex="12pt" style:font-weight-complex="bold"/>
    </style:style>
    <style:style style:name="P304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4e67a4" style:font-size-asian="12pt" style:font-weight-asian="bold" style:font-size-complex="12pt" style:font-weight-complex="bold"/>
    </style:style>
    <style:style style:name="P305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63e43f" style:font-size-asian="12pt" style:font-weight-asian="bold" style:font-size-complex="12pt" style:font-weight-complex="bold"/>
    </style:style>
    <style:style style:name="P306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6a7e88" style:font-size-asian="12pt" style:font-weight-asian="bold" style:font-size-complex="12pt" style:font-weight-complex="bold"/>
    </style:style>
    <style:style style:name="P307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779b00" style:font-size-asian="12pt" style:font-weight-asian="bold" style:font-size-complex="12pt" style:font-weight-complex="bold"/>
    </style:style>
    <style:style style:name="P308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81f6ba" style:font-size-asian="12pt" style:font-weight-asian="bold" style:font-size-complex="12pt" style:font-weight-complex="bold"/>
    </style:style>
    <style:style style:name="P309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9329d1" style:font-size-asian="12pt" style:font-weight-asian="bold" style:font-size-complex="12pt" style:font-weight-complex="bold"/>
    </style:style>
    <style:style style:name="P310" style:family="paragraph" style:parent-style-name="Table_20_Contents">
      <style:text-properties fo:font-size="12pt" officeooo:rsid="02323713" officeooo:paragraph-rsid="01396a86" style:font-size-asian="12pt" style:font-size-complex="12pt"/>
    </style:style>
    <style:style style:name="P311" style:family="paragraph" style:parent-style-name="Table_20_Contents">
      <style:text-properties fo:font-size="12pt" officeooo:rsid="02323713" officeooo:paragraph-rsid="014e67a4" style:font-size-asian="12pt" style:font-size-complex="12pt"/>
    </style:style>
    <style:style style:name="P312" style:family="paragraph" style:parent-style-name="Table_20_Contents">
      <style:text-properties fo:font-size="12pt" officeooo:rsid="02323713" officeooo:paragraph-rsid="0163e43f" style:font-size-asian="12pt" style:font-size-complex="12pt"/>
    </style:style>
    <style:style style:name="P313" style:family="paragraph" style:parent-style-name="Table_20_Contents">
      <style:text-properties fo:font-size="12pt" officeooo:rsid="02323713" officeooo:paragraph-rsid="016a7e88" style:font-size-asian="12pt" style:font-size-complex="12pt"/>
    </style:style>
    <style:style style:name="P314" style:family="paragraph" style:parent-style-name="Table_20_Contents">
      <style:text-properties fo:font-size="12pt" officeooo:rsid="02323713" officeooo:paragraph-rsid="01779b00" style:font-size-asian="12pt" style:font-size-complex="12pt"/>
    </style:style>
    <style:style style:name="P315" style:family="paragraph" style:parent-style-name="Table_20_Contents">
      <style:text-properties fo:font-size="12pt" officeooo:rsid="02323713" officeooo:paragraph-rsid="0181f6ba" style:font-size-asian="12pt" style:font-size-complex="12pt"/>
    </style:style>
    <style:style style:name="P316" style:family="paragraph" style:parent-style-name="Table_20_Contents">
      <style:text-properties fo:font-size="12pt" officeooo:rsid="02323713" officeooo:paragraph-rsid="019329d1" style:font-size-asian="12pt" style:font-size-complex="12pt"/>
    </style:style>
    <style:style style:name="P317" style:family="paragraph" style:parent-style-name="Table_20_Contents">
      <style:paragraph-properties fo:text-align="center" style:justify-single-word="false"/>
      <style:text-properties fo:font-size="12pt" officeooo:rsid="023832df" officeooo:paragraph-rsid="01396a86" style:font-size-asian="12pt" style:font-size-complex="12pt"/>
    </style:style>
    <style:style style:name="P318" style:family="paragraph" style:parent-style-name="Table_20_Contents">
      <style:paragraph-properties fo:text-align="center" style:justify-single-word="false"/>
      <style:text-properties fo:font-size="12pt" officeooo:rsid="023832df" officeooo:paragraph-rsid="014e67a4" style:font-size-asian="12pt" style:font-size-complex="12pt"/>
    </style:style>
    <style:style style:name="P319" style:family="paragraph" style:parent-style-name="Table_20_Contents">
      <style:paragraph-properties fo:text-align="center" style:justify-single-word="false"/>
      <style:text-properties fo:font-size="12pt" officeooo:rsid="023832df" officeooo:paragraph-rsid="016a7e88" style:font-size-asian="12pt" style:font-size-complex="12pt"/>
    </style:style>
    <style:style style:name="P320" style:family="paragraph" style:parent-style-name="Table_20_Contents">
      <style:paragraph-properties fo:text-align="center" style:justify-single-word="false"/>
      <style:text-properties fo:font-size="12pt" officeooo:rsid="023832df" officeooo:paragraph-rsid="01779b00" style:font-size-asian="12pt" style:font-size-complex="12pt"/>
    </style:style>
    <style:style style:name="P321" style:family="paragraph" style:parent-style-name="Table_20_Contents">
      <style:paragraph-properties fo:text-align="center" style:justify-single-word="false"/>
      <style:text-properties fo:font-size="12pt" officeooo:rsid="023832df" officeooo:paragraph-rsid="0181f6ba" style:font-size-asian="12pt" style:font-size-complex="12pt"/>
    </style:style>
    <style:style style:name="P322" style:family="paragraph" style:parent-style-name="Table_20_Contents">
      <style:paragraph-properties fo:text-align="center" style:justify-single-word="false"/>
      <style:text-properties fo:font-size="12pt" officeooo:rsid="023832df" officeooo:paragraph-rsid="019329d1" style:font-size-asian="12pt" style:font-size-complex="12pt"/>
    </style:style>
    <style:style style:name="P323" style:family="paragraph" style:parent-style-name="Table_20_Contents">
      <style:paragraph-properties fo:text-align="center" style:justify-single-word="false"/>
      <style:text-properties fo:font-size="12pt" officeooo:rsid="0239a4cd" officeooo:paragraph-rsid="01396a86" style:font-size-asian="12pt" style:font-size-complex="12pt"/>
    </style:style>
    <style:style style:name="P324" style:family="paragraph" style:parent-style-name="Table_20_Contents">
      <style:paragraph-properties fo:text-align="center" style:justify-single-word="false"/>
      <style:text-properties fo:font-size="12pt" officeooo:rsid="0239a4cd" officeooo:paragraph-rsid="014e67a4" style:font-size-asian="12pt" style:font-size-complex="12pt"/>
    </style:style>
    <style:style style:name="P325" style:family="paragraph" style:parent-style-name="Table_20_Contents">
      <style:paragraph-properties fo:text-align="center" style:justify-single-word="false"/>
      <style:text-properties fo:font-size="12pt" officeooo:rsid="0239a4cd" officeooo:paragraph-rsid="016ca9af" style:font-size-asian="12pt" style:font-size-complex="12pt"/>
    </style:style>
    <style:style style:name="P326" style:family="paragraph" style:parent-style-name="Table_20_Contents">
      <style:paragraph-properties fo:text-align="center" style:justify-single-word="false"/>
      <style:text-properties fo:font-size="12pt" officeooo:rsid="0239a4cd" officeooo:paragraph-rsid="01779b00" style:font-size-asian="12pt" style:font-size-complex="12pt"/>
    </style:style>
    <style:style style:name="P327" style:family="paragraph" style:parent-style-name="Table_20_Contents">
      <style:paragraph-properties fo:text-align="center" style:justify-single-word="false"/>
      <style:text-properties fo:font-size="12pt" officeooo:rsid="0239a4cd" officeooo:paragraph-rsid="0181f6ba" style:font-size-asian="12pt" style:font-size-complex="12pt"/>
    </style:style>
    <style:style style:name="P328" style:family="paragraph" style:parent-style-name="Table_20_Contents">
      <style:paragraph-properties fo:text-align="center" style:justify-single-word="false"/>
      <style:text-properties fo:font-size="12pt" officeooo:rsid="0239a4cd" officeooo:paragraph-rsid="019329d1" style:font-size-asian="12pt" style:font-size-complex="12pt"/>
    </style:style>
    <style:style style:name="P329" style:family="paragraph" style:parent-style-name="Table_20_Contents">
      <style:text-properties fo:font-size="12pt" officeooo:rsid="023122ac" officeooo:paragraph-rsid="01396a86" style:font-size-asian="12pt" style:font-size-complex="12pt"/>
    </style:style>
    <style:style style:name="P330" style:family="paragraph" style:parent-style-name="Table_20_Contents">
      <style:text-properties fo:font-size="12pt" officeooo:rsid="023122ac" officeooo:paragraph-rsid="014e67a4" style:font-size-asian="12pt" style:font-size-complex="12pt"/>
    </style:style>
    <style:style style:name="P331" style:family="paragraph" style:parent-style-name="Table_20_Contents">
      <style:text-properties fo:font-size="12pt" officeooo:rsid="023122ac" officeooo:paragraph-rsid="0163e43f" style:font-size-asian="12pt" style:font-size-complex="12pt"/>
    </style:style>
    <style:style style:name="P332" style:family="paragraph" style:parent-style-name="Table_20_Contents">
      <style:text-properties fo:font-size="12pt" officeooo:rsid="023122ac" officeooo:paragraph-rsid="016a7e88" style:font-size-asian="12pt" style:font-size-complex="12pt"/>
    </style:style>
    <style:style style:name="P333" style:family="paragraph" style:parent-style-name="Table_20_Contents">
      <style:text-properties fo:font-size="12pt" officeooo:rsid="023122ac" officeooo:paragraph-rsid="01779b00" style:font-size-asian="12pt" style:font-size-complex="12pt"/>
    </style:style>
    <style:style style:name="P334" style:family="paragraph" style:parent-style-name="Table_20_Contents">
      <style:text-properties fo:font-size="12pt" officeooo:rsid="023122ac" officeooo:paragraph-rsid="0181f6ba" style:font-size-asian="12pt" style:font-size-complex="12pt"/>
    </style:style>
    <style:style style:name="P335" style:family="paragraph" style:parent-style-name="Table_20_Contents">
      <style:text-properties fo:font-size="12pt" officeooo:rsid="023122ac" officeooo:paragraph-rsid="019329d1" style:font-size-asian="12pt" style:font-size-complex="12pt"/>
    </style:style>
    <style:style style:name="P336" style:family="paragraph" style:parent-style-name="Table_20_Contents">
      <style:text-properties fo:font-size="12pt" officeooo:rsid="024b5eb6" officeooo:paragraph-rsid="01396a86" style:font-size-asian="12pt" style:font-size-complex="12pt"/>
    </style:style>
    <style:style style:name="P337" style:family="paragraph" style:parent-style-name="Table_20_Contents">
      <style:text-properties fo:font-size="12pt" officeooo:rsid="024b5eb6" officeooo:paragraph-rsid="014e67a4" style:font-size-asian="12pt" style:font-size-complex="12pt"/>
    </style:style>
    <style:style style:name="P338" style:family="paragraph" style:parent-style-name="Table_20_Contents">
      <style:text-properties fo:font-size="12pt" officeooo:rsid="024b5eb6" officeooo:paragraph-rsid="016a7e88" style:font-size-asian="12pt" style:font-size-complex="12pt"/>
    </style:style>
    <style:style style:name="P339" style:family="paragraph" style:parent-style-name="Table_20_Contents">
      <style:text-properties fo:font-size="12pt" officeooo:rsid="024b5eb6" officeooo:paragraph-rsid="01779b00" style:font-size-asian="12pt" style:font-size-complex="12pt"/>
    </style:style>
    <style:style style:name="P340" style:family="paragraph" style:parent-style-name="Table_20_Contents">
      <style:text-properties fo:font-size="12pt" officeooo:rsid="024b5eb6" officeooo:paragraph-rsid="0181f6ba" style:font-size-asian="12pt" style:font-size-complex="12pt"/>
    </style:style>
    <style:style style:name="P341" style:family="paragraph" style:parent-style-name="Table_20_Contents">
      <style:text-properties fo:font-size="12pt" officeooo:rsid="024b5eb6" officeooo:paragraph-rsid="019329d1" style:font-size-asian="12pt" style:font-size-complex="12pt"/>
    </style:style>
    <style:style style:name="P342" style:family="paragraph" style:parent-style-name="Table_20_Contents">
      <style:paragraph-properties fo:text-align="center" style:justify-single-word="false"/>
      <style:text-properties fo:font-size="12pt" officeooo:rsid="005f39e8" officeooo:paragraph-rsid="01396a86" style:font-size-asian="12pt" style:font-size-complex="12pt"/>
    </style:style>
    <style:style style:name="P343" style:family="paragraph" style:parent-style-name="Table_20_Contents">
      <style:paragraph-properties fo:text-align="center" style:justify-single-word="false"/>
      <style:text-properties fo:font-size="12pt" officeooo:rsid="005f39e8" officeooo:paragraph-rsid="014e67a4" style:font-size-asian="12pt" style:font-size-complex="12pt"/>
    </style:style>
    <style:style style:name="P344" style:family="paragraph" style:parent-style-name="Table_20_Contents">
      <style:paragraph-properties fo:text-align="center" style:justify-single-word="false"/>
      <style:text-properties fo:font-size="12pt" officeooo:rsid="005f39e8" officeooo:paragraph-rsid="01f8d2ff" style:font-size-asian="12pt" style:font-size-complex="12pt"/>
    </style:style>
    <style:style style:name="P345" style:family="paragraph" style:parent-style-name="Table_20_Contents">
      <style:paragraph-properties fo:text-align="center" style:justify-single-word="false"/>
      <style:text-properties fo:font-size="12pt" officeooo:rsid="005f39e8" officeooo:paragraph-rsid="0163e43f" style:font-size-asian="12pt" style:font-size-complex="12pt"/>
    </style:style>
    <style:style style:name="P346" style:family="paragraph" style:parent-style-name="Table_20_Contents">
      <style:paragraph-properties fo:text-align="center" style:justify-single-word="false"/>
      <style:text-properties fo:font-size="12pt" officeooo:rsid="005f39e8" officeooo:paragraph-rsid="016a7e88" style:font-size-asian="12pt" style:font-size-complex="12pt"/>
    </style:style>
    <style:style style:name="P347" style:family="paragraph" style:parent-style-name="Table_20_Contents">
      <style:paragraph-properties fo:text-align="center" style:justify-single-word="false"/>
      <style:text-properties fo:font-size="12pt" officeooo:rsid="005f39e8" officeooo:paragraph-rsid="01779b00" style:font-size-asian="12pt" style:font-size-complex="12pt"/>
    </style:style>
    <style:style style:name="P348" style:family="paragraph" style:parent-style-name="Table_20_Contents">
      <style:paragraph-properties fo:text-align="center" style:justify-single-word="false"/>
      <style:text-properties fo:font-size="12pt" officeooo:rsid="005f39e8" officeooo:paragraph-rsid="0181f6ba" style:font-size-asian="12pt" style:font-size-complex="12pt"/>
    </style:style>
    <style:style style:name="P349" style:family="paragraph" style:parent-style-name="Table_20_Contents">
      <style:paragraph-properties fo:text-align="center" style:justify-single-word="false"/>
      <style:text-properties fo:font-size="12pt" officeooo:rsid="005f39e8" officeooo:paragraph-rsid="019329d1" style:font-size-asian="12pt" style:font-size-complex="12pt"/>
    </style:style>
    <style:style style:name="P350" style:family="paragraph" style:parent-style-name="Table_20_Contents">
      <style:text-properties fo:font-size="12pt" officeooo:rsid="005f39e8" officeooo:paragraph-rsid="01396a86" style:font-size-asian="12pt" style:font-size-complex="12pt"/>
    </style:style>
    <style:style style:name="P351" style:family="paragraph" style:parent-style-name="Table_20_Contents">
      <style:text-properties fo:font-size="12pt" officeooo:rsid="005f39e8" officeooo:paragraph-rsid="014e67a4" style:font-size-asian="12pt" style:font-size-complex="12pt"/>
    </style:style>
    <style:style style:name="P352" style:family="paragraph" style:parent-style-name="Table_20_Contents">
      <style:text-properties fo:font-size="12pt" officeooo:rsid="005f39e8" officeooo:paragraph-rsid="01f8d2ff" style:font-size-asian="12pt" style:font-size-complex="12pt"/>
    </style:style>
    <style:style style:name="P353" style:family="paragraph" style:parent-style-name="Table_20_Contents">
      <style:text-properties fo:font-size="12pt" officeooo:rsid="005f39e8" officeooo:paragraph-rsid="0163e43f" style:font-size-asian="12pt" style:font-size-complex="12pt"/>
    </style:style>
    <style:style style:name="P354" style:family="paragraph" style:parent-style-name="Table_20_Contents">
      <style:text-properties fo:font-size="12pt" officeooo:rsid="005f39e8" officeooo:paragraph-rsid="016a7e88" style:font-size-asian="12pt" style:font-size-complex="12pt"/>
    </style:style>
    <style:style style:name="P355" style:family="paragraph" style:parent-style-name="Table_20_Contents">
      <style:text-properties fo:font-size="12pt" officeooo:rsid="005f39e8" officeooo:paragraph-rsid="01779b00" style:font-size-asian="12pt" style:font-size-complex="12pt"/>
    </style:style>
    <style:style style:name="P356" style:family="paragraph" style:parent-style-name="Table_20_Contents">
      <style:text-properties fo:font-size="12pt" officeooo:rsid="005f39e8" officeooo:paragraph-rsid="0181f6ba" style:font-size-asian="12pt" style:font-size-complex="12pt"/>
    </style:style>
    <style:style style:name="P357" style:family="paragraph" style:parent-style-name="Table_20_Contents">
      <style:text-properties fo:font-size="12pt" officeooo:rsid="005f39e8" officeooo:paragraph-rsid="019329d1" style:font-size-asian="12pt" style:font-size-complex="12pt"/>
    </style:style>
    <style:style style:name="P358" style:family="paragraph" style:parent-style-name="Table_20_Contents">
      <style:text-properties fo:font-size="12pt" officeooo:rsid="007435fb" officeooo:paragraph-rsid="01396a86" style:font-size-asian="12pt" style:font-size-complex="12pt"/>
    </style:style>
    <style:style style:name="P359" style:family="paragraph" style:parent-style-name="Table_20_Contents">
      <style:text-properties fo:font-size="12pt" officeooo:rsid="007435fb" officeooo:paragraph-rsid="01441a8b" style:font-size-asian="12pt" style:font-size-complex="12pt"/>
    </style:style>
    <style:style style:name="P360" style:family="paragraph" style:parent-style-name="Table_20_Contents">
      <style:text-properties fo:font-size="12pt" officeooo:rsid="007435fb" officeooo:paragraph-rsid="014e67a4" style:font-size-asian="12pt" style:font-size-complex="12pt"/>
    </style:style>
    <style:style style:name="P361" style:family="paragraph" style:parent-style-name="Table_20_Contents">
      <style:text-properties fo:font-size="12pt" officeooo:rsid="007435fb" officeooo:paragraph-rsid="0163e43f" style:font-size-asian="12pt" style:font-size-complex="12pt"/>
    </style:style>
    <style:style style:name="P362" style:family="paragraph" style:parent-style-name="Table_20_Contents">
      <style:text-properties fo:font-size="12pt" officeooo:rsid="007435fb" officeooo:paragraph-rsid="016a7e88" style:font-size-asian="12pt" style:font-size-complex="12pt"/>
    </style:style>
    <style:style style:name="P363" style:family="paragraph" style:parent-style-name="Table_20_Contents">
      <style:text-properties fo:font-size="12pt" officeooo:rsid="007435fb" officeooo:paragraph-rsid="01779b00" style:font-size-asian="12pt" style:font-size-complex="12pt"/>
    </style:style>
    <style:style style:name="P364" style:family="paragraph" style:parent-style-name="Table_20_Contents">
      <style:text-properties fo:font-size="12pt" officeooo:rsid="007435fb" officeooo:paragraph-rsid="0181f6ba" style:font-size-asian="12pt" style:font-size-complex="12pt"/>
    </style:style>
    <style:style style:name="P365" style:family="paragraph" style:parent-style-name="Table_20_Contents">
      <style:text-properties fo:font-size="12pt" officeooo:rsid="007435fb" officeooo:paragraph-rsid="019329d1" style:font-size-asian="12pt" style:font-size-complex="12pt"/>
    </style:style>
    <style:style style:name="P366" style:family="paragraph" style:parent-style-name="Table_20_Contents">
      <style:paragraph-properties fo:text-align="center" style:justify-single-word="false"/>
      <style:text-properties fo:font-size="12pt" officeooo:rsid="006232e6" officeooo:paragraph-rsid="01396a86" style:font-size-asian="12pt" style:font-size-complex="12pt"/>
    </style:style>
    <style:style style:name="P367" style:family="paragraph" style:parent-style-name="Table_20_Contents">
      <style:paragraph-properties fo:text-align="center" style:justify-single-word="false"/>
      <style:text-properties fo:font-size="12pt" officeooo:rsid="006232e6" officeooo:paragraph-rsid="014e67a4" style:font-size-asian="12pt" style:font-size-complex="12pt"/>
    </style:style>
    <style:style style:name="P368" style:family="paragraph" style:parent-style-name="Table_20_Contents">
      <style:paragraph-properties fo:text-align="center" style:justify-single-word="false"/>
      <style:text-properties fo:font-size="12pt" officeooo:rsid="006232e6" officeooo:paragraph-rsid="0163e43f" style:font-size-asian="12pt" style:font-size-complex="12pt"/>
    </style:style>
    <style:style style:name="P369" style:family="paragraph" style:parent-style-name="Table_20_Contents">
      <style:paragraph-properties fo:text-align="center" style:justify-single-word="false"/>
      <style:text-properties fo:font-size="12pt" officeooo:rsid="006232e6" officeooo:paragraph-rsid="016a7e88" style:font-size-asian="12pt" style:font-size-complex="12pt"/>
    </style:style>
    <style:style style:name="P370" style:family="paragraph" style:parent-style-name="Table_20_Contents">
      <style:paragraph-properties fo:text-align="center" style:justify-single-word="false"/>
      <style:text-properties fo:font-size="12pt" officeooo:rsid="006232e6" officeooo:paragraph-rsid="01779b00" style:font-size-asian="12pt" style:font-size-complex="12pt"/>
    </style:style>
    <style:style style:name="P371" style:family="paragraph" style:parent-style-name="Table_20_Contents">
      <style:paragraph-properties fo:text-align="center" style:justify-single-word="false"/>
      <style:text-properties fo:font-size="12pt" officeooo:rsid="006232e6" officeooo:paragraph-rsid="0181f6ba" style:font-size-asian="12pt" style:font-size-complex="12pt"/>
    </style:style>
    <style:style style:name="P372" style:family="paragraph" style:parent-style-name="Table_20_Contents">
      <style:paragraph-properties fo:text-align="center" style:justify-single-word="false"/>
      <style:text-properties fo:font-size="12pt" officeooo:rsid="006232e6" officeooo:paragraph-rsid="019329d1" style:font-size-asian="12pt" style:font-size-complex="12pt"/>
    </style:style>
    <style:style style:name="P373" style:family="paragraph" style:parent-style-name="Table_20_Contents">
      <style:text-properties fo:font-size="12pt" officeooo:rsid="006232e6" officeooo:paragraph-rsid="01396a86" style:font-size-asian="12pt" style:font-size-complex="12pt"/>
    </style:style>
    <style:style style:name="P374" style:family="paragraph" style:parent-style-name="Table_20_Contents">
      <style:text-properties fo:font-size="12pt" officeooo:rsid="006232e6" officeooo:paragraph-rsid="01441a8b" style:font-size-asian="12pt" style:font-size-complex="12pt"/>
    </style:style>
    <style:style style:name="P375" style:family="paragraph" style:parent-style-name="Table_20_Contents">
      <style:text-properties fo:font-size="12pt" officeooo:rsid="006232e6" officeooo:paragraph-rsid="014e67a4" style:font-size-asian="12pt" style:font-size-complex="12pt"/>
    </style:style>
    <style:style style:name="P376" style:family="paragraph" style:parent-style-name="Table_20_Contents">
      <style:text-properties fo:font-size="12pt" officeooo:rsid="006232e6" officeooo:paragraph-rsid="0163e43f" style:font-size-asian="12pt" style:font-size-complex="12pt"/>
    </style:style>
    <style:style style:name="P377" style:family="paragraph" style:parent-style-name="Table_20_Contents">
      <style:text-properties fo:font-size="12pt" officeooo:rsid="006232e6" officeooo:paragraph-rsid="016a7e88" style:font-size-asian="12pt" style:font-size-complex="12pt"/>
    </style:style>
    <style:style style:name="P378" style:family="paragraph" style:parent-style-name="Table_20_Contents">
      <style:text-properties fo:font-size="12pt" officeooo:rsid="006232e6" officeooo:paragraph-rsid="01779b00" style:font-size-asian="12pt" style:font-size-complex="12pt"/>
    </style:style>
    <style:style style:name="P379" style:family="paragraph" style:parent-style-name="Table_20_Contents">
      <style:text-properties fo:font-size="12pt" officeooo:rsid="006232e6" officeooo:paragraph-rsid="0181f6ba" style:font-size-asian="12pt" style:font-size-complex="12pt"/>
    </style:style>
    <style:style style:name="P380" style:family="paragraph" style:parent-style-name="Table_20_Contents">
      <style:text-properties fo:font-size="12pt" officeooo:rsid="006232e6" officeooo:paragraph-rsid="019329d1" style:font-size-asian="12pt" style:font-size-complex="12pt"/>
    </style:style>
    <style:style style:name="P381" style:family="paragraph" style:parent-style-name="Table_20_Contents">
      <style:paragraph-properties fo:text-align="center" style:justify-single-word="false"/>
      <style:text-properties fo:font-size="12pt" officeooo:rsid="0063adbe" officeooo:paragraph-rsid="01396a86" style:font-size-asian="12pt" style:font-size-complex="12pt"/>
    </style:style>
    <style:style style:name="P382" style:family="paragraph" style:parent-style-name="Table_20_Contents">
      <style:paragraph-properties fo:text-align="center" style:justify-single-word="false"/>
      <style:text-properties fo:font-size="12pt" officeooo:rsid="0063adbe" officeooo:paragraph-rsid="014e67a4" style:font-size-asian="12pt" style:font-size-complex="12pt"/>
    </style:style>
    <style:style style:name="P383" style:family="paragraph" style:parent-style-name="Table_20_Contents">
      <style:paragraph-properties fo:text-align="center" style:justify-single-word="false"/>
      <style:text-properties fo:font-size="12pt" officeooo:rsid="0063adbe" officeooo:paragraph-rsid="0163e43f" style:font-size-asian="12pt" style:font-size-complex="12pt"/>
    </style:style>
    <style:style style:name="P384" style:family="paragraph" style:parent-style-name="Table_20_Contents">
      <style:paragraph-properties fo:text-align="center" style:justify-single-word="false"/>
      <style:text-properties fo:font-size="12pt" officeooo:rsid="0063adbe" officeooo:paragraph-rsid="016a7e88" style:font-size-asian="12pt" style:font-size-complex="12pt"/>
    </style:style>
    <style:style style:name="P385" style:family="paragraph" style:parent-style-name="Table_20_Contents">
      <style:paragraph-properties fo:text-align="center" style:justify-single-word="false"/>
      <style:text-properties fo:font-size="12pt" officeooo:rsid="0063adbe" officeooo:paragraph-rsid="01779b00" style:font-size-asian="12pt" style:font-size-complex="12pt"/>
    </style:style>
    <style:style style:name="P386" style:family="paragraph" style:parent-style-name="Table_20_Contents">
      <style:paragraph-properties fo:text-align="center" style:justify-single-word="false"/>
      <style:text-properties fo:font-size="12pt" officeooo:rsid="0063adbe" officeooo:paragraph-rsid="0181f6ba" style:font-size-asian="12pt" style:font-size-complex="12pt"/>
    </style:style>
    <style:style style:name="P387" style:family="paragraph" style:parent-style-name="Table_20_Contents">
      <style:paragraph-properties fo:text-align="center" style:justify-single-word="false"/>
      <style:text-properties fo:font-size="12pt" officeooo:rsid="0063adbe" officeooo:paragraph-rsid="019329d1" style:font-size-asian="12pt" style:font-size-complex="12pt"/>
    </style:style>
    <style:style style:name="P388" style:family="paragraph" style:parent-style-name="Table_20_Contents">
      <style:text-properties fo:font-size="12pt" officeooo:rsid="0072af4f" officeooo:paragraph-rsid="01396a86" style:font-size-asian="12pt" style:font-size-complex="12pt"/>
    </style:style>
    <style:style style:name="P389" style:family="paragraph" style:parent-style-name="Table_20_Contents">
      <style:text-properties fo:font-size="12pt" officeooo:rsid="0072af4f" officeooo:paragraph-rsid="014e67a4" style:font-size-asian="12pt" style:font-size-complex="12pt"/>
    </style:style>
    <style:style style:name="P390" style:family="paragraph" style:parent-style-name="Table_20_Contents">
      <style:text-properties fo:font-size="12pt" officeooo:rsid="0072af4f" officeooo:paragraph-rsid="0163e43f" style:font-size-asian="12pt" style:font-size-complex="12pt"/>
    </style:style>
    <style:style style:name="P391" style:family="paragraph" style:parent-style-name="Table_20_Contents">
      <style:text-properties fo:font-size="12pt" officeooo:rsid="0072af4f" officeooo:paragraph-rsid="016a7e88" style:font-size-asian="12pt" style:font-size-complex="12pt"/>
    </style:style>
    <style:style style:name="P392" style:family="paragraph" style:parent-style-name="Table_20_Contents">
      <style:text-properties fo:font-size="12pt" officeooo:rsid="0072af4f" officeooo:paragraph-rsid="01779b00" style:font-size-asian="12pt" style:font-size-complex="12pt"/>
    </style:style>
    <style:style style:name="P393" style:family="paragraph" style:parent-style-name="Table_20_Contents">
      <style:text-properties fo:font-size="12pt" officeooo:rsid="0072af4f" officeooo:paragraph-rsid="0181f6ba" style:font-size-asian="12pt" style:font-size-complex="12pt"/>
    </style:style>
    <style:style style:name="P394" style:family="paragraph" style:parent-style-name="Table_20_Contents">
      <style:text-properties fo:font-size="12pt" officeooo:rsid="0072af4f" officeooo:paragraph-rsid="019329d1" style:font-size-asian="12pt" style:font-size-complex="12pt"/>
    </style:style>
    <style:style style:name="P395" style:family="paragraph" style:parent-style-name="Table_20_Contents">
      <style:paragraph-properties fo:text-align="center" style:justify-single-word="false"/>
      <style:text-properties fo:font-size="12pt" officeooo:rsid="04092c59" officeooo:paragraph-rsid="01396a86" style:font-size-asian="12pt" style:font-size-complex="12pt"/>
    </style:style>
    <style:style style:name="P396" style:family="paragraph" style:parent-style-name="Table_20_Contents">
      <style:paragraph-properties fo:text-align="center" style:justify-single-word="false"/>
      <style:text-properties fo:font-size="12pt" officeooo:rsid="04092c59" officeooo:paragraph-rsid="01437d50" style:font-size-asian="12pt" style:font-size-complex="12pt"/>
    </style:style>
    <style:style style:name="P397" style:family="paragraph" style:parent-style-name="Table_20_Contents">
      <style:paragraph-properties fo:text-align="center" style:justify-single-word="false"/>
      <style:text-properties fo:font-size="12pt" officeooo:rsid="023ce572" officeooo:paragraph-rsid="01396a86" style:font-size-asian="12pt" style:font-size-complex="12pt"/>
    </style:style>
    <style:style style:name="P398" style:family="paragraph" style:parent-style-name="Table_20_Contents">
      <style:paragraph-properties fo:text-align="center" style:justify-single-word="false"/>
      <style:text-properties fo:font-size="12pt" officeooo:rsid="023ce572" officeooo:paragraph-rsid="0163e43f" style:font-size-asian="12pt" style:font-size-complex="12pt"/>
    </style:style>
    <style:style style:name="P399" style:family="paragraph" style:parent-style-name="Table_20_Contents">
      <style:paragraph-properties fo:text-align="center" style:justify-single-word="false"/>
      <style:text-properties fo:font-size="12pt" officeooo:rsid="023ce572" officeooo:paragraph-rsid="0181f6ba" style:font-size-asian="12pt" style:font-size-complex="12pt"/>
    </style:style>
    <style:style style:name="P400" style:family="paragraph" style:parent-style-name="Table_20_Contents">
      <style:paragraph-properties fo:text-align="center" style:justify-single-word="false"/>
      <style:text-properties fo:font-size="12pt" officeooo:rsid="023ce572" officeooo:paragraph-rsid="019329d1" style:font-size-asian="12pt" style:font-size-complex="12pt"/>
    </style:style>
    <style:style style:name="P401" style:family="paragraph" style:parent-style-name="Table_20_Contents">
      <style:text-properties fo:font-size="12pt" officeooo:rsid="023411a5" officeooo:paragraph-rsid="01396a86" style:font-size-asian="12pt" style:font-size-complex="12pt"/>
    </style:style>
    <style:style style:name="P402" style:family="paragraph" style:parent-style-name="Table_20_Contents">
      <style:text-properties fo:font-size="12pt" officeooo:rsid="023411a5" officeooo:paragraph-rsid="0163e43f" style:font-size-asian="12pt" style:font-size-complex="12pt"/>
    </style:style>
    <style:style style:name="P403" style:family="paragraph" style:parent-style-name="Table_20_Contents">
      <style:text-properties fo:font-size="12pt" officeooo:rsid="023411a5" officeooo:paragraph-rsid="0181f6ba" style:font-size-asian="12pt" style:font-size-complex="12pt"/>
    </style:style>
    <style:style style:name="P404" style:family="paragraph" style:parent-style-name="Table_20_Contents">
      <style:text-properties fo:font-size="12pt" officeooo:rsid="023411a5" officeooo:paragraph-rsid="019329d1" style:font-size-asian="12pt" style:font-size-complex="12pt"/>
    </style:style>
    <style:style style:name="P405" style:family="paragraph" style:parent-style-name="Table_20_Contents">
      <style:paragraph-properties fo:text-align="center" style:justify-single-word="false"/>
      <style:text-properties fo:font-size="12pt" officeooo:rsid="0200b592" officeooo:paragraph-rsid="01518d85" style:font-size-asian="12pt" style:font-size-complex="12pt"/>
    </style:style>
    <style:style style:name="P406" style:family="paragraph" style:parent-style-name="Table_20_Contents">
      <style:paragraph-properties fo:text-align="center" style:justify-single-word="false"/>
      <style:text-properties fo:font-size="12pt" officeooo:rsid="0200b592" officeooo:paragraph-rsid="016a7e88" style:font-size-asian="12pt" style:font-size-complex="12pt"/>
    </style:style>
    <style:style style:name="P407" style:family="paragraph" style:parent-style-name="Table_20_Contents">
      <style:paragraph-properties fo:text-align="center" style:justify-single-word="false"/>
      <style:text-properties fo:font-size="12pt" officeooo:rsid="0200b592" officeooo:paragraph-rsid="01779b00" style:font-size-asian="12pt" style:font-size-complex="12pt"/>
    </style:style>
    <style:style style:name="P408" style:family="paragraph" style:parent-style-name="Table_20_Contents">
      <style:paragraph-properties fo:text-align="center" style:justify-single-word="false"/>
      <style:text-properties fo:font-size="12pt" officeooo:rsid="0200b592" officeooo:paragraph-rsid="0181f6ba" style:font-size-asian="12pt" style:font-size-complex="12pt"/>
    </style:style>
    <style:style style:name="P409" style:family="paragraph" style:parent-style-name="Table_20_Contents">
      <style:paragraph-properties fo:text-align="center" style:justify-single-word="false"/>
      <style:text-properties fo:font-size="12pt" officeooo:rsid="0200b592" officeooo:paragraph-rsid="019329d1" style:font-size-asian="12pt" style:font-size-complex="12pt"/>
    </style:style>
    <style:style style:name="P410" style:family="paragraph" style:parent-style-name="Table_20_Contents">
      <style:text-properties fo:font-size="12pt" officeooo:rsid="0200b592" officeooo:paragraph-rsid="01518d85" style:font-size-asian="12pt" style:font-size-complex="12pt"/>
    </style:style>
    <style:style style:name="P411" style:family="paragraph" style:parent-style-name="Table_20_Contents">
      <style:text-properties fo:font-size="12pt" officeooo:rsid="0200b592" officeooo:paragraph-rsid="01779b00" style:font-size-asian="12pt" style:font-size-complex="12pt"/>
    </style:style>
    <style:style style:name="P412" style:family="paragraph" style:parent-style-name="Table_20_Contents">
      <style:text-properties fo:font-size="12pt" officeooo:rsid="0200b592" officeooo:paragraph-rsid="0181f6ba" style:font-size-asian="12pt" style:font-size-complex="12pt"/>
    </style:style>
    <style:style style:name="P413" style:family="paragraph" style:parent-style-name="Table_20_Contents">
      <style:text-properties fo:font-size="12pt" officeooo:rsid="0200b592" officeooo:paragraph-rsid="019329d1" style:font-size-asian="12pt" style:font-size-complex="12pt"/>
    </style:style>
    <style:style style:name="P414" style:family="paragraph" style:parent-style-name="Table_20_Contents">
      <style:paragraph-properties fo:text-align="center" style:justify-single-word="false"/>
      <style:text-properties fo:font-size="12pt" officeooo:rsid="0201e08d" officeooo:paragraph-rsid="01518d85" style:font-size-asian="12pt" style:font-size-complex="12pt"/>
    </style:style>
    <style:style style:name="P415" style:family="paragraph" style:parent-style-name="Table_20_Contents">
      <style:paragraph-properties fo:text-align="center" style:justify-single-word="false"/>
      <style:text-properties fo:font-size="12pt" officeooo:rsid="0201e08d" officeooo:paragraph-rsid="016a7e88" style:font-size-asian="12pt" style:font-size-complex="12pt"/>
    </style:style>
    <style:style style:name="P416" style:family="paragraph" style:parent-style-name="Table_20_Contents">
      <style:paragraph-properties fo:text-align="center" style:justify-single-word="false"/>
      <style:text-properties fo:font-size="12pt" officeooo:rsid="0201e08d" officeooo:paragraph-rsid="01779b00" style:font-size-asian="12pt" style:font-size-complex="12pt"/>
    </style:style>
    <style:style style:name="P417" style:family="paragraph" style:parent-style-name="Table_20_Contents">
      <style:paragraph-properties fo:text-align="center" style:justify-single-word="false"/>
      <style:text-properties fo:font-size="12pt" officeooo:rsid="0201e08d" officeooo:paragraph-rsid="0181f6ba" style:font-size-asian="12pt" style:font-size-complex="12pt"/>
    </style:style>
    <style:style style:name="P418" style:family="paragraph" style:parent-style-name="Table_20_Contents">
      <style:paragraph-properties fo:text-align="center" style:justify-single-word="false"/>
      <style:text-properties fo:font-size="12pt" officeooo:rsid="0201e08d" officeooo:paragraph-rsid="019329d1" style:font-size-asian="12pt" style:font-size-complex="12pt"/>
    </style:style>
    <style:style style:name="P419" style:family="paragraph" style:parent-style-name="Table_20_Contents">
      <style:text-properties fo:font-size="12pt" officeooo:rsid="0201e08d" officeooo:paragraph-rsid="01518d85" style:font-size-asian="12pt" style:font-size-complex="12pt"/>
    </style:style>
    <style:style style:name="P420" style:family="paragraph" style:parent-style-name="Table_20_Contents">
      <style:text-properties fo:font-size="12pt" officeooo:rsid="0201e08d" officeooo:paragraph-rsid="0181f6ba" style:font-size-asian="12pt" style:font-size-complex="12pt"/>
    </style:style>
    <style:style style:name="P421" style:family="paragraph" style:parent-style-name="Table_20_Contents">
      <style:text-properties fo:font-size="12pt" officeooo:rsid="0201e08d" officeooo:paragraph-rsid="019329d1" style:font-size-asian="12pt" style:font-size-complex="12pt"/>
    </style:style>
    <style:style style:name="P422" style:family="paragraph" style:parent-style-name="Table_20_Contents">
      <style:text-properties fo:font-size="12pt" officeooo:rsid="016bac67" officeooo:paragraph-rsid="016bac67" style:font-size-asian="12pt" style:font-size-complex="12pt"/>
    </style:style>
    <style:style style:name="P423" style:family="paragraph" style:parent-style-name="Table_20_Contents">
      <style:text-properties fo:font-size="12pt" officeooo:rsid="016bac67" officeooo:paragraph-rsid="01779b00" style:font-size-asian="12pt" style:font-size-complex="12pt"/>
    </style:style>
    <style:style style:name="P424" style:family="paragraph" style:parent-style-name="Table_20_Contents">
      <style:text-properties fo:font-size="12pt" officeooo:rsid="01731bb4" officeooo:paragraph-rsid="01731bb4" style:font-size-asian="12pt" style:font-size-complex="12pt"/>
    </style:style>
    <style:style style:name="P425" style:family="paragraph" style:parent-style-name="Table_20_Contents">
      <style:text-properties fo:font-size="12pt" officeooo:rsid="01731bb4" officeooo:paragraph-rsid="01779b00" style:font-size-asian="12pt" style:font-size-complex="12pt"/>
    </style:style>
    <style:style style:name="P426" style:family="paragraph" style:parent-style-name="Standard">
      <style:text-properties fo:font-size="12pt" fo:font-weight="bold" officeooo:rsid="000a0ba2" officeooo:paragraph-rsid="01396a86" style:font-size-asian="12pt" style:font-weight-asian="bold" style:font-size-complex="12pt" style:font-weight-complex="bold"/>
    </style:style>
    <style:style style:name="P427" style:family="paragraph" style:parent-style-name="Standard">
      <style:text-properties fo:font-size="12pt" fo:font-weight="bold" officeooo:rsid="000a0ba2" officeooo:paragraph-rsid="014e67a4" style:font-size-asian="12pt" style:font-weight-asian="bold" style:font-size-complex="12pt" style:font-weight-complex="bold"/>
    </style:style>
    <style:style style:name="P428" style:family="paragraph" style:parent-style-name="Standard">
      <style:text-properties fo:font-size="12pt" fo:font-weight="bold" officeooo:rsid="000a0ba2" officeooo:paragraph-rsid="0163e43f" style:font-size-asian="12pt" style:font-weight-asian="bold" style:font-size-complex="12pt" style:font-weight-complex="bold"/>
    </style:style>
    <style:style style:name="P429" style:family="paragraph" style:parent-style-name="Standard">
      <style:text-properties fo:font-size="12pt" fo:font-weight="bold" officeooo:rsid="000a0ba2" officeooo:paragraph-rsid="0181f6ba" style:font-size-asian="12pt" style:font-weight-asian="bold" style:font-size-complex="12pt" style:font-weight-complex="bold"/>
    </style:style>
    <style:style style:name="P430" style:family="paragraph" style:parent-style-name="Standard">
      <style:text-properties fo:font-size="12pt" fo:font-weight="bold" officeooo:rsid="000a0ba2" officeooo:paragraph-rsid="019329d1" style:font-size-asian="12pt" style:font-weight-asian="bold" style:font-size-complex="12pt" style:font-weight-complex="bold"/>
    </style:style>
    <style:style style:name="P431" style:family="paragraph" style:parent-style-name="Standard">
      <style:text-properties fo:font-size="12pt" fo:font-weight="bold" officeooo:rsid="00084b9f" officeooo:paragraph-rsid="0142aab4" style:font-size-asian="12pt" style:font-weight-asian="bold" style:font-size-complex="12pt" style:font-weight-complex="bold"/>
    </style:style>
    <style:style style:name="P432" style:family="paragraph" style:parent-style-name="Standard">
      <style:text-properties fo:font-size="12pt" fo:font-weight="bold" officeooo:rsid="00084b9f" officeooo:paragraph-rsid="0163e43f" style:font-size-asian="12pt" style:font-weight-asian="bold" style:font-size-complex="12pt" style:font-weight-complex="bold"/>
    </style:style>
    <style:style style:name="P433" style:family="paragraph" style:parent-style-name="Standard">
      <style:text-properties fo:font-size="12pt" fo:font-weight="bold" officeooo:rsid="00084b9f" officeooo:paragraph-rsid="0181f6ba" style:font-size-asian="12pt" style:font-weight-asian="bold" style:font-size-complex="12pt" style:font-weight-complex="bold"/>
    </style:style>
    <style:style style:name="P434" style:family="paragraph" style:parent-style-name="Standard">
      <style:text-properties fo:font-size="12pt" fo:font-weight="bold" officeooo:rsid="00084b9f" officeooo:paragraph-rsid="019329d1" style:font-size-asian="12pt" style:font-weight-asian="bold" style:font-size-complex="12pt" style:font-weight-complex="bold"/>
    </style:style>
    <style:style style:name="P435" style:family="paragraph" style:parent-style-name="Standard">
      <style:text-properties fo:font-size="12pt" fo:font-weight="bold" officeooo:rsid="0043a449" officeooo:paragraph-rsid="01518d85" style:font-size-asian="12pt" style:font-weight-asian="bold" style:font-size-complex="12pt" style:font-weight-complex="bold"/>
    </style:style>
    <style:style style:name="P436" style:family="paragraph" style:parent-style-name="Standard">
      <style:text-properties fo:font-size="12pt" fo:font-weight="bold" officeooo:rsid="0043a449" officeooo:paragraph-rsid="016a7e88" style:font-size-asian="12pt" style:font-weight-asian="bold" style:font-size-complex="12pt" style:font-weight-complex="bold"/>
    </style:style>
    <style:style style:name="P437" style:family="paragraph" style:parent-style-name="Standard">
      <style:text-properties fo:font-size="12pt" fo:font-weight="bold" officeooo:rsid="0043a449" officeooo:paragraph-rsid="01779b00" style:font-size-asian="12pt" style:font-weight-asian="bold" style:font-size-complex="12pt" style:font-weight-complex="bold"/>
    </style:style>
    <style:style style:name="P438" style:family="paragraph" style:parent-style-name="Standard">
      <style:text-properties fo:font-size="12pt" fo:font-weight="bold" officeooo:rsid="0043a449" officeooo:paragraph-rsid="0181f6ba" style:font-size-asian="12pt" style:font-weight-asian="bold" style:font-size-complex="12pt" style:font-weight-complex="bold"/>
    </style:style>
    <style:style style:name="P439" style:family="paragraph" style:parent-style-name="Standard">
      <style:text-properties fo:font-size="12pt" fo:font-weight="bold" officeooo:rsid="0043a449" officeooo:paragraph-rsid="019329d1" style:font-size-asian="12pt" style:font-weight-asian="bold" style:font-size-complex="12pt" style:font-weight-complex="bold"/>
    </style:style>
    <style:style style:name="P440" style:family="paragraph" style:parent-style-name="Standard">
      <style:text-properties fo:font-size="12pt" fo:font-style="normal" fo:font-weight="bold" officeooo:rsid="0236402c" officeooo:paragraph-rsid="016a7e88" style:font-size-asian="12pt" style:font-style-asian="normal" style:font-weight-asian="bold" style:font-size-complex="12pt" style:font-style-complex="normal" style:font-weight-complex="bold"/>
    </style:style>
    <style:style style:name="P441" style:family="paragraph" style:parent-style-name="Standard">
      <style:text-properties fo:font-size="12pt" fo:font-style="normal" fo:font-weight="bold" officeooo:rsid="0236402c" officeooo:paragraph-rsid="01779b00" style:font-size-asian="12pt" style:font-style-asian="normal" style:font-weight-asian="bold" style:font-size-complex="12pt" style:font-style-complex="normal" style:font-weight-complex="bold"/>
    </style:style>
    <style:style style:name="P442" style:family="paragraph" style:parent-style-name="Standard">
      <style:text-properties fo:font-size="12pt" fo:font-style="italic" fo:font-weight="normal" officeooo:rsid="000a8804" officeooo:paragraph-rsid="016f8336" style:font-size-asian="12pt" style:font-style-asian="italic" style:font-weight-asian="normal" style:font-size-complex="12pt" style:font-style-complex="italic" style:font-weight-complex="normal"/>
    </style:style>
    <style:style style:name="P443" style:family="paragraph" style:parent-style-name="Standard">
      <style:text-properties fo:font-size="12pt" fo:font-style="italic" fo:font-weight="normal" officeooo:rsid="000a8804" officeooo:paragraph-rsid="01726945" style:font-size-asian="12pt" style:font-style-asian="italic" style:font-weight-asian="normal" style:font-size-complex="12pt" style:font-style-complex="italic" style:font-weight-complex="normal"/>
    </style:style>
    <style:style style:name="P444" style:family="paragraph" style:parent-style-name="Standard">
      <style:text-properties fo:font-size="12pt" fo:font-style="italic" fo:font-weight="normal" officeooo:rsid="000a8804" officeooo:paragraph-rsid="0174af0b" style:font-size-asian="12pt" style:font-style-asian="italic" style:font-weight-asian="normal" style:font-size-complex="12pt" style:font-style-complex="italic" style:font-weight-complex="normal"/>
    </style:style>
    <style:style style:name="P445" style:family="paragraph" style:parent-style-name="Standard">
      <style:text-properties fo:font-size="12pt" fo:font-style="italic" fo:font-weight="normal" officeooo:rsid="000a8804" officeooo:paragraph-rsid="017e5839" style:font-size-asian="12pt" style:font-style-asian="italic" style:font-weight-asian="normal" style:font-size-complex="12pt" style:font-style-complex="italic" style:font-weight-complex="normal"/>
    </style:style>
    <style:style style:name="P446" style:family="paragraph" style:parent-style-name="Standard">
      <style:text-properties fo:font-size="12pt" fo:font-style="italic" fo:font-weight="normal" officeooo:rsid="016f8336" officeooo:paragraph-rsid="016f8336" style:font-size-asian="12pt" style:font-style-asian="italic" style:font-weight-asian="normal" style:font-size-complex="12pt" style:font-style-complex="italic" style:font-weight-complex="normal"/>
    </style:style>
    <style:style style:name="P447" style:family="paragraph" style:parent-style-name="Standard">
      <style:text-properties fo:font-size="12pt" fo:font-style="italic" fo:font-weight="normal" officeooo:rsid="016f8336" officeooo:paragraph-rsid="01726945" style:font-size-asian="12pt" style:font-style-asian="italic" style:font-weight-asian="normal" style:font-size-complex="12pt" style:font-style-complex="italic" style:font-weight-complex="normal"/>
    </style:style>
    <style:style style:name="P448" style:family="paragraph" style:parent-style-name="Standard">
      <style:text-properties fo:font-size="12pt" fo:font-style="italic" fo:font-weight="normal" officeooo:rsid="016f8336" officeooo:paragraph-rsid="0174af0b" style:font-size-asian="12pt" style:font-style-asian="italic" style:font-weight-asian="normal" style:font-size-complex="12pt" style:font-style-complex="italic" style:font-weight-complex="normal"/>
    </style:style>
    <style:style style:name="P449" style:family="paragraph" style:parent-style-name="Standard">
      <style:text-properties fo:font-size="12pt" fo:font-style="italic" fo:font-weight="normal" officeooo:rsid="016f8336" officeooo:paragraph-rsid="017e5839" style:font-size-asian="12pt" style:font-style-asian="italic" style:font-weight-asian="normal" style:font-size-complex="12pt" style:font-style-complex="italic" style:font-weight-complex="normal"/>
    </style:style>
    <style:style style:name="P450" style:family="paragraph" style:parent-style-name="Standard">
      <style:text-properties fo:font-size="12pt" fo:font-style="italic" fo:font-weight="normal" officeooo:rsid="021b8e77" officeooo:paragraph-rsid="019245f2" style:font-size-asian="12pt" style:font-style-asian="italic" style:font-weight-asian="normal" style:font-size-complex="12pt" style:font-style-complex="italic" style:font-weight-complex="normal"/>
    </style:style>
    <style:style style:name="P451" style:family="paragraph" style:parent-style-name="Standard">
      <style:text-properties fo:font-size="12pt" fo:font-style="italic" fo:font-weight="normal" officeooo:rsid="021b8e77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452" style:family="paragraph" style:parent-style-name="Standard">
      <style:text-properties fo:font-size="12pt" fo:font-style="italic" fo:font-weight="normal" officeooo:rsid="00a0b81e" officeooo:paragraph-rsid="01942cfd" style:font-size-asian="12pt" style:font-style-asian="italic" style:font-weight-asian="normal" style:font-size-complex="12pt" style:font-style-complex="italic" style:font-weight-complex="normal"/>
    </style:style>
    <style:style style:name="P453" style:family="paragraph" style:parent-style-name="Table_20_Contents">
      <style:text-properties fo:font-size="12pt" officeooo:rsid="016bac67" officeooo:paragraph-rsid="016a7e88" style:font-size-asian="12pt" style:font-size-complex="12pt"/>
    </style:style>
    <style:style style:name="P454" style:family="paragraph" style:parent-style-name="Table_20_Contents">
      <style:text-properties fo:font-size="12pt" officeooo:rsid="016bac67" officeooo:paragraph-rsid="016bac67" style:font-size-asian="12pt" style:font-size-complex="12pt"/>
    </style:style>
    <style:style style:name="P455" style:family="paragraph" style:parent-style-name="Table_20_Contents">
      <style:text-properties fo:font-size="12pt" officeooo:rsid="016bac67" officeooo:paragraph-rsid="01779b00" style:font-size-asian="12pt" style:font-size-complex="12pt"/>
    </style:style>
    <style:style style:name="T1" style:family="text">
      <style:text-properties fo:font-style="italic" officeooo:rsid="00a52572" style:font-style-asian="italic" style:font-style-complex="italic"/>
    </style:style>
    <style:style style:name="T2" style:family="text">
      <style:text-properties fo:font-style="italic" officeooo:rsid="00b23041" style:font-style-asian="italic" style:font-style-complex="italic"/>
    </style:style>
    <style:style style:name="T3" style:family="text">
      <style:text-properties fo:font-style="italic" officeooo:rsid="0145e369" style:font-style-asian="italic" style:font-style-complex="italic"/>
    </style:style>
    <style:style style:name="T4" style:family="text">
      <style:text-properties fo:font-style="italic" officeooo:rsid="015a914a" style:font-style-asian="italic" style:font-style-complex="italic"/>
    </style:style>
    <style:style style:name="T5" style:family="text">
      <style:text-properties fo:font-style="italic" officeooo:rsid="018a53be" style:font-style-asian="italic" style:font-style-complex="italic"/>
    </style:style>
    <style:style style:name="T6" style:family="text">
      <style:text-properties fo:font-style="italic" officeooo:rsid="019366be" style:font-style-asian="italic" style:font-style-complex="italic"/>
    </style:style>
    <style:style style:name="T7" style:family="text">
      <style:text-properties fo:font-style="italic" officeooo:rsid="01942cfd" style:font-style-asian="italic" style:font-style-complex="italic"/>
    </style:style>
    <style:style style:name="T8" style:family="text">
      <style:text-properties fo:font-weight="bold" officeooo:rsid="000a0ba2" style:font-weight-asian="bold" style:font-weight-complex="bold"/>
    </style:style>
    <style:style style:name="T9" style:family="text">
      <style:text-properties fo:font-weight="bold" officeooo:rsid="001f39d8" style:font-weight-asian="bold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e07523" style:font-size-asian="12pt" style:font-size-complex="12pt"/>
    </style:style>
    <style:style style:name="T12" style:family="text">
      <style:text-properties fo:font-size="12pt" officeooo:rsid="00ac6344" style:font-size-asian="12pt" style:font-size-complex="12pt"/>
    </style:style>
    <style:style style:name="T13" style:family="text">
      <style:text-properties fo:font-size="12pt" officeooo:rsid="0070ce31" style:font-size-asian="12pt" style:font-size-complex="12pt"/>
    </style:style>
    <style:style style:name="T14" style:family="text">
      <style:text-properties fo:font-size="12pt" officeooo:rsid="04092c59" style:font-size-asian="12pt" style:font-size-complex="12pt"/>
    </style:style>
    <style:style style:name="T15" style:family="text">
      <style:text-properties fo:font-size="12pt" officeooo:rsid="013a8563" style:font-size-asian="12pt" style:font-size-complex="12pt"/>
    </style:style>
    <style:style style:name="T16" style:family="text">
      <style:text-properties fo:font-size="12pt" officeooo:rsid="013b1740" style:font-size-asian="12pt" style:font-size-complex="12pt"/>
    </style:style>
    <style:style style:name="T17" style:family="text">
      <style:text-properties fo:font-size="12pt" officeooo:rsid="013fb817" style:font-size-asian="12pt" style:font-size-complex="12pt"/>
    </style:style>
    <style:style style:name="T18" style:family="text">
      <style:text-properties fo:font-size="12pt" officeooo:rsid="0142aab4" style:font-size-asian="12pt" style:font-size-complex="12pt"/>
    </style:style>
    <style:style style:name="T19" style:family="text">
      <style:text-properties fo:font-size="12pt" officeooo:rsid="014b4dd2" style:font-size-asian="12pt" style:font-size-complex="12pt"/>
    </style:style>
    <style:style style:name="T20" style:family="text">
      <style:text-properties fo:font-size="12pt" officeooo:rsid="015035fb" style:font-size-asian="12pt" style:font-size-complex="12pt"/>
    </style:style>
    <style:style style:name="T21" style:family="text">
      <style:text-properties fo:font-size="12pt" officeooo:rsid="015d292d" style:font-size-asian="12pt" style:font-size-complex="12pt"/>
    </style:style>
    <style:style style:name="T22" style:family="text">
      <style:text-properties fo:font-size="12pt" officeooo:rsid="0160727c" style:font-size-asian="12pt" style:font-size-complex="12pt"/>
    </style:style>
    <style:style style:name="T23" style:family="text">
      <style:text-properties fo:font-size="12pt" officeooo:rsid="016223e9" style:font-size-asian="12pt" style:font-size-complex="12pt"/>
    </style:style>
    <style:style style:name="T24" style:family="text">
      <style:text-properties fo:font-size="12pt" officeooo:rsid="0163e43f" style:font-size-asian="12pt" style:font-size-complex="12pt"/>
    </style:style>
    <style:style style:name="T25" style:family="text">
      <style:text-properties fo:font-size="12pt" officeooo:rsid="016bac67" style:font-size-asian="12pt" style:font-size-complex="12pt"/>
    </style:style>
    <style:style style:name="T26" style:family="text">
      <style:text-properties fo:font-size="12pt" officeooo:rsid="016f8336" style:font-size-asian="12pt" style:font-size-complex="12pt"/>
    </style:style>
    <style:style style:name="T27" style:family="text">
      <style:text-properties fo:font-size="12pt" officeooo:rsid="01790d01" style:font-size-asian="12pt" style:font-size-complex="12pt"/>
    </style:style>
    <style:style style:name="T28" style:family="text">
      <style:text-properties fo:font-size="12pt" officeooo:rsid="017bb21a" style:font-size-asian="12pt" style:font-size-complex="12pt"/>
    </style:style>
    <style:style style:name="T29" style:family="text">
      <style:text-properties fo:font-size="12pt" officeooo:rsid="017e5839" style:font-size-asian="12pt" style:font-size-complex="12pt"/>
    </style:style>
    <style:style style:name="T30" style:family="text">
      <style:text-properties fo:font-size="12pt" officeooo:rsid="018a53be" style:font-size-asian="12pt" style:font-size-complex="12pt"/>
    </style:style>
    <style:style style:name="T31" style:family="text">
      <style:text-properties fo:font-size="12pt" officeooo:rsid="018c3f58" style:font-size-asian="12pt" style:font-size-complex="12pt"/>
    </style:style>
    <style:style style:name="T32" style:family="text">
      <style:text-properties fo:font-size="12pt" officeooo:rsid="018e4396" style:font-size-asian="12pt" style:font-size-complex="12pt"/>
    </style:style>
    <style:style style:name="T33" style:family="text">
      <style:text-properties fo:font-size="12pt" officeooo:rsid="01910adf" style:font-size-asian="12pt" style:font-size-complex="12pt"/>
    </style:style>
    <style:style style:name="T34" style:family="text">
      <style:text-properties fo:font-size="12pt" officeooo:rsid="019245f2" style:font-size-asian="12pt" style:font-size-complex="12pt"/>
    </style:style>
    <style:style style:name="T35" style:family="text">
      <style:text-properties fo:font-size="12pt" officeooo:rsid="01926366" style:font-size-asian="12pt" style:font-size-complex="12pt"/>
    </style:style>
    <style:style style:name="T36" style:family="text">
      <style:text-properties fo:font-size="12pt" officeooo:rsid="019329d1" style:font-size-asian="12pt" style:font-size-complex="12pt"/>
    </style:style>
    <style:style style:name="T37" style:family="text">
      <style:text-properties fo:font-size="12pt" officeooo:rsid="019366be" style:font-size-asian="12pt" style:font-size-complex="12pt"/>
    </style:style>
    <style:style style:name="T38" style:family="text">
      <style:text-properties fo:font-size="12pt" officeooo:rsid="01942cfd" style:font-size-asian="12pt" style:font-size-complex="12pt"/>
    </style:style>
    <style:style style:name="T39" style:family="text">
      <style:text-properties fo:font-size="12pt" officeooo:rsid="0197d523" style:font-size-asian="12pt" style:font-size-complex="12pt"/>
    </style:style>
    <style:style style:name="T40" style:family="text">
      <style:text-properties fo:font-size="12pt" officeooo:rsid="0197eef7" style:font-size-asian="12pt" style:font-size-complex="12pt"/>
    </style:style>
    <style:style style:name="T41" style:family="text">
      <style:text-properties fo:font-size="12pt" fo:font-style="italic" style:font-size-asian="12pt" style:font-style-asian="italic" style:font-size-complex="12pt" style:font-style-complex="italic"/>
    </style:style>
    <style:style style:name="T42" style:family="text">
      <style:text-properties fo:font-size="12pt" fo:font-style="italic" officeooo:rsid="002b53bc" style:font-size-asian="12pt" style:font-style-asian="italic" style:font-size-complex="12pt" style:font-style-complex="italic"/>
    </style:style>
    <style:style style:name="T43" style:family="text">
      <style:text-properties fo:font-size="12pt" fo:font-style="italic" officeooo:rsid="00106510" style:font-size-asian="12pt" style:font-style-asian="italic" style:font-size-complex="12pt" style:font-style-complex="italic"/>
    </style:style>
    <style:style style:name="T44" style:family="text">
      <style:text-properties fo:font-size="12pt" fo:font-style="italic" officeooo:rsid="0145e369" style:font-size-asian="12pt" style:font-style-asian="italic" style:font-size-complex="12pt" style:font-style-complex="italic"/>
    </style:style>
    <style:style style:name="T45" style:family="text">
      <style:text-properties fo:font-size="12pt" fo:font-style="italic" officeooo:rsid="014b4dd2" style:font-size-asian="12pt" style:font-style-asian="italic" style:font-size-complex="12pt" style:font-style-complex="italic"/>
    </style:style>
    <style:style style:name="T46" style:family="text">
      <style:text-properties fo:font-size="12pt" fo:font-style="italic" officeooo:rsid="01557e36" style:font-size-asian="12pt" style:font-style-asian="italic" style:font-size-complex="12pt" style:font-style-complex="italic"/>
    </style:style>
    <style:style style:name="T47" style:family="text">
      <style:text-properties fo:font-size="12pt" fo:font-style="italic" officeooo:rsid="018a40ae" style:font-size-asian="12pt" style:font-style-asian="italic" style:font-size-complex="12pt" style:font-style-complex="italic"/>
    </style:style>
    <style:style style:name="T48" style:family="text">
      <style:text-properties fo:font-size="12pt" fo:font-style="italic" officeooo:rsid="018a53be" style:font-size-asian="12pt" style:font-style-asian="italic" style:font-size-complex="12pt" style:font-style-complex="italic"/>
    </style:style>
    <style:style style:name="T49" style:family="text">
      <style:text-properties fo:font-size="12pt" fo:font-style="italic" officeooo:rsid="019366be" style:font-size-asian="12pt" style:font-style-asian="italic" style:font-size-complex="12pt" style:font-style-complex="italic"/>
    </style:style>
    <style:style style:name="T50" style:family="text">
      <style:text-properties fo:font-size="12pt" fo:font-style="italic" officeooo:rsid="01942cfd" style:font-size-asian="12pt" style:font-style-asian="italic" style:font-size-complex="12pt" style:font-style-complex="italic"/>
    </style:style>
    <style:style style:name="T51" style:family="text">
      <style:text-properties officeooo:rsid="00633b63"/>
    </style:style>
    <style:style style:name="T52" style:family="text">
      <style:text-properties officeooo:rsid="00741fe3"/>
    </style:style>
    <style:style style:name="T53" style:family="text">
      <style:text-properties fo:font-weight="normal" officeooo:rsid="00106510" style:font-weight-asian="normal" style:font-weight-complex="normal"/>
    </style:style>
    <style:style style:name="T54" style:family="text">
      <style:text-properties fo:font-weight="normal" officeooo:rsid="00a0b81e" style:font-weight-asian="normal" style:font-weight-complex="normal"/>
    </style:style>
    <style:style style:name="T55" style:family="text">
      <style:text-properties fo:font-weight="normal" officeooo:rsid="009e9d14" style:font-weight-asian="normal" style:font-weight-complex="normal"/>
    </style:style>
    <style:style style:name="T56" style:family="text">
      <style:text-properties fo:font-weight="normal" officeooo:rsid="0145e369" style:font-weight-asian="normal" style:font-weight-complex="normal"/>
    </style:style>
    <style:style style:name="T57" style:family="text">
      <style:text-properties fo:font-weight="normal" officeooo:rsid="015b217e" style:font-weight-asian="normal" style:font-weight-complex="normal"/>
    </style:style>
    <style:style style:name="T58" style:family="text">
      <style:text-properties fo:font-weight="normal" officeooo:rsid="016f8336" style:font-weight-asian="normal" style:font-weight-complex="normal"/>
    </style:style>
    <style:style style:name="T59" style:family="text">
      <style:text-properties fo:font-weight="normal" officeooo:rsid="01704150" style:font-weight-asian="normal" style:font-weight-complex="normal"/>
    </style:style>
    <style:style style:name="T60" style:family="text">
      <style:text-properties fo:font-weight="normal" officeooo:rsid="0171ef1e" style:font-weight-asian="normal" style:font-weight-complex="normal"/>
    </style:style>
    <style:style style:name="T61" style:family="text">
      <style:text-properties fo:font-weight="normal" officeooo:rsid="017bb21a" style:font-weight-asian="normal" style:font-weight-complex="normal"/>
    </style:style>
    <style:style style:name="T62" style:family="text">
      <style:text-properties fo:font-weight="normal" officeooo:rsid="017e5839" style:font-weight-asian="normal" style:font-weight-complex="normal"/>
    </style:style>
    <style:style style:name="T63" style:family="text">
      <style:text-properties fo:font-weight="normal" officeooo:rsid="0191500a" style:font-weight-asian="normal" style:font-weight-complex="normal"/>
    </style:style>
    <style:style style:name="T64" style:family="text">
      <style:text-properties fo:font-weight="normal" officeooo:rsid="019366be" style:font-weight-asian="normal" style:font-weight-complex="normal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fo:font-style="normal" officeooo:rsid="01441a8b" style:font-style-asian="normal" style:font-style-complex="normal"/>
    </style:style>
    <style:style style:name="T67" style:family="text">
      <style:text-properties fo:font-style="normal" officeooo:rsid="01665b7f" style:font-style-asian="normal" style:font-style-complex="normal"/>
    </style:style>
    <style:style style:name="T68" style:family="text">
      <style:text-properties fo:font-style="normal" officeooo:rsid="0191500a" style:font-style-asian="normal" style:font-style-complex="normal"/>
    </style:style>
    <style:style style:name="T69" style:family="text">
      <style:text-properties fo:font-style="normal" officeooo:rsid="019245f2" style:font-style-asian="normal" style:font-style-complex="normal"/>
    </style:style>
    <style:style style:name="T70" style:family="text">
      <style:text-properties fo:font-style="normal" officeooo:rsid="0197eef7" style:font-style-asian="normal" style:font-style-complex="normal"/>
    </style:style>
    <style:style style:name="T71" style:family="text">
      <style:text-properties officeooo:rsid="000a003f"/>
    </style:style>
    <style:style style:name="T72" style:family="text">
      <style:text-properties officeooo:rsid="0008a0bd"/>
    </style:style>
    <style:style style:name="T73" style:family="text">
      <style:text-properties officeooo:rsid="00eb6f5e"/>
    </style:style>
    <style:style style:name="T74" style:family="text">
      <style:text-properties officeooo:rsid="00eac3b4"/>
    </style:style>
    <style:style style:name="T75" style:family="text">
      <style:text-properties officeooo:rsid="024b5eb6"/>
    </style:style>
    <style:style style:name="T76" style:family="text">
      <style:text-properties officeooo:rsid="01396a86"/>
    </style:style>
    <style:style style:name="T77" style:family="text">
      <style:text-properties officeooo:rsid="013a8563"/>
    </style:style>
    <style:style style:name="T78" style:family="text">
      <style:text-properties officeooo:rsid="013b1740"/>
    </style:style>
    <style:style style:name="T79" style:family="text">
      <style:text-properties officeooo:rsid="013b8f8e"/>
    </style:style>
    <style:style style:name="T80" style:family="text">
      <style:text-properties officeooo:rsid="013fb817"/>
    </style:style>
    <style:style style:name="T81" style:family="text">
      <style:text-properties officeooo:rsid="013fb97e"/>
    </style:style>
    <style:style style:name="T82" style:family="text">
      <style:text-properties officeooo:rsid="0070ce31"/>
    </style:style>
    <style:style style:name="T83" style:family="text">
      <style:text-properties officeooo:rsid="0140cfab"/>
    </style:style>
    <style:style style:name="T84" style:family="text">
      <style:text-properties officeooo:rsid="01437d50"/>
    </style:style>
    <style:style style:name="T85" style:family="text">
      <style:text-properties officeooo:rsid="01441a8b"/>
    </style:style>
    <style:style style:name="T86" style:family="text">
      <style:text-properties officeooo:rsid="0145e369"/>
    </style:style>
    <style:style style:name="T87" style:family="text">
      <style:text-properties officeooo:rsid="014990f2"/>
    </style:style>
    <style:style style:name="T88" style:family="text">
      <style:text-properties officeooo:rsid="015035fb"/>
    </style:style>
    <style:style style:name="T89" style:family="text">
      <style:text-properties officeooo:rsid="02e2de16"/>
    </style:style>
    <style:style style:name="T90" style:family="text">
      <style:text-properties officeooo:rsid="0220abf8"/>
    </style:style>
    <style:style style:name="T91" style:family="text">
      <style:text-properties officeooo:rsid="01518d85"/>
    </style:style>
    <style:style style:name="T92" style:family="text">
      <style:text-properties officeooo:rsid="0152383a"/>
    </style:style>
    <style:style style:name="T93" style:family="text">
      <style:text-properties officeooo:rsid="0153b828"/>
    </style:style>
    <style:style style:name="T94" style:family="text">
      <style:text-properties officeooo:rsid="01f8d2ff"/>
    </style:style>
    <style:style style:name="T95" style:family="text">
      <style:text-properties officeooo:rsid="01557e36"/>
    </style:style>
    <style:style style:name="T96" style:family="text">
      <style:text-properties officeooo:rsid="015d292d"/>
    </style:style>
    <style:style style:name="T97" style:family="text">
      <style:text-properties officeooo:rsid="016223e9"/>
    </style:style>
    <style:style style:name="T98" style:family="text">
      <style:text-properties officeooo:rsid="0163e43f"/>
    </style:style>
    <style:style style:name="T99" style:family="text">
      <style:text-properties officeooo:rsid="0165af28"/>
    </style:style>
    <style:style style:name="T100" style:family="text">
      <style:text-properties officeooo:rsid="016a7e88"/>
    </style:style>
    <style:style style:name="T101" style:family="text">
      <style:text-properties officeooo:rsid="016ca9af"/>
    </style:style>
    <style:style style:name="T102" style:family="text">
      <style:text-properties officeooo:rsid="01731bb4"/>
    </style:style>
    <style:style style:name="T103" style:family="text">
      <style:text-properties officeooo:rsid="017e5839"/>
    </style:style>
    <style:style style:name="T104" style:family="text">
      <style:text-properties officeooo:rsid="0181f6ba"/>
    </style:style>
    <style:style style:name="T105" style:family="text">
      <style:text-properties officeooo:rsid="0184c30a"/>
    </style:style>
    <style:style style:name="T106" style:family="text">
      <style:text-properties officeooo:rsid="018c3f58"/>
    </style:style>
    <style:style style:name="T107" style:family="text">
      <style:text-properties officeooo:rsid="018df30e"/>
    </style:style>
    <style:style style:name="T108" style:family="text">
      <style:text-properties officeooo:rsid="018e4396"/>
    </style:style>
    <style:style style:name="T109" style:family="text">
      <style:text-properties officeooo:rsid="01910adf"/>
    </style:style>
    <style:style style:name="T110" style:family="text">
      <style:text-properties officeooo:rsid="019366be"/>
    </style:style>
    <style:style style:name="T111" style:family="text">
      <style:text-properties officeooo:rsid="01945d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1">/<text:span text:style-name="T76">apis</text:span></text:p>
      <text:p text:style-name="P128"/>
      <text:p text:style-name="P181">A collection of all the Wadapi-hosted APIs with available profiling data.</text:p>
      <text:p text:style-name="P135"/>
      <text:p text:style-name="P91">URL</text:p>
      <text:p text:style-name="P91"/>
      <text:p text:style-name="P226"><text:a xlink:type="simple" xlink:href="https://api.doga.gov/1.0/cases/" text:style-name="Internet_20_link" text:visited-style-name="Visited_20_Internet_20_Link"><text:span text:style-name="T10">https://</text:span></text:a><text:a xlink:type="simple" xlink:href="https://api.doga.gov/1.0/cases/" text:style-name="Internet_20_link" text:visited-style-name="Visited_20_Internet_20_Link"><text:span text:style-name="T16">analytics</text:span></text:a><text:a xlink:type="simple" xlink:href="https://api.doga.gov/1.0/cases/" text:style-name="Internet_20_link" text:visited-style-name="Visited_20_Internet_20_Link"><text:span text:style-name="T10">.mywadapi.com/</text:span></text:a><text:a xlink:type="simple" xlink:href="https://api.doga.gov/1.0/cases/" text:style-name="Internet_20_link" text:visited-style-name="Visited_20_Internet_20_Link"><text:span text:style-name="T15">api</text:span></text:a><text:a xlink:type="simple" xlink:href="https://api.doga.gov/1.0/cases/" text:style-name="Internet_20_link" text:visited-style-name="Visited_20_Internet_20_Link"><text:span text:style-name="T11">s</text:span></text:a></text:p>
      <text:p text:style-name="P141"/>
      <text:p text:style-name="P91">Supported Request <text:span text:style-name="T71">M</text:span>ethods</text:p>
      <text:p text:style-name="P148"/>
      <text:p text:style-name="P141">GET – <text:span text:style-name="T77">Return a list of all Wadapi APIs with profiling data available</text:span></text:p>
      <text:p text:style-name="P141"/>
      <text:p text:style-name="P99">Supported Request Formats</text:p>
      <text:p text:style-name="P99"/>
      <text:p text:style-name="P155">json</text:p>
      <text:p text:style-name="P155"/>
      <text:p text:style-name="P99">Authentication</text:p>
      <text:p text:style-name="P99"/>
      <text:p text:style-name="P162">Basic</text:p>
      <text:p text:style-name="P162"/>
      <text:p text:style-name="P189">Permissions</text:p>
      <text:p text:style-name="P148"/>
      <table:table table:name="Table79" table:style-name="Table79">
        <table:table-column table:style-name="Table79.A"/>
        <table:table-column table:style-name="Table79.B"/>
        <table:table-column table:style-name="Table79.C"/>
        <table:table-row>
          <table:table-cell table:style-name="Table79.A1" office:value-type="string">
            <text:p text:style-name="P296">Role</text:p>
          </table:table-cell>
          <table:table-cell table:style-name="Table79.A1" office:value-type="string">
            <text:p text:style-name="P289">Allowed Methods</text:p>
          </table:table-cell>
          <table:table-cell table:style-name="Table79.C1" office:value-type="string">
            <text:p text:style-name="P289">Restrictions</text:p>
          </table:table-cell>
        </table:table-row>
        <table:table-row>
          <table:table-cell table:style-name="Table79.A2" office:value-type="string">
            <text:p text:style-name="P310">root</text:p>
          </table:table-cell>
          <table:table-cell table:style-name="Table79.A2" table:number-rows-spanned="2" office:value-type="string">
            <text:p text:style-name="P317">GET</text:p>
          </table:table-cell>
          <table:table-cell table:style-name="Table79.C2" table:number-rows-spanned="2" office:value-type="string">
            <text:p text:style-name="P323">Can retrieve a <text:span text:style-name="T77">list of all profiled APIs. </text:span></text:p>
          </table:table-cell>
        </table:table-row>
        <table:table-row>
          <table:table-cell table:style-name="Table79.A2" office:value-type="string">
            <text:p text:style-name="P329">master</text:p>
          </table:table-cell>
          <table:covered-table-cell/>
          <table:covered-table-cell/>
        </table:table-row>
        <table:table-row>
          <table:table-cell table:style-name="Table79.A2" office:value-type="string">
            <text:p text:style-name="P336">consumer</text:p>
          </table:table-cell>
          <table:table-cell table:style-name="Table79.A2" office:value-type="string">
            <text:p text:style-name="P250">GET</text:p>
          </table:table-cell>
          <table:table-cell table:style-name="Table79.C2" office:value-type="string">
            <text:p text:style-name="P250">Can retrieve a list of APIs of which the requesting user is an administrator.</text:p>
          </table:table-cell>
        </table:table-row>
      </table:table>
      <text:p text:style-name="P169"/>
      <text:p text:style-name="P106">Response Errors</text:p>
      <text:p text:style-name="P10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03">Error</text:p>
          </table:table-cell>
          <table:table-cell table:style-name="Table2.A1" office:value-type="string">
            <text:p text:style-name="P303">Reason</text:p>
          </table:table-cell>
          <table:table-cell table:style-name="Table2.C1" office:value-type="string">
            <text:p text:style-name="P281">Description</text:p>
          </table:table-cell>
        </table:table-row>
        <table:table-row>
          <table:table-cell table:style-name="Table2.A2" office:value-type="string">
            <text:p text:style-name="P342">401</text:p>
          </table:table-cell>
          <table:table-cell table:style-name="Table2.A2" office:value-type="string">
            <text:p text:style-name="P342">Unauthorized</text:p>
          </table:table-cell>
          <table:table-cell table:style-name="Table2.C2" office:value-type="string">
            <text:p text:style-name="P350">The 'Authori<text:span text:style-name="T51">z</text:span>ation' header is missing and must be supplied.</text:p>
          </table:table-cell>
        </table:table-row>
        <table:table-row>
          <table:table-cell table:style-name="Table2.A2" office:value-type="string">
            <text:p text:style-name="P342">403</text:p>
          </table:table-cell>
          <table:table-cell table:style-name="Table2.A2" office:value-type="string">
            <text:p text:style-name="P342">Forbidden</text:p>
          </table:table-cell>
          <table:table-cell table:style-name="Table2.C2" office:value-type="string">
            <text:p text:style-name="P358">The request authorisation did not include authorised credentials <text:span text:style-name="T85">or the requesting user does not have read access to the collection</text:span>.</text:p>
          </table:table-cell>
        </table:table-row>
        <table:table-row>
          <table:table-cell table:style-name="Table2.A2" office:value-type="string">
            <text:p text:style-name="P366">405</text:p>
          </table:table-cell>
          <table:table-cell table:style-name="Table2.A2" office:value-type="string">
            <text:p text:style-name="P366">Method Not Allowed</text:p>
          </table:table-cell>
          <table:table-cell table:style-name="Table2.C2" office:value-type="string">
            <text:p text:style-name="P373"><text:span text:style-name="T52">T</text:span>he request method <text:span text:style-name="T52">was something other than GET.</text:span></text:p>
          </table:table-cell>
        </table:table-row>
        <table:table-row>
          <table:table-cell table:style-name="Table2.A2" office:value-type="string">
            <text:p text:style-name="P381">406</text:p>
          </table:table-cell>
          <table:table-cell table:style-name="Table2.A2" office:value-type="string">
            <text:p text:style-name="P381">Not Acceptable</text:p>
          </table:table-cell>
          <table:table-cell table:style-name="Table2.C2" office:value-type="string">
            <text:p text:style-name="P388">The request <text:span text:style-name="T73">has </text:span>'Accept-*' header<text:span text:style-name="T74">s</text:span> that do <text:span text:style-name="T73">no</text:span>t include <text:span text:style-name="T73">Supported Request Formats (json), languages (en) or charsets (utf8)</text:span>.</text:p>
          </table:table-cell>
        </table:table-row>
      </table:table>
      <text:p text:style-name="P221"/>
      <text:p text:style-name="P113"/>
      <text:p text:style-name="P269"><text:span text:style-name="T8">Example</text:span><text:span text:style-name="T9">s</text:span></text:p>
      <text:p text:style-name="P113"/>
      <text:p text:style-name="P194">GET /<text:span text:style-name="T78">apis</text:span></text:p>
      <text:p text:style-name="P19"/>
      <text:p text:style-name="P205">Response Body:</text:p>
      <text:p text:style-name="P205"/>
      <text:p text:style-name="P7">{</text:p>
      <text:p text:style-name="P1"><text:span text:style-name="T41"><text:tab/>“</text:span><text:span text:style-name="T42">self”:“</text:span><text:a xlink:type="simple" xlink:href="https://api.doga.gov/1.0/templates" text:style-name="Internet_20_link" text:visited-style-name="Visited_20_Internet_20_Link"><text:span text:style-name="T41">http://</text:span></text:a><text:a xlink:type="simple" xlink:href="https://api.doga.gov/1.0/templates" text:style-name="Internet_20_link" text:visited-style-name="Visited_20_Internet_20_Link"><text:span text:style-name="T44">analytics</text:span></text:a><text:a xlink:type="simple" xlink:href="https://api.doga.gov/1.0/templates" text:style-name="Internet_20_link" text:visited-style-name="Visited_20_Internet_20_Link"><text:span text:style-name="T41">.mywadapi.co</text:span></text:a><text:a xlink:type="simple" xlink:href="https://api.doga.gov/1.0/templates" text:style-name="Internet_20_link" text:visited-style-name="Visited_20_Internet_20_Link"><text:span text:style-name="T45">m/apis</text:span></text:a><text:span text:style-name="T43">”</text:span><text:span text:style-name="T41">,</text:span></text:p>
      <text:p text:style-name="P216"><text:span text:style-name="T1"><text:tab/>“</text:span><text:span text:style-name="T2">total”: </text:span><text:span text:style-name="T3">3</text:span><text:span text:style-name="T2">,</text:span></text:p>
      <text:p text:style-name="P77"><text:span text:style-name="T53"><text:tab/>“</text:span><text:span text:style-name="T56">apis</text:span><text:span text:style-name="T55">”:</text:span><text:span text:style-name="T54">[</text:span></text:p>
      <text:p text:style-name="P6"><text:tab/><text:tab/>{</text:p>
      <text:p text:style-name="P234"><text:span text:style-name="T10"><text:tab/><text:tab/><text:tab/>“</text:span><text:span text:style-name="T12">self</text:span><text:span text:style-name="T10">”:<text:tab/></text:span><text:span text:style-name="T13">”</text:span><text:a xlink:type="simple" xlink:href="http://api.myticketting.com/1.0/settings" text:style-name="Internet_20_link" text:visited-style-name="Visited_20_Internet_20_Link"><text:span text:style-name="T13">http</text:span></text:a><text:a xlink:type="simple" xlink:href="http://api.myticketting.com/1.0/settings" text:style-name="Internet_20_link" text:visited-style-name="Visited_20_Internet_20_Link"><text:span text:style-name="T17">s</text:span></text:a><text:a xlink:type="simple" xlink:href="http://api.myticketting.com/1.0/settings" text:style-name="Internet_20_link" text:visited-style-name="Visited_20_Internet_20_Link"><text:span text:style-name="T13">://</text:span></text:a><text:a xlink:type="simple" xlink:href="http://api.myticketting.com/1.0/settings" text:style-name="Internet_20_link" text:visited-style-name="Visited_20_Internet_20_Link"><text:span text:style-name="T16">analytics</text:span></text:a><text:a xlink:type="simple" xlink:href="http://api.myticketting.com/1.0/settings" text:style-name="Internet_20_link" text:visited-style-name="Visited_20_Internet_20_Link"><text:span text:style-name="T13">.mywadapi.co</text:span></text:a><text:a xlink:type="simple" xlink:href="http://api.myticketting.com/1.0/settings" text:style-name="Internet_20_link" text:visited-style-name="Visited_20_Internet_20_Link"><text:span text:style-name="T16">m/ap</text:span></text:a><text:a xlink:type="simple" xlink:href="http://api.myticketting.com/1.0/settings" text:style-name="Internet_20_link" text:visited-style-name="Visited_20_Internet_20_Link"><text:span text:style-name="T19">is/58493045684</text:span></text:a><text:span text:style-name="T13">”</text:span><text:span text:style-name="T10">,</text:span></text:p>
      <text:p text:style-name="P29"><text:tab/><text:tab/><text:tab/>“<text:span text:style-name="T78">root”:”</text:span><text:a xlink:type="simple" xlink:href="https://ticketing.mywadapi.com/" text:style-name="Internet_20_link" text:visited-style-name="Visited_20_Internet_20_Link"><text:span text:style-name="T78">https://ticketing.mywadapi.com</text:span></text:a><text:span text:style-name="T78">”,</text:span></text:p>
      <text:p text:style-name="P43"><text:tab/><text:tab/><text:tab/>“<text:span text:style-name="T95">requested-endpoints</text:span>”:”<text:span text:style-name="T87">37</text:span>”,</text:p>
      <text:p text:style-name="P44"><text:tab/><text:tab/><text:tab/>“<text:span text:style-name="T79">daily-requests</text:span>”:”<text:span text:style-name="T79">5473</text:span>”,</text:p>
      <text:p text:style-name="P30"><text:tab/><text:tab/><text:tab/>“<text:span text:style-name="T83">endpoints</text:span>”:<text:span text:style-name="T82">”</text:span><text:a xlink:type="simple" xlink:href="http://api.myticketting.com/1.0/settings" text:style-name="Internet_20_link" text:visited-style-name="Visited_20_Internet_20_Link"><text:span text:style-name="T82">https://analytics.mywadapi.com/apis/5..4/endpoints</text:span></text:a><text:span text:style-name="T82">”</text:span></text:p>
      <text:p text:style-name="P60"><text:tab/><text:tab/>},</text:p>
      <text:p text:style-name="P8"><text:tab/><text:tab/>{</text:p>
      <text:p text:style-name="P235"><text:span text:style-name="T10"><text:tab/><text:tab/><text:tab/>“</text:span><text:span text:style-name="T12">self</text:span><text:span text:style-name="T10">”:<text:tab/></text:span><text:span text:style-name="T13">”</text:span><text:a xlink:type="simple" xlink:href="http://api.myticketting.com/1.0/settings" text:style-name="Internet_20_link" text:visited-style-name="Visited_20_Internet_20_Link"><text:span text:style-name="T13">http</text:span></text:a><text:a xlink:type="simple" xlink:href="http://api.myticketting.com/1.0/settings" text:style-name="Internet_20_link" text:visited-style-name="Visited_20_Internet_20_Link"><text:span text:style-name="T17">s</text:span></text:a><text:a xlink:type="simple" xlink:href="http://api.myticketting.com/1.0/settings" text:style-name="Internet_20_link" text:visited-style-name="Visited_20_Internet_20_Link"><text:span text:style-name="T13">://</text:span></text:a><text:a xlink:type="simple" xlink:href="http://api.myticketting.com/1.0/settings" text:style-name="Internet_20_link" text:visited-style-name="Visited_20_Internet_20_Link"><text:span text:style-name="T16">analytics</text:span></text:a><text:a xlink:type="simple" xlink:href="http://api.myticketting.com/1.0/settings" text:style-name="Internet_20_link" text:visited-style-name="Visited_20_Internet_20_Link"><text:span text:style-name="T13">.mywadapi.co</text:span></text:a><text:a xlink:type="simple" xlink:href="http://api.myticketting.com/1.0/settings" text:style-name="Internet_20_link" text:visited-style-name="Visited_20_Internet_20_Link"><text:span text:style-name="T16">m/apis</text:span></text:a><text:span text:style-name="T13">”</text:span><text:span text:style-name="T10">,</text:span></text:p>
      <text:p text:style-name="P31"><text:tab/><text:tab/><text:tab/>“<text:span text:style-name="T78">root”:”</text:span><text:a xlink:type="simple" xlink:href="https://ticketing.mywadapi.com/" text:style-name="Internet_20_link" text:visited-style-name="Visited_20_Internet_20_Link"><text:span text:style-name="T78">https://gbsv.mywadapi.com</text:span></text:a><text:span text:style-name="T78">”,</text:span></text:p>
      <text:p text:style-name="P48"><text:tab/><text:tab/><text:tab/>“<text:span text:style-name="T95">requested-endpoints</text:span>”:”<text:span text:style-name="T87">17</text:span>”,</text:p>
      <text:p text:style-name="P45"><text:tab/><text:tab/><text:tab/>“<text:span text:style-name="T79">daily-requests</text:span>”:”<text:span text:style-name="T87">396</text:span>”,</text:p>
      <text:p text:style-name="P31"><text:tab/><text:tab/><text:tab/>“<text:span text:style-name="T83">endpoints</text:span>”:<text:span text:style-name="T82">”</text:span><text:a xlink:type="simple" xlink:href="http://api.myticketting.com/1.0/settings" text:style-name="Internet_20_link" text:visited-style-name="Visited_20_Internet_20_Link"><text:span text:style-name="T82">https://analytics.mywadapi.com/apis/1..0/endpoints</text:span></text:a><text:span text:style-name="T82">”</text:span></text:p>
      <text:p text:style-name="P60"><text:tab/><text:tab/>},</text:p>
      <text:p text:style-name="P60"><text:tab/><text:tab/>.</text:p>
      <text:p text:style-name="P60"><text:tab/><text:tab/>.</text:p>
      <text:p text:style-name="P60"><text:tab/><text:tab/>.</text:p>
      <text:p text:style-name="P59"><text:tab/><text:span text:style-name="T86">]</text:span></text:p>
      <text:p text:style-name="P70">}</text:p>
      <text:p text:style-name="P261">/<text:span text:style-name="T80">apis/{api_id}</text:span></text:p>
      <text:p text:style-name="P128"/>
      <text:p text:style-name="P176">A <text:span text:style-name="T81">Wadapi-Hosted API Resource containing relevant profiling data</text:span></text:p>
      <text:p text:style-name="P141"/>
      <text:p text:style-name="P92">URL</text:p>
      <text:p text:style-name="P92"/>
      <text:p text:style-name="P227"><text:a xlink:type="simple" xlink:href="https://api.doga.gov/1.0/cases/" text:style-name="Internet_20_link" text:visited-style-name="Visited_20_Internet_20_Link"><text:span text:style-name="T14">https://</text:span></text:a><text:a xlink:type="simple" xlink:href="https://api.doga.gov/1.0/cases/" text:style-name="Internet_20_link" text:visited-style-name="Visited_20_Internet_20_Link"><text:span text:style-name="T16">analytics</text:span></text:a><text:a xlink:type="simple" xlink:href="https://api.doga.gov/1.0/cases/" text:style-name="Internet_20_link" text:visited-style-name="Visited_20_Internet_20_Link"><text:span text:style-name="T14">.mywadapi.com/</text:span></text:a><text:a xlink:type="simple" xlink:href="https://api.doga.gov/1.0/cases/" text:style-name="Internet_20_link" text:visited-style-name="Visited_20_Internet_20_Link"><text:span text:style-name="T15">api</text:span></text:a><text:a xlink:type="simple" xlink:href="https://api.doga.gov/1.0/cases/" text:style-name="Internet_20_link" text:visited-style-name="Visited_20_Internet_20_Link"><text:span text:style-name="T18">s/</text:span></text:a><text:a xlink:type="simple" xlink:href="https://api.doga.gov/1.0/cases/" text:style-name="Internet_20_link" text:visited-style-name="Visited_20_Internet_20_Link"><text:span text:style-name="T35">{api_id}</text:span></text:a></text:p>
      <text:p text:style-name="P141"/>
      <text:p text:style-name="P91">Supported Request <text:span text:style-name="T71">M</text:span>ethods</text:p>
      <text:p text:style-name="P148"/>
      <text:p text:style-name="P141">GET – <text:span text:style-name="T72">Returns a single API Resource and its profiling data.</text:span></text:p>
      <text:p text:style-name="P141"/>
      <text:p text:style-name="P99">Supported Request Formats</text:p>
      <text:p text:style-name="P99"/>
      <text:p text:style-name="P155">json</text:p>
      <text:p text:style-name="P155"/>
      <text:p text:style-name="P99">Authentication</text:p>
      <text:p text:style-name="P99"/>
      <text:p text:style-name="P162">Basic</text:p>
      <text:p text:style-name="P162"/>
      <text:p text:style-name="P189">Permissions</text:p>
      <text:p text:style-name="P148"/>
      <table:table table:name="Table164" table:style-name="Table164">
        <table:table-column table:style-name="Table164.A"/>
        <table:table-column table:style-name="Table164.B"/>
        <table:table-column table:style-name="Table164.C"/>
        <table:table-row>
          <table:table-cell table:style-name="Table164.A1" office:value-type="string">
            <text:p text:style-name="P296">Role</text:p>
          </table:table-cell>
          <table:table-cell table:style-name="Table164.A1" office:value-type="string">
            <text:p text:style-name="P289">Allowed Methods</text:p>
          </table:table-cell>
          <table:table-cell table:style-name="Table164.C1" office:value-type="string">
            <text:p text:style-name="P289">Restrictions</text:p>
          </table:table-cell>
        </table:table-row>
        <table:table-row>
          <table:table-cell table:style-name="Table164.A2" office:value-type="string">
            <text:p text:style-name="P310">root</text:p>
          </table:table-cell>
          <table:table-cell table:style-name="Table164.A2" table:number-rows-spanned="2" office:value-type="string">
            <text:p text:style-name="P397">GET</text:p>
          </table:table-cell>
          <table:table-cell table:style-name="Table164.C2" table:number-rows-spanned="2" office:value-type="string">
            <text:p text:style-name="P395">Can <text:span text:style-name="T84">retrieve profiling data for any API resource.</text:span></text:p>
          </table:table-cell>
        </table:table-row>
        <table:table-row>
          <table:table-cell table:style-name="Table164.A2" office:value-type="string">
            <text:p text:style-name="P329">master</text:p>
          </table:table-cell>
          <table:covered-table-cell/>
          <table:covered-table-cell/>
        </table:table-row>
        <table:table-row>
          <table:table-cell table:style-name="Table164.A2" office:value-type="string">
            <text:p text:style-name="P401">c<text:span text:style-name="T75">onsumer</text:span></text:p>
          </table:table-cell>
          <table:table-cell table:style-name="Table164.A2" office:value-type="string">
            <text:p text:style-name="P257">GET</text:p>
          </table:table-cell>
          <table:table-cell table:style-name="Table164.C2" office:value-type="string">
            <text:p text:style-name="P396">Can <text:span text:style-name="T84">retrieve profiling data only for API resources of which the requesting user in an administrator.</text:span></text:p>
          </table:table-cell>
        </table:table-row>
      </table:table>
      <text:p text:style-name="P169"/>
      <text:p text:style-name="P106">Response Errors</text:p>
      <text:p text:style-name="P106"/>
      <table:table table:name="Table165" table:style-name="Table165">
        <table:table-column table:style-name="Table165.A"/>
        <table:table-column table:style-name="Table165.B"/>
        <table:table-column table:style-name="Table165.C"/>
        <table:table-row>
          <table:table-cell table:style-name="Table165.A1" office:value-type="string">
            <text:p text:style-name="P303">Error</text:p>
          </table:table-cell>
          <table:table-cell table:style-name="Table165.A1" office:value-type="string">
            <text:p text:style-name="P303">Reason</text:p>
          </table:table-cell>
          <table:table-cell table:style-name="Table165.C1" office:value-type="string">
            <text:p text:style-name="P281">Description</text:p>
          </table:table-cell>
        </table:table-row>
        <table:table-row>
          <table:table-cell table:style-name="Table165.A2" office:value-type="string">
            <text:p text:style-name="P342">401</text:p>
          </table:table-cell>
          <table:table-cell table:style-name="Table165.A2" office:value-type="string">
            <text:p text:style-name="P342">Unauthorized</text:p>
          </table:table-cell>
          <table:table-cell table:style-name="Table165.C2" office:value-type="string">
            <text:p text:style-name="P350">The 'Authori<text:span text:style-name="T51">z</text:span>ation' header is missing and must be supplied.</text:p>
          </table:table-cell>
        </table:table-row>
        <table:table-row>
          <table:table-cell table:style-name="Table165.A2" office:value-type="string">
            <text:p text:style-name="P342">403</text:p>
          </table:table-cell>
          <table:table-cell table:style-name="Table165.A2" office:value-type="string">
            <text:p text:style-name="P342">Forbidden</text:p>
          </table:table-cell>
          <table:table-cell table:style-name="Table165.C2" office:value-type="string">
            <text:p text:style-name="P359">The request authorisation did not include authorised credentials <text:span text:style-name="T85">or the requesting user does not have read access to the resource</text:span>.</text:p>
          </table:table-cell>
        </table:table-row>
        <table:table-row>
          <table:table-cell table:style-name="Table165.A2" office:value-type="string">
            <text:p text:style-name="P366">405</text:p>
          </table:table-cell>
          <table:table-cell table:style-name="Table165.A2" office:value-type="string">
            <text:p text:style-name="P366">Method Not Allowed</text:p>
          </table:table-cell>
          <table:table-cell table:style-name="Table165.C2" office:value-type="string">
            <text:p text:style-name="P374"><text:span text:style-name="T52">T</text:span>he request method <text:span text:style-name="T52">was something other than GET.</text:span></text:p>
          </table:table-cell>
        </table:table-row>
        <table:table-row>
          <table:table-cell table:style-name="Table165.A2" office:value-type="string">
            <text:p text:style-name="P381">406</text:p>
          </table:table-cell>
          <table:table-cell table:style-name="Table165.A2" office:value-type="string">
            <text:p text:style-name="P381">Not Acceptable</text:p>
          </table:table-cell>
          <table:table-cell table:style-name="Table165.C2" office:value-type="string">
            <text:p text:style-name="P388">The request <text:span text:style-name="T73">has </text:span>'Accept-*' header<text:span text:style-name="T74">s</text:span> that do <text:span text:style-name="T73">no</text:span>t include <text:span text:style-name="T73">Supported Request Formats (json), languages (en) or charsets (utf8)</text:span>.</text:p>
          </table:table-cell>
        </table:table-row>
      </table:table>
      <text:p text:style-name="P177"/>
      <text:p text:style-name="P113"/>
      <text:p text:style-name="P272"><text:span text:style-name="T8">Example</text:span><text:span text:style-name="T9">s</text:span></text:p>
      <text:p text:style-name="P113"/>
      <text:p text:style-name="P124"><text:span text:style-name="T65">GET /</text:span><text:span text:style-name="T66">apis/58493045684</text:span></text:p>
      <text:p text:style-name="P19"/>
      <text:p text:style-name="P204">Response Body:</text:p>
      <text:p text:style-name="P204"/>
      <text:p text:style-name="P9">{</text:p>
      <text:p text:style-name="P236"><text:span text:style-name="T10"><text:tab/>“</text:span><text:span text:style-name="T12">self</text:span><text:span text:style-name="T10">”:<text:tab/></text:span><text:span text:style-name="T13">”</text:span><text:a xlink:type="simple" xlink:href="http://api.myticketting.com/1.0/settings" text:style-name="Internet_20_link" text:visited-style-name="Visited_20_Internet_20_Link"><text:span text:style-name="T13">http</text:span></text:a><text:a xlink:type="simple" xlink:href="http://api.myticketting.com/1.0/settings" text:style-name="Internet_20_link" text:visited-style-name="Visited_20_Internet_20_Link"><text:span text:style-name="T17">s</text:span></text:a><text:a xlink:type="simple" xlink:href="http://api.myticketting.com/1.0/settings" text:style-name="Internet_20_link" text:visited-style-name="Visited_20_Internet_20_Link"><text:span text:style-name="T13">://</text:span></text:a><text:a xlink:type="simple" xlink:href="http://api.myticketting.com/1.0/settings" text:style-name="Internet_20_link" text:visited-style-name="Visited_20_Internet_20_Link"><text:span text:style-name="T16">analytics</text:span></text:a><text:a xlink:type="simple" xlink:href="http://api.myticketting.com/1.0/settings" text:style-name="Internet_20_link" text:visited-style-name="Visited_20_Internet_20_Link"><text:span text:style-name="T13">.mywadapi.co</text:span></text:a><text:a xlink:type="simple" xlink:href="http://api.myticketting.com/1.0/settings" text:style-name="Internet_20_link" text:visited-style-name="Visited_20_Internet_20_Link"><text:span text:style-name="T16">m/ap</text:span></text:a><text:a xlink:type="simple" xlink:href="http://api.myticketting.com/1.0/settings" text:style-name="Internet_20_link" text:visited-style-name="Visited_20_Internet_20_Link"><text:span text:style-name="T19">is/58493045684</text:span></text:a><text:span text:style-name="T13">”</text:span><text:span text:style-name="T10">,</text:span></text:p>
      <text:p text:style-name="P32"><text:tab/>“<text:span text:style-name="T78">root”:”</text:span><text:a xlink:type="simple" xlink:href="https://ticketing.mywadapi.com/" text:style-name="Internet_20_link" text:visited-style-name="Visited_20_Internet_20_Link"><text:span text:style-name="T78">https://ticketing.mywadapi.com</text:span></text:a><text:span text:style-name="T78">”,</text:span></text:p>
      <text:p text:style-name="P48"><text:tab/>“<text:span text:style-name="T95">requested-endpoints</text:span>”:”<text:span text:style-name="T87">37</text:span>”,</text:p>
      <text:p text:style-name="P46"><text:tab/>“<text:span text:style-name="T79">daily-requests</text:span>”:”<text:span text:style-name="T79">5473</text:span>”,</text:p>
      <text:p text:style-name="P32"><text:tab/>“<text:span text:style-name="T83">endpoints</text:span>”:<text:span text:style-name="T82">”</text:span><text:a xlink:type="simple" xlink:href="http://api.myticketting.com/1.0/settings" text:style-name="Internet_20_link" text:visited-style-name="Visited_20_Internet_20_Link"><text:span text:style-name="T82">https://analytics.mywadapi.com/apis/5..4/endpoints</text:span></text:a><text:span text:style-name="T82">”</text:span></text:p>
      <text:p text:style-name="P61">}</text:p>
      <text:p text:style-name="P262">/<text:span text:style-name="T76">apis/{api_id}/endpoints</text:span></text:p>
      <text:p text:style-name="P129"/>
      <text:p text:style-name="P182">A collection of <text:span text:style-name="T88">endpoints offered by the specified API.</text:span></text:p>
      <text:p text:style-name="P136"/>
      <text:p text:style-name="P93">URL</text:p>
      <text:p text:style-name="P93"/>
      <text:p text:style-name="P228"><text:a xlink:type="simple" xlink:href="https://api.doga.gov/1.0/cases/" text:style-name="Internet_20_link" text:visited-style-name="Visited_20_Internet_20_Link"><text:span text:style-name="T10">https://</text:span></text:a><text:a xlink:type="simple" xlink:href="https://api.doga.gov/1.0/cases/" text:style-name="Internet_20_link" text:visited-style-name="Visited_20_Internet_20_Link"><text:span text:style-name="T16">analytics</text:span></text:a><text:a xlink:type="simple" xlink:href="https://api.doga.gov/1.0/cases/" text:style-name="Internet_20_link" text:visited-style-name="Visited_20_Internet_20_Link"><text:span text:style-name="T10">.mywadapi.com/</text:span></text:a><text:a xlink:type="simple" xlink:href="https://api.doga.gov/1.0/cases/" text:style-name="Internet_20_link" text:visited-style-name="Visited_20_Internet_20_Link"><text:span text:style-name="T15">api</text:span></text:a><text:a xlink:type="simple" xlink:href="https://api.doga.gov/1.0/cases/" text:style-name="Internet_20_link" text:visited-style-name="Visited_20_Internet_20_Link"><text:span text:style-name="T20">s/{api_id}/endpoint</text:span></text:a><text:a xlink:type="simple" xlink:href="https://api.doga.gov/1.0/cases/" text:style-name="Internet_20_link" text:visited-style-name="Visited_20_Internet_20_Link"><text:span text:style-name="T11">s</text:span></text:a></text:p>
      <text:p text:style-name="P142"/>
      <text:p text:style-name="P93">Supported Request <text:span text:style-name="T71">M</text:span>ethods</text:p>
      <text:p text:style-name="P149"/>
      <text:p text:style-name="P142">GET – <text:span text:style-name="T77">Return a list of endpoints offered by the specified Wadapi API.</text:span></text:p>
      <text:p text:style-name="P142"/>
      <text:p text:style-name="P100">Supported Request Formats</text:p>
      <text:p text:style-name="P100"/>
      <text:p text:style-name="P156">json</text:p>
      <text:p text:style-name="P156"/>
      <text:p text:style-name="P100">Authentication</text:p>
      <text:p text:style-name="P100"/>
      <text:p text:style-name="P163">Basic</text:p>
      <text:p text:style-name="P435"/>
      <text:p text:style-name="P435">Query Parameters (GET)</text:p>
      <text:p text:style-name="P435"/>
      <table:table table:name="Table57" table:style-name="Table57">
        <table:table-column table:style-name="Table57.A"/>
        <table:table-column table:style-name="Table57.B"/>
        <table:table-column table:style-name="Table57.C"/>
        <table:table-row>
          <table:table-cell table:style-name="Table57.A1" office:value-type="string">
            <text:p text:style-name="P283">Name</text:p>
          </table:table-cell>
          <table:table-cell table:style-name="Table57.A1" office:value-type="string">
            <text:p text:style-name="P276">Inclusion</text:p>
          </table:table-cell>
          <table:table-cell table:style-name="Table57.C1" office:value-type="string">
            <text:p text:style-name="P283">Description</text:p>
          </table:table-cell>
        </table:table-row>
        <table:table-row>
          <table:table-cell table:style-name="Table57.A2" office:value-type="string">
            <text:p text:style-name="P410">sort</text:p>
          </table:table-cell>
          <table:table-cell table:style-name="Table57.A2" office:value-type="string">
            <text:p text:style-name="P405">optional</text:p>
          </table:table-cell>
          <table:table-cell table:style-name="Table57.C2" office:value-type="string">
            <text:p text:style-name="P410">The order in which to present returned records. Valid options <text:span text:style-name="T89">are:</text:span> ‘<text:span text:style-name="T91">requests’ and ‘runtime’</text:span>. Default value is ‘<text:span text:style-name="T91">requests’</text:span>.</text:p>
          </table:table-cell>
        </table:table-row>
        <table:table-row>
          <table:table-cell table:style-name="Table57.A2" office:value-type="string">
            <text:p text:style-name="P419">order</text:p>
          </table:table-cell>
          <table:table-cell table:style-name="Table57.A2" office:value-type="string">
            <text:p text:style-name="P414">optional</text:p>
          </table:table-cell>
          <table:table-cell table:style-name="Table57.C2" office:value-type="string">
            <text:p text:style-name="P419"><text:span text:style-name="T90">Indicates w</text:span>hether to list records from lowest to highest (asc) or highest to lowest (desc). Default value is <text:span text:style-name="T92">’desc’.</text:span></text:p>
          </table:table-cell>
        </table:table-row>
      </table:table>
      <text:p text:style-name="P163"/>
      <text:p text:style-name="P190">Permissions</text:p>
      <text:p text:style-name="P14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97">Role</text:p>
          </table:table-cell>
          <table:table-cell table:style-name="Table1.A1" office:value-type="string">
            <text:p text:style-name="P290">Allowed Methods</text:p>
          </table:table-cell>
          <table:table-cell table:style-name="Table1.C1" office:value-type="string">
            <text:p text:style-name="P290">Restrictions</text:p>
          </table:table-cell>
        </table:table-row>
        <table:table-row>
          <table:table-cell table:style-name="Table1.A2" office:value-type="string">
            <text:p text:style-name="P311">root</text:p>
          </table:table-cell>
          <table:table-cell table:style-name="Table1.A2" table:number-rows-spanned="2" office:value-type="string">
            <text:p text:style-name="P318">GET</text:p>
          </table:table-cell>
          <table:table-cell table:style-name="Table1.C2" table:number-rows-spanned="2" office:value-type="string">
            <text:p text:style-name="P324">Can retrieve a <text:span text:style-name="T77">list of all endpoints exposed by <text:s/>profiled APIs. </text:span></text:p>
          </table:table-cell>
        </table:table-row>
        <table:table-row>
          <table:table-cell table:style-name="Table1.A2" office:value-type="string">
            <text:p text:style-name="P330">master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37">consumer</text:p>
          </table:table-cell>
          <table:table-cell table:style-name="Table1.A2" office:value-type="string">
            <text:p text:style-name="P251">GET</text:p>
          </table:table-cell>
          <table:table-cell table:style-name="Table1.C2" office:value-type="string">
            <text:p text:style-name="P251">Can retrieve a list of <text:span text:style-name="T93">all endpoints exposed by</text:span> APIs of which the requesting user is an administrator.</text:p>
          </table:table-cell>
        </table:table-row>
      </table:table>
      <text:p text:style-name="P170"/>
      <text:p text:style-name="P107">Response Errors</text:p>
      <text:p text:style-name="P10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04">Error</text:p>
          </table:table-cell>
          <table:table-cell table:style-name="Table3.A1" office:value-type="string">
            <text:p text:style-name="P304">Reason</text:p>
          </table:table-cell>
          <table:table-cell table:style-name="Table3.C1" office:value-type="string">
            <text:p text:style-name="P282">Description</text:p>
          </table:table-cell>
        </table:table-row>
        <table:table-row>
          <table:table-cell table:style-name="Table3.A2" office:value-type="string">
            <text:p text:style-name="P344">400</text:p>
          </table:table-cell>
          <table:table-cell table:style-name="Table3.A2" office:value-type="string">
            <text:p text:style-name="P344">Bad Request</text:p>
          </table:table-cell>
          <table:table-cell table:style-name="Table3.C2" office:value-type="string">
            <text:p text:style-name="P352"><text:span text:style-name="T94">One or more query parameters are invalid</text:span>.</text:p>
          </table:table-cell>
        </table:table-row>
        <table:table-row>
          <table:table-cell table:style-name="Table3.A2" office:value-type="string">
            <text:p text:style-name="P343">401</text:p>
          </table:table-cell>
          <table:table-cell table:style-name="Table3.A2" office:value-type="string">
            <text:p text:style-name="P343">Unauthorized</text:p>
          </table:table-cell>
          <table:table-cell table:style-name="Table3.C2" office:value-type="string">
            <text:p text:style-name="P351">The 'Authori<text:span text:style-name="T51">z</text:span>ation' header is missing and must be supplied.</text:p>
          </table:table-cell>
        </table:table-row>
        <table:table-row>
          <table:table-cell table:style-name="Table3.A2" office:value-type="string">
            <text:p text:style-name="P343">403</text:p>
          </table:table-cell>
          <table:table-cell table:style-name="Table3.A2" office:value-type="string">
            <text:p text:style-name="P343">Forbidden</text:p>
          </table:table-cell>
          <table:table-cell table:style-name="Table3.C2" office:value-type="string">
            <text:p text:style-name="P360">The request authorisation did not include authorised credentials <text:span text:style-name="T85">or the requesting user does not have read access to the collection</text:span>.</text:p>
          </table:table-cell>
        </table:table-row>
        <table:table-row>
          <table:table-cell table:style-name="Table3.A2" office:value-type="string">
            <text:p text:style-name="P367">405</text:p>
          </table:table-cell>
          <table:table-cell table:style-name="Table3.A2" office:value-type="string">
            <text:p text:style-name="P367">Method Not Allowed</text:p>
          </table:table-cell>
          <table:table-cell table:style-name="Table3.C2" office:value-type="string">
            <text:p text:style-name="P375"><text:span text:style-name="T52">T</text:span>he request method <text:span text:style-name="T52">was something other than GET.</text:span></text:p>
          </table:table-cell>
        </table:table-row>
        <table:table-row>
          <table:table-cell table:style-name="Table3.A2" office:value-type="string">
            <text:p text:style-name="P382">406</text:p>
          </table:table-cell>
          <table:table-cell table:style-name="Table3.A2" office:value-type="string">
            <text:p text:style-name="P382">Not Acceptable</text:p>
          </table:table-cell>
          <table:table-cell table:style-name="Table3.C2" office:value-type="string">
            <text:p text:style-name="P389">The request <text:span text:style-name="T73">has </text:span>'Accept-*' header<text:span text:style-name="T74">s</text:span> that do <text:span text:style-name="T73">no</text:span>t include <text:span text:style-name="T73">Supported Request Formats (json), languages (en) or charsets (utf8)</text:span>.</text:p>
          </table:table-cell>
        </table:table-row>
      </table:table>
      <text:p text:style-name="P114"/>
      <text:p text:style-name="P114"><text:soft-page-break/></text:p>
      <text:p text:style-name="P222"><text:span text:style-name="T8">Example</text:span><text:span text:style-name="T9">s</text:span></text:p>
      <text:p text:style-name="P114"/>
      <text:p text:style-name="P195">GET /<text:span text:style-name="T78">apis/58493045684/endpoints</text:span></text:p>
      <text:p text:style-name="P20"/>
      <text:p text:style-name="P206">Response Body:</text:p>
      <text:p text:style-name="P206"/>
      <text:p text:style-name="P10">{</text:p>
      <text:p text:style-name="P2"><text:span text:style-name="T41"><text:tab/>“</text:span><text:span text:style-name="T42">self”:“</text:span><text:a xlink:type="simple" xlink:href="https://api.doga.gov/1.0/templates" text:style-name="Internet_20_link" text:visited-style-name="Visited_20_Internet_20_Link"><text:span text:style-name="T41">http://</text:span></text:a><text:a xlink:type="simple" xlink:href="https://api.doga.gov/1.0/templates" text:style-name="Internet_20_link" text:visited-style-name="Visited_20_Internet_20_Link"><text:span text:style-name="T44">analytics</text:span></text:a><text:a xlink:type="simple" xlink:href="https://api.doga.gov/1.0/templates" text:style-name="Internet_20_link" text:visited-style-name="Visited_20_Internet_20_Link"><text:span text:style-name="T41">.mywadapi.co</text:span></text:a><text:a xlink:type="simple" xlink:href="https://api.doga.gov/1.0/templates" text:style-name="Internet_20_link" text:visited-style-name="Visited_20_Internet_20_Link"><text:span text:style-name="T45">m/api</text:span></text:a><text:a xlink:type="simple" xlink:href="https://api.doga.gov/1.0/templates" text:style-name="Internet_20_link" text:visited-style-name="Visited_20_Internet_20_Link"><text:span text:style-name="T46">s/58493045684/endpoint</text:span></text:a><text:a xlink:type="simple" xlink:href="https://api.doga.gov/1.0/templates" text:style-name="Internet_20_link" text:visited-style-name="Visited_20_Internet_20_Link"><text:span text:style-name="T45">s</text:span></text:a><text:span text:style-name="T43">”</text:span><text:span text:style-name="T41">,</text:span></text:p>
      <text:p text:style-name="P217"><text:span text:style-name="T1"><text:tab/>“</text:span><text:span text:style-name="T2">total”: </text:span><text:span text:style-name="T3">3</text:span><text:span text:style-name="T4">7</text:span><text:span text:style-name="T2">,</text:span></text:p>
      <text:p text:style-name="P78"><text:span text:style-name="T53"><text:tab/>“</text:span><text:span text:style-name="T57">endpoints</text:span><text:span text:style-name="T55">”:</text:span><text:span text:style-name="T54">[</text:span></text:p>
      <text:p text:style-name="P10"><text:tab/><text:tab/>{</text:p>
      <text:p text:style-name="P237"><text:span text:style-name="T10"><text:tab/><text:tab/><text:tab/>“</text:span><text:span text:style-name="T12">self</text:span><text:span text:style-name="T10">”:<text:tab/></text:span><text:span text:style-name="T13">”</text:span><text:a xlink:type="simple" xlink:href="http://api.myticketting.com/1.0/settings" text:style-name="Internet_20_link" text:visited-style-name="Visited_20_Internet_20_Link"><text:span text:style-name="T13">http</text:span></text:a><text:a xlink:type="simple" xlink:href="http://api.myticketting.com/1.0/settings" text:style-name="Internet_20_link" text:visited-style-name="Visited_20_Internet_20_Link"><text:span text:style-name="T17">s</text:span></text:a><text:a xlink:type="simple" xlink:href="http://api.myticketting.com/1.0/settings" text:style-name="Internet_20_link" text:visited-style-name="Visited_20_Internet_20_Link"><text:span text:style-name="T13">://</text:span></text:a><text:a xlink:type="simple" xlink:href="http://api.myticketting.com/1.0/settings" text:style-name="Internet_20_link" text:visited-style-name="Visited_20_Internet_20_Link"><text:span text:style-name="T16">analytics</text:span></text:a><text:a xlink:type="simple" xlink:href="http://api.myticketting.com/1.0/settings" text:style-name="Internet_20_link" text:visited-style-name="Visited_20_Internet_20_Link"><text:span text:style-name="T13">.mywadapi.co</text:span></text:a><text:a xlink:type="simple" xlink:href="http://api.myticketting.com/1.0/settings" text:style-name="Internet_20_link" text:visited-style-name="Visited_20_Internet_20_Link"><text:span text:style-name="T16">m/ap</text:span></text:a><text:a xlink:type="simple" xlink:href="http://api.myticketting.com/1.0/settings" text:style-name="Internet_20_link" text:visited-style-name="Visited_20_Internet_20_Link"><text:span text:style-name="T19">is/5..</text:span></text:a><text:a xlink:type="simple" xlink:href="http://api.myticketting.com/1.0/settings" text:style-name="Internet_20_link" text:visited-style-name="Visited_20_Internet_20_Link"><text:span text:style-name="T21">4/endpoint</text:span></text:a><text:a xlink:type="simple" xlink:href="http://api.myticketting.com/1.0/settings" text:style-name="Internet_20_link" text:visited-style-name="Visited_20_Internet_20_Link"><text:span text:style-name="T22">s/1345363632</text:span></text:a><text:span text:style-name="T13">”</text:span><text:span text:style-name="T10">,</text:span></text:p>
      <text:p text:style-name="P33"><text:tab/><text:tab/><text:tab/>“<text:span text:style-name="T96">uri”:”</text:span><text:a xlink:type="simple" xlink:href="https://ticketing.mywadapi.com/" text:style-name="Internet_20_link" text:visited-style-name="Visited_20_Internet_20_Link"><text:span text:style-name="T96">/settings/fees</text:span></text:a><text:span text:style-name="T96">”,</text:span></text:p>
      <text:p text:style-name="P49"><text:tab/><text:tab/><text:tab/>“<text:span text:style-name="T96">average-runtime</text:span>”:”<text:span text:style-name="T96">0.4</text:span>”,</text:p>
      <text:p text:style-name="P47"><text:tab/><text:tab/><text:tab/>“<text:span text:style-name="T79">daily-requests</text:span>”:”<text:span text:style-name="T96">0.2</text:span>”,</text:p>
      <text:p text:style-name="P33"><text:tab/><text:tab/><text:tab/>“<text:span text:style-name="T83">runtimes</text:span>”:<text:span text:style-name="T82">”</text:span><text:a xlink:type="simple" xlink:href="http://api.myticketting.com/1.0/settings" text:style-name="Internet_20_link" text:visited-style-name="Visited_20_Internet_20_Link"><text:span text:style-name="T82">https://analytics.mywadapi.com/apis/5..4/en..ts/1..2/runtimes</text:span></text:a><text:span text:style-name="T82">”</text:span>,</text:p>
      <text:p text:style-name="P33"><text:tab/><text:tab/><text:tab/>“<text:span text:style-name="T83">requests</text:span>”:<text:span text:style-name="T82">”</text:span><text:a xlink:type="simple" xlink:href="http://api.myticketting.com/1.0/settings" text:style-name="Internet_20_link" text:visited-style-name="Visited_20_Internet_20_Link"><text:span text:style-name="T82">https://analytics.mywadapi.com/apis/5..4/en..ts/1..2/requests</text:span></text:a><text:span text:style-name="T82">”</text:span>,</text:p>
      <text:p text:style-name="P33"><text:tab/><text:tab/><text:tab/>“<text:span text:style-name="T83">objects</text:span>”:<text:span text:style-name="T82">”</text:span><text:a xlink:type="simple" xlink:href="http://api.myticketting.com/1.0/settings" text:style-name="Internet_20_link" text:visited-style-name="Visited_20_Internet_20_Link"><text:span text:style-name="T82">https://analytics.mywadapi.com/apis/5..4/en..ts/1..2/objects</text:span></text:a><text:span text:style-name="T82">”</text:span>,</text:p>
      <text:p text:style-name="P33"><text:tab/><text:tab/><text:tab/>“<text:span text:style-name="T83">queries</text:span>”:<text:span text:style-name="T82">”</text:span><text:a xlink:type="simple" xlink:href="http://api.myticketting.com/1.0/settings" text:style-name="Internet_20_link" text:visited-style-name="Visited_20_Internet_20_Link"><text:span text:style-name="T82">https://analytics.mywadapi.com/apis/5..4/en..ts/1..2/queries</text:span></text:a><text:span text:style-name="T82">”</text:span></text:p>
      <text:p text:style-name="P62"><text:tab/><text:tab/>},</text:p>
      <text:p text:style-name="P11"><text:tab/><text:tab/>{</text:p>
      <text:p text:style-name="P238"><text:span text:style-name="T10"><text:tab/><text:tab/><text:tab/>“</text:span><text:span text:style-name="T12">self</text:span><text:span text:style-name="T10">”:<text:tab/></text:span><text:span text:style-name="T13">”</text:span><text:a xlink:type="simple" xlink:href="http://api.myticketting.com/1.0/settings" text:style-name="Internet_20_link" text:visited-style-name="Visited_20_Internet_20_Link"><text:span text:style-name="T13">http</text:span></text:a><text:a xlink:type="simple" xlink:href="http://api.myticketting.com/1.0/settings" text:style-name="Internet_20_link" text:visited-style-name="Visited_20_Internet_20_Link"><text:span text:style-name="T17">s</text:span></text:a><text:a xlink:type="simple" xlink:href="http://api.myticketting.com/1.0/settings" text:style-name="Internet_20_link" text:visited-style-name="Visited_20_Internet_20_Link"><text:span text:style-name="T13">://</text:span></text:a><text:a xlink:type="simple" xlink:href="http://api.myticketting.com/1.0/settings" text:style-name="Internet_20_link" text:visited-style-name="Visited_20_Internet_20_Link"><text:span text:style-name="T16">analytics</text:span></text:a><text:a xlink:type="simple" xlink:href="http://api.myticketting.com/1.0/settings" text:style-name="Internet_20_link" text:visited-style-name="Visited_20_Internet_20_Link"><text:span text:style-name="T13">.mywadapi.co</text:span></text:a><text:a xlink:type="simple" xlink:href="http://api.myticketting.com/1.0/settings" text:style-name="Internet_20_link" text:visited-style-name="Visited_20_Internet_20_Link"><text:span text:style-name="T16">m/ap</text:span></text:a><text:a xlink:type="simple" xlink:href="http://api.myticketting.com/1.0/settings" text:style-name="Internet_20_link" text:visited-style-name="Visited_20_Internet_20_Link"><text:span text:style-name="T19">is/5..</text:span></text:a><text:a xlink:type="simple" xlink:href="http://api.myticketting.com/1.0/settings" text:style-name="Internet_20_link" text:visited-style-name="Visited_20_Internet_20_Link"><text:span text:style-name="T21">4/endpoint</text:span></text:a><text:a xlink:type="simple" xlink:href="http://api.myticketting.com/1.0/settings" text:style-name="Internet_20_link" text:visited-style-name="Visited_20_Internet_20_Link"><text:span text:style-name="T22">s/</text:span></text:a><text:a xlink:type="simple" xlink:href="http://api.myticketting.com/1.0/settings" text:style-name="Internet_20_link" text:visited-style-name="Visited_20_Internet_20_Link"><text:span text:style-name="T23">25948453987</text:span></text:a><text:span text:style-name="T13">”</text:span><text:span text:style-name="T10">,</text:span></text:p>
      <text:p text:style-name="P34"><text:tab/><text:tab/><text:tab/>“<text:span text:style-name="T96">uri”:”</text:span><text:a xlink:type="simple" xlink:href="https://ticketing.mywadapi.com/" text:style-name="Internet_20_link" text:visited-style-name="Visited_20_Internet_20_Link"><text:span text:style-name="T96">/orders</text:span></text:a><text:span text:style-name="T96">”,</text:span></text:p>
      <text:p text:style-name="P50"><text:tab/><text:tab/><text:tab/>“<text:span text:style-name="T96">average-runtime</text:span>”:”<text:span text:style-name="T97">1.73</text:span>”,</text:p>
      <text:p text:style-name="P50"><text:tab/><text:tab/><text:tab/>“<text:span text:style-name="T79">daily-requests</text:span>”:”<text:span text:style-name="T96">731</text:span>”,</text:p>
      <text:p text:style-name="P34"><text:tab/><text:tab/><text:tab/>“<text:span text:style-name="T83">runtimes</text:span>”:<text:span text:style-name="T82">”</text:span><text:a xlink:type="simple" xlink:href="http://api.myticketting.com/1.0/settings" text:style-name="Internet_20_link" text:visited-style-name="Visited_20_Internet_20_Link"><text:span text:style-name="T82">https://analytics.mywadapi.com/apis/5..4/en..ts/2..7/runtimes</text:span></text:a><text:span text:style-name="T82">”</text:span>,</text:p>
      <text:p text:style-name="P34"><text:tab/><text:tab/><text:tab/>“<text:span text:style-name="T83">requests</text:span>”:<text:span text:style-name="T82">”</text:span><text:a xlink:type="simple" xlink:href="http://api.myticketting.com/1.0/settings" text:style-name="Internet_20_link" text:visited-style-name="Visited_20_Internet_20_Link"><text:span text:style-name="T82">https://analytics.mywadapi.com/apis/5..4/en..ts/2..7/requests</text:span></text:a><text:span text:style-name="T82">”</text:span>,</text:p>
      <text:p text:style-name="P34"><text:tab/><text:tab/><text:tab/>“<text:span text:style-name="T83">objects</text:span>”:<text:span text:style-name="T82">”</text:span><text:a xlink:type="simple" xlink:href="http://api.myticketting.com/1.0/settings" text:style-name="Internet_20_link" text:visited-style-name="Visited_20_Internet_20_Link"><text:span text:style-name="T82">https://analytics.mywadapi.com/apis/5..4/en..ts/2..7/objects</text:span></text:a><text:span text:style-name="T82">”</text:span>,</text:p>
      <text:p text:style-name="P34"><text:tab/><text:tab/><text:tab/>“<text:span text:style-name="T83">queries</text:span>”:<text:span text:style-name="T82">”</text:span><text:a xlink:type="simple" xlink:href="http://api.myticketting.com/1.0/settings" text:style-name="Internet_20_link" text:visited-style-name="Visited_20_Internet_20_Link"><text:span text:style-name="T82">https://analytics.mywadapi.com/apis/5..4/en..ts/2..7/queries</text:span></text:a><text:span text:style-name="T82">”</text:span></text:p>
      <text:p text:style-name="P63"><text:tab/><text:tab/>},</text:p>
      <text:p text:style-name="P62"><text:tab/><text:tab/>.</text:p>
      <text:p text:style-name="P62"><text:tab/><text:tab/>.</text:p>
      <text:p text:style-name="P62"><text:tab/><text:tab/>.</text:p>
      <text:p text:style-name="P62"><text:tab/><text:span text:style-name="T86">]</text:span></text:p>
      <text:p text:style-name="P71">}</text:p>
      <text:p text:style-name="P263">/<text:span text:style-name="T80">apis/{api_id}/endpoints/{endpoint_id}</text:span></text:p>
      <text:p text:style-name="P130"/>
      <text:p text:style-name="P183"><text:span text:style-name="T98">A resource containing the profiling information</text:span> of <text:span text:style-name="T98">the specified endpoint.</text:span></text:p>
      <text:p text:style-name="P143"/>
      <text:p text:style-name="P94">URL</text:p>
      <text:p text:style-name="P94"/>
      <text:p text:style-name="P229"><text:a xlink:type="simple" xlink:href="https://api.doga.gov/1.0/cases/" text:style-name="Internet_20_link" text:visited-style-name="Visited_20_Internet_20_Link"><text:span text:style-name="T14">https://</text:span></text:a><text:a xlink:type="simple" xlink:href="https://api.doga.gov/1.0/cases/" text:style-name="Internet_20_link" text:visited-style-name="Visited_20_Internet_20_Link"><text:span text:style-name="T16">analytics</text:span></text:a><text:a xlink:type="simple" xlink:href="https://api.doga.gov/1.0/cases/" text:style-name="Internet_20_link" text:visited-style-name="Visited_20_Internet_20_Link"><text:span text:style-name="T14">.mywadapi.com/</text:span></text:a><text:a xlink:type="simple" xlink:href="https://api.doga.gov/1.0/cases/" text:style-name="Internet_20_link" text:visited-style-name="Visited_20_Internet_20_Link"><text:span text:style-name="T15">api</text:span></text:a><text:a xlink:type="simple" xlink:href="https://api.doga.gov/1.0/cases/" text:style-name="Internet_20_link" text:visited-style-name="Visited_20_Internet_20_Link"><text:span text:style-name="T18">s/</text:span></text:a><text:a xlink:type="simple" xlink:href="https://api.doga.gov/1.0/cases/" text:style-name="Internet_20_link" text:visited-style-name="Visited_20_Internet_20_Link"><text:span text:style-name="T35">{api_id}</text:span></text:a><text:a xlink:type="simple" xlink:href="https://api.doga.gov/1.0/cases/" text:style-name="Internet_20_link" text:visited-style-name="Visited_20_Internet_20_Link"><text:span text:style-name="T24">/endpoints/</text:span></text:a><text:a xlink:type="simple" xlink:href="https://api.doga.gov/1.0/cases/" text:style-name="Internet_20_link" text:visited-style-name="Visited_20_Internet_20_Link"><text:span text:style-name="T35">{endpoint_id}</text:span></text:a></text:p>
      <text:p text:style-name="P143"/>
      <text:p text:style-name="P94">Supported Request <text:span text:style-name="T71">M</text:span>ethods</text:p>
      <text:p text:style-name="P150"/>
      <text:p text:style-name="P143">GET – <text:span text:style-name="T72">Returns the profile information for the specified endpoint.</text:span></text:p>
      <text:p text:style-name="P143"/>
      <text:p text:style-name="P101">Supported Request Formats</text:p>
      <text:p text:style-name="P101"/>
      <text:p text:style-name="P157">json</text:p>
      <text:p text:style-name="P157"/>
      <text:p text:style-name="P101">Authentication</text:p>
      <text:p text:style-name="P101"/>
      <text:p text:style-name="P164">Basic</text:p>
      <text:p text:style-name="P164"/>
      <text:p text:style-name="P191">Permissions</text:p>
      <text:p text:style-name="P15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98">Role</text:p>
          </table:table-cell>
          <table:table-cell table:style-name="Table4.A1" office:value-type="string">
            <text:p text:style-name="P291">Allowed Methods</text:p>
          </table:table-cell>
          <table:table-cell table:style-name="Table4.C1" office:value-type="string">
            <text:p text:style-name="P291">Restrictions</text:p>
          </table:table-cell>
        </table:table-row>
        <table:table-row>
          <table:table-cell table:style-name="Table4.A2" office:value-type="string">
            <text:p text:style-name="P312">root</text:p>
          </table:table-cell>
          <table:table-cell table:style-name="Table4.A2" table:number-rows-spanned="2" office:value-type="string">
            <text:p text:style-name="P398">GET</text:p>
          </table:table-cell>
          <table:table-cell table:style-name="Table4.C2" table:number-rows-spanned="2" office:value-type="string">
            <text:p text:style-name="P324">Can retrieve <text:span text:style-name="T99">the profiling data of all profiled endpoints. </text:span></text:p>
          </table:table-cell>
        </table:table-row>
        <table:table-row>
          <table:table-cell table:style-name="Table4.A2" office:value-type="string">
            <text:p text:style-name="P331">master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402">c<text:span text:style-name="T75">onsumer</text:span></text:p>
          </table:table-cell>
          <table:table-cell table:style-name="Table4.A2" office:value-type="string">
            <text:p text:style-name="P258">GET</text:p>
          </table:table-cell>
          <table:table-cell table:style-name="Table4.C2" office:value-type="string">
            <text:p text:style-name="P251">Can retrieve <text:span text:style-name="T99">the pro</text:span>li<text:span text:style-name="T99">ling data for endpoints exposed by</text:span> APIs of which the requesting user is an administrator.</text:p>
          </table:table-cell>
        </table:table-row>
      </table:table>
      <text:p text:style-name="P171"/>
      <text:p text:style-name="P108">Response Errors</text:p>
      <text:p text:style-name="P108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05">Error</text:p>
          </table:table-cell>
          <table:table-cell table:style-name="Table5.A1" office:value-type="string">
            <text:p text:style-name="P305">Reason</text:p>
          </table:table-cell>
          <table:table-cell table:style-name="Table5.C1" office:value-type="string">
            <text:p text:style-name="P284">Description</text:p>
          </table:table-cell>
        </table:table-row>
        <table:table-row>
          <table:table-cell table:style-name="Table5.A2" office:value-type="string">
            <text:p text:style-name="P345">401</text:p>
          </table:table-cell>
          <table:table-cell table:style-name="Table5.A2" office:value-type="string">
            <text:p text:style-name="P345">Unauthorized</text:p>
          </table:table-cell>
          <table:table-cell table:style-name="Table5.C2" office:value-type="string">
            <text:p text:style-name="P353">The 'Authori<text:span text:style-name="T51">z</text:span>ation' header is missing and must be supplied.</text:p>
          </table:table-cell>
        </table:table-row>
        <table:table-row>
          <table:table-cell table:style-name="Table5.A2" office:value-type="string">
            <text:p text:style-name="P345">403</text:p>
          </table:table-cell>
          <table:table-cell table:style-name="Table5.A2" office:value-type="string">
            <text:p text:style-name="P345">Forbidden</text:p>
          </table:table-cell>
          <table:table-cell table:style-name="Table5.C2" office:value-type="string">
            <text:p text:style-name="P361">The request authorisation did not include authorised credentials <text:span text:style-name="T85">or the requesting user does not have read access to the resource</text:span>.</text:p>
          </table:table-cell>
        </table:table-row>
        <table:table-row>
          <table:table-cell table:style-name="Table5.A2" office:value-type="string">
            <text:p text:style-name="P368">405</text:p>
          </table:table-cell>
          <table:table-cell table:style-name="Table5.A2" office:value-type="string">
            <text:p text:style-name="P368">Method Not Allowed</text:p>
          </table:table-cell>
          <table:table-cell table:style-name="Table5.C2" office:value-type="string">
            <text:p text:style-name="P376"><text:span text:style-name="T52">T</text:span>he request method <text:span text:style-name="T52">was something other than GET.</text:span></text:p>
          </table:table-cell>
        </table:table-row>
        <table:table-row>
          <table:table-cell table:style-name="Table5.A2" office:value-type="string">
            <text:p text:style-name="P383">406</text:p>
          </table:table-cell>
          <table:table-cell table:style-name="Table5.A2" office:value-type="string">
            <text:p text:style-name="P383">Not Acceptable</text:p>
          </table:table-cell>
          <table:table-cell table:style-name="Table5.C2" office:value-type="string">
            <text:p text:style-name="P390">The request <text:span text:style-name="T73">has </text:span>'Accept-*' header<text:span text:style-name="T74">s</text:span> that do <text:span text:style-name="T73">no</text:span>t include <text:span text:style-name="T73">Supported Request Formats (json), languages (en) or charsets (utf8)</text:span>.</text:p>
          </table:table-cell>
        </table:table-row>
      </table:table>
      <text:p text:style-name="P178"/>
      <text:p text:style-name="P115"/>
      <text:p text:style-name="P273"><text:span text:style-name="T8">Example</text:span><text:span text:style-name="T9">s</text:span></text:p>
      <text:p text:style-name="P115"/>
      <text:p text:style-name="P125"><text:span text:style-name="T65">GET /</text:span><text:span text:style-name="T66">apis/58493045684/</text:span><text:span text:style-name="T67">endpoints/1345363632</text:span></text:p>
      <text:p text:style-name="P21"/>
      <text:p text:style-name="P207">Response Body:</text:p>
      <text:p text:style-name="P12"><text:tab/><text:tab/></text:p>
      <text:p text:style-name="P12">{</text:p>
      <text:p text:style-name="P239"><text:span text:style-name="T10"><text:tab/>“</text:span><text:span text:style-name="T12">self</text:span><text:span text:style-name="T10">”:<text:tab/></text:span><text:span text:style-name="T13">”</text:span><text:a xlink:type="simple" xlink:href="http://api.myticketting.com/1.0/settings" text:style-name="Internet_20_link" text:visited-style-name="Visited_20_Internet_20_Link"><text:span text:style-name="T13">http</text:span></text:a><text:a xlink:type="simple" xlink:href="http://api.myticketting.com/1.0/settings" text:style-name="Internet_20_link" text:visited-style-name="Visited_20_Internet_20_Link"><text:span text:style-name="T17">s</text:span></text:a><text:a xlink:type="simple" xlink:href="http://api.myticketting.com/1.0/settings" text:style-name="Internet_20_link" text:visited-style-name="Visited_20_Internet_20_Link"><text:span text:style-name="T13">://</text:span></text:a><text:a xlink:type="simple" xlink:href="http://api.myticketting.com/1.0/settings" text:style-name="Internet_20_link" text:visited-style-name="Visited_20_Internet_20_Link"><text:span text:style-name="T16">analytics</text:span></text:a><text:a xlink:type="simple" xlink:href="http://api.myticketting.com/1.0/settings" text:style-name="Internet_20_link" text:visited-style-name="Visited_20_Internet_20_Link"><text:span text:style-name="T13">.mywadapi.co</text:span></text:a><text:a xlink:type="simple" xlink:href="http://api.myticketting.com/1.0/settings" text:style-name="Internet_20_link" text:visited-style-name="Visited_20_Internet_20_Link"><text:span text:style-name="T16">m/ap</text:span></text:a><text:a xlink:type="simple" xlink:href="http://api.myticketting.com/1.0/settings" text:style-name="Internet_20_link" text:visited-style-name="Visited_20_Internet_20_Link"><text:span text:style-name="T19">is/5..</text:span></text:a><text:a xlink:type="simple" xlink:href="http://api.myticketting.com/1.0/settings" text:style-name="Internet_20_link" text:visited-style-name="Visited_20_Internet_20_Link"><text:span text:style-name="T21">4/endpoint</text:span></text:a><text:a xlink:type="simple" xlink:href="http://api.myticketting.com/1.0/settings" text:style-name="Internet_20_link" text:visited-style-name="Visited_20_Internet_20_Link"><text:span text:style-name="T22">s/1345363632</text:span></text:a><text:span text:style-name="T13">”</text:span><text:span text:style-name="T10">,</text:span></text:p>
      <text:p text:style-name="P35"><text:tab/>“<text:span text:style-name="T96">uri”:”</text:span><text:a xlink:type="simple" xlink:href="https://ticketing.mywadapi.com/" text:style-name="Internet_20_link" text:visited-style-name="Visited_20_Internet_20_Link"><text:span text:style-name="T96">/settings/fees</text:span></text:a><text:span text:style-name="T96">”,</text:span></text:p>
      <text:p text:style-name="P51"><text:tab/>“<text:span text:style-name="T96">average-runtime</text:span>”:”<text:span text:style-name="T96">0.4</text:span>”,</text:p>
      <text:p text:style-name="P51"><text:tab/>“<text:span text:style-name="T79">daily-requests</text:span>”:”<text:span text:style-name="T96">0.2</text:span>”,</text:p>
      <text:p text:style-name="P35"><text:tab/>“<text:span text:style-name="T83">runtimes</text:span>”:<text:span text:style-name="T82">”</text:span><text:a xlink:type="simple" xlink:href="http://api.myticketting.com/1.0/settings" text:style-name="Internet_20_link" text:visited-style-name="Visited_20_Internet_20_Link"><text:span text:style-name="T82">https://analytics.mywadapi.com/apis/5..4/endpoints/1..2/runtimes</text:span></text:a><text:span text:style-name="T82">”</text:span>,</text:p>
      <text:p text:style-name="P35"><text:tab/>“<text:span text:style-name="T83">requests</text:span>”:<text:span text:style-name="T82">”</text:span><text:a xlink:type="simple" xlink:href="http://api.myticketting.com/1.0/settings" text:style-name="Internet_20_link" text:visited-style-name="Visited_20_Internet_20_Link"><text:span text:style-name="T82">https://analytics.mywadapi.com/apis/5..4/endpoints/1..2/requests</text:span></text:a><text:span text:style-name="T82">”</text:span>,</text:p>
      <text:p text:style-name="P35"><text:tab/>“<text:span text:style-name="T83">objects</text:span>”:<text:span text:style-name="T82">”</text:span><text:a xlink:type="simple" xlink:href="http://api.myticketting.com/1.0/settings" text:style-name="Internet_20_link" text:visited-style-name="Visited_20_Internet_20_Link"><text:span text:style-name="T82">https://analytics.mywadapi.com/apis/5..4/endpoints/1..2/objects</text:span></text:a><text:span text:style-name="T82">”</text:span>,</text:p>
      <text:p text:style-name="P35"><text:tab/>“<text:span text:style-name="T83">queries</text:span>”:<text:span text:style-name="T82">”</text:span><text:a xlink:type="simple" xlink:href="http://api.myticketting.com/1.0/settings" text:style-name="Internet_20_link" text:visited-style-name="Visited_20_Internet_20_Link"><text:span text:style-name="T82">https://analytics.mywadapi.com/apis/5..4/endpoints/1..2/queries</text:span></text:a><text:span text:style-name="T82">”</text:span></text:p>
      <text:p text:style-name="P64">}</text:p>
      <text:p text:style-name="P264">/<text:span text:style-name="T76">apis/{api_id}/endpoints/{endpoint_id}/runtimes</text:span></text:p>
      <text:p text:style-name="P131"/>
      <text:p text:style-name="P184">A <text:span text:style-name="T100">resource representing an endpoint’s daily average run times.</text:span></text:p>
      <text:p text:style-name="P137"/>
      <text:p text:style-name="P95">URL</text:p>
      <text:p text:style-name="P95"/>
      <text:p text:style-name="P230"><text:a xlink:type="simple" xlink:href="https://api.doga.gov/1.0/cases/" text:style-name="Internet_20_link" text:visited-style-name="Visited_20_Internet_20_Link"><text:span text:style-name="T10">https://</text:span></text:a><text:a xlink:type="simple" xlink:href="https://api.doga.gov/1.0/cases/" text:style-name="Internet_20_link" text:visited-style-name="Visited_20_Internet_20_Link"><text:span text:style-name="T16">analytics</text:span></text:a><text:a xlink:type="simple" xlink:href="https://api.doga.gov/1.0/cases/" text:style-name="Internet_20_link" text:visited-style-name="Visited_20_Internet_20_Link"><text:span text:style-name="T10">.mywadapi.com/</text:span></text:a><text:a xlink:type="simple" xlink:href="https://api.doga.gov/1.0/cases/" text:style-name="Internet_20_link" text:visited-style-name="Visited_20_Internet_20_Link"><text:span text:style-name="T15">api</text:span></text:a><text:a xlink:type="simple" xlink:href="https://api.doga.gov/1.0/cases/" text:style-name="Internet_20_link" text:visited-style-name="Visited_20_Internet_20_Link"><text:span text:style-name="T20">s/{api_id}/endpoint</text:span></text:a><text:a xlink:type="simple" xlink:href="https://api.doga.gov/1.0/cases/" text:style-name="Internet_20_link" text:visited-style-name="Visited_20_Internet_20_Link"><text:span text:style-name="T25">s/{endpoint_id}/runtime</text:span></text:a><text:a xlink:type="simple" xlink:href="https://api.doga.gov/1.0/cases/" text:style-name="Internet_20_link" text:visited-style-name="Visited_20_Internet_20_Link"><text:span text:style-name="T11">s</text:span></text:a></text:p>
      <text:p text:style-name="P144"/>
      <text:p text:style-name="P95">Supported Request <text:span text:style-name="T71">M</text:span>ethods</text:p>
      <text:p text:style-name="P151"/>
      <text:p text:style-name="P144">GET – <text:span text:style-name="T77">Return an object where keys represent the calendar date, and values the average runtime.</text:span></text:p>
      <text:p text:style-name="P144"/>
      <text:p text:style-name="P102">Supported Request Formats</text:p>
      <text:p text:style-name="P102"/>
      <text:p text:style-name="P158">json</text:p>
      <text:p text:style-name="P158"/>
      <text:p text:style-name="P102">Authentication</text:p>
      <text:p text:style-name="P102"/>
      <text:p text:style-name="P165">Basic</text:p>
      <text:p text:style-name="P436"/>
      <text:p text:style-name="P436">Query Parameters (GET)</text:p>
      <text:p text:style-name="P436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85">Name</text:p>
          </table:table-cell>
          <table:table-cell table:style-name="Table6.A1" office:value-type="string">
            <text:p text:style-name="P277">Inclusion</text:p>
          </table:table-cell>
          <table:table-cell table:style-name="Table6.C1" office:value-type="string">
            <text:p text:style-name="P285">Description</text:p>
          </table:table-cell>
        </table:table-row>
        <table:table-row>
          <table:table-cell table:style-name="Table6.A2" office:value-type="string">
            <text:p text:style-name="P422">from</text:p>
          </table:table-cell>
          <table:table-cell table:style-name="Table6.A2" office:value-type="string">
            <text:p text:style-name="P406">optional</text:p>
          </table:table-cell>
          <table:table-cell table:style-name="Table6.C2" office:value-type="string">
            <text:p text:style-name="P453">A date on or after which all returned average run times should have been recorded.</text:p>
          </table:table-cell>
        </table:table-row>
        <table:table-row>
          <table:table-cell table:style-name="Table6.A2" office:value-type="string">
            <text:p text:style-name="P422">to</text:p>
          </table:table-cell>
          <table:table-cell table:style-name="Table6.A2" office:value-type="string">
            <text:p text:style-name="P415">optional</text:p>
          </table:table-cell>
          <table:table-cell table:style-name="Table6.C2" office:value-type="string">
            <text:p text:style-name="P422">A date on or before which all returned average run times should have been recorded.</text:p>
          </table:table-cell>
        </table:table-row>
        <table:table-row>
          <table:table-cell table:style-name="Table6.A2" office:value-type="string">
            <text:p text:style-name="P424">order</text:p>
          </table:table-cell>
          <table:table-cell table:style-name="Table6.A2" office:value-type="string">
            <text:p text:style-name="P405">optional</text:p>
          </table:table-cell>
          <table:table-cell table:style-name="Table6.C2" office:value-type="string">
            <text:p text:style-name="P410">The order in which to present <text:span text:style-name="T102">average run times</text:span>. Valid options <text:span text:style-name="T89">are:</text:span> ‘<text:span text:style-name="T102">asc’ and ‘desc’</text:span>. Default value is ‘<text:span text:style-name="T103">asc’</text:span>.</text:p>
          </table:table-cell>
        </table:table-row>
      </table:table>
      <text:p text:style-name="P165"/>
      <text:p text:style-name="P440">Permissions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99">Role</text:p>
          </table:table-cell>
          <table:table-cell table:style-name="Table7.A1" office:value-type="string">
            <text:p text:style-name="P292">Allowed Methods</text:p>
          </table:table-cell>
          <table:table-cell table:style-name="Table7.C1" office:value-type="string">
            <text:p text:style-name="P292">Restrictions</text:p>
          </table:table-cell>
        </table:table-row>
        <table:table-row>
          <table:table-cell table:style-name="Table7.A2" office:value-type="string">
            <text:p text:style-name="P313">root</text:p>
          </table:table-cell>
          <table:table-cell table:style-name="Table7.A2" table:number-rows-spanned="2" office:value-type="string">
            <text:p text:style-name="P319">GET</text:p>
          </table:table-cell>
          <table:table-cell table:style-name="Table7.C2" table:number-rows-spanned="2" office:value-type="string">
            <text:p text:style-name="P325">Can retrieve <text:span text:style-name="T101">average run times for all endpoints in the system. </text:span></text:p>
          </table:table-cell>
        </table:table-row>
        <table:table-row>
          <table:table-cell table:style-name="Table7.A2" office:value-type="string">
            <text:p text:style-name="P332">master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338">consumer</text:p>
          </table:table-cell>
          <table:table-cell table:style-name="Table7.A2" office:value-type="string">
            <text:p text:style-name="P252">GET</text:p>
          </table:table-cell>
          <table:table-cell table:style-name="Table7.C2" office:value-type="string">
            <text:p text:style-name="P253">Can retrieve <text:span text:style-name="T101">average run times only for endpoints exposed by </text:span>APIs of which the requesting user is an administrator.</text:p>
          </table:table-cell>
        </table:table-row>
      </table:table>
      <text:p text:style-name="P172"/>
      <text:p text:style-name="P109">Response Errors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06">Error</text:p>
          </table:table-cell>
          <table:table-cell table:style-name="Table8.A1" office:value-type="string">
            <text:p text:style-name="P306">Reason</text:p>
          </table:table-cell>
          <table:table-cell table:style-name="Table8.C1" office:value-type="string">
            <text:p text:style-name="P285">Description</text:p>
          </table:table-cell>
        </table:table-row>
        <table:table-row>
          <table:table-cell table:style-name="Table8.A2" office:value-type="string">
            <text:p text:style-name="P346">400</text:p>
          </table:table-cell>
          <table:table-cell table:style-name="Table8.A2" office:value-type="string">
            <text:p text:style-name="P346">Bad Request</text:p>
          </table:table-cell>
          <table:table-cell table:style-name="Table8.C2" office:value-type="string">
            <text:p text:style-name="P354"><text:span text:style-name="T94">One or more query parameters are invalid</text:span>.</text:p>
          </table:table-cell>
        </table:table-row>
        <table:table-row>
          <table:table-cell table:style-name="Table8.A2" office:value-type="string">
            <text:p text:style-name="P346">401</text:p>
          </table:table-cell>
          <table:table-cell table:style-name="Table8.A2" office:value-type="string">
            <text:p text:style-name="P346">Unauthorized</text:p>
          </table:table-cell>
          <table:table-cell table:style-name="Table8.C2" office:value-type="string">
            <text:p text:style-name="P354">The 'Authori<text:span text:style-name="T51">z</text:span>ation' header is missing and must be supplied.</text:p>
          </table:table-cell>
        </table:table-row>
        <table:table-row>
          <table:table-cell table:style-name="Table8.A2" office:value-type="string">
            <text:p text:style-name="P346">403</text:p>
          </table:table-cell>
          <table:table-cell table:style-name="Table8.A2" office:value-type="string">
            <text:p text:style-name="P346">Forbidden</text:p>
          </table:table-cell>
          <table:table-cell table:style-name="Table8.C2" office:value-type="string">
            <text:p text:style-name="P362">The request authorisation did not include authorised credentials <text:span text:style-name="T85">or the requesting user does not have read access to the resource</text:span>.</text:p>
          </table:table-cell>
        </table:table-row>
        <table:table-row>
          <table:table-cell table:style-name="Table8.A2" office:value-type="string">
            <text:p text:style-name="P369">405</text:p>
          </table:table-cell>
          <table:table-cell table:style-name="Table8.A2" office:value-type="string">
            <text:p text:style-name="P369">Method Not Allowed</text:p>
          </table:table-cell>
          <table:table-cell table:style-name="Table8.C2" office:value-type="string">
            <text:p text:style-name="P377"><text:span text:style-name="T52">T</text:span>he request method <text:span text:style-name="T52">was something other than GET.</text:span></text:p>
          </table:table-cell>
        </table:table-row>
        <table:table-row>
          <table:table-cell table:style-name="Table8.A2" office:value-type="string">
            <text:p text:style-name="P384">406</text:p>
          </table:table-cell>
          <table:table-cell table:style-name="Table8.A2" office:value-type="string">
            <text:p text:style-name="P384">Not Acceptable</text:p>
          </table:table-cell>
          <table:table-cell table:style-name="Table8.C2" office:value-type="string">
            <text:p text:style-name="P391">The request <text:span text:style-name="T73">has </text:span>'Accept-*' header<text:span text:style-name="T74">s</text:span> that do <text:span text:style-name="T73">no</text:span>t include <text:span text:style-name="T73">Supported Request Formats (json), languages (en) or charsets (utf8)</text:span>.</text:p>
          </table:table-cell>
        </table:table-row>
      </table:table>
      <text:p text:style-name="P223"><text:soft-page-break/><text:span text:style-name="T8">Example</text:span><text:span text:style-name="T9">s</text:span></text:p>
      <text:p text:style-name="P116"/>
      <text:p text:style-name="P196">GET /<text:span text:style-name="T78">apis/58493045684/endpoints/1345363632/runtimes</text:span></text:p>
      <text:p text:style-name="P22"/>
      <text:p text:style-name="P208">Response Body:</text:p>
      <text:p text:style-name="P208"/>
      <text:p text:style-name="P442">{</text:p>
      <text:p text:style-name="P240"><text:span text:style-name="T10"><text:tab/>“</text:span><text:span text:style-name="T12">self</text:span><text:span text:style-name="T10">”:<text:tab/></text:span><text:span text:style-name="T13">”</text:span><text:a xlink:type="simple" xlink:href="http://api.myticketting.com/1.0/settings" text:style-name="Internet_20_link" text:visited-style-name="Visited_20_Internet_20_Link"><text:span text:style-name="T13">http</text:span></text:a><text:a xlink:type="simple" xlink:href="http://api.myticketting.com/1.0/settings" text:style-name="Internet_20_link" text:visited-style-name="Visited_20_Internet_20_Link"><text:span text:style-name="T17">s</text:span></text:a><text:a xlink:type="simple" xlink:href="http://api.myticketting.com/1.0/settings" text:style-name="Internet_20_link" text:visited-style-name="Visited_20_Internet_20_Link"><text:span text:style-name="T13">://</text:span></text:a><text:a xlink:type="simple" xlink:href="http://api.myticketting.com/1.0/settings" text:style-name="Internet_20_link" text:visited-style-name="Visited_20_Internet_20_Link"><text:span text:style-name="T16">analytics</text:span></text:a><text:a xlink:type="simple" xlink:href="http://api.myticketting.com/1.0/settings" text:style-name="Internet_20_link" text:visited-style-name="Visited_20_Internet_20_Link"><text:span text:style-name="T13">.mywadapi.co</text:span></text:a><text:a xlink:type="simple" xlink:href="http://api.myticketting.com/1.0/settings" text:style-name="Internet_20_link" text:visited-style-name="Visited_20_Internet_20_Link"><text:span text:style-name="T16">m/ap</text:span></text:a><text:a xlink:type="simple" xlink:href="http://api.myticketting.com/1.0/settings" text:style-name="Internet_20_link" text:visited-style-name="Visited_20_Internet_20_Link"><text:span text:style-name="T19">is/5..</text:span></text:a><text:a xlink:type="simple" xlink:href="http://api.myticketting.com/1.0/settings" text:style-name="Internet_20_link" text:visited-style-name="Visited_20_Internet_20_Link"><text:span text:style-name="T21">4/endpoint</text:span></text:a><text:a xlink:type="simple" xlink:href="http://api.myticketting.com/1.0/settings" text:style-name="Internet_20_link" text:visited-style-name="Visited_20_Internet_20_Link"><text:span text:style-name="T22">s/134536363</text:span></text:a><text:a xlink:type="simple" xlink:href="http://api.myticketting.com/1.0/settings" text:style-name="Internet_20_link" text:visited-style-name="Visited_20_Internet_20_Link"><text:span text:style-name="T26">2/runtimes</text:span></text:a><text:span text:style-name="T13">”</text:span><text:span text:style-name="T10">,</text:span></text:p>
      <text:p text:style-name="P79"><text:span text:style-name="T53"><text:tab/>“</text:span><text:span text:style-name="T58">runtimes</text:span><text:span text:style-name="T55">”:</text:span><text:span text:style-name="T58">{</text:span></text:p>
      <text:p text:style-name="P80"><text:span text:style-name="T58"><text:tab/><text:tab/>“2017-01-06”:”0.</text:span><text:span text:style-name="T59">299</text:span><text:span text:style-name="T58">”,</text:span></text:p>
      <text:p text:style-name="P80"><text:span text:style-name="T58"><text:tab/><text:tab/>“2017-01-0</text:span><text:span text:style-name="T59">7</text:span><text:span text:style-name="T58">”:”0.28</text:span><text:span text:style-name="T59">4</text:span><text:span text:style-name="T58">”,</text:span></text:p>
      <text:p text:style-name="P81"><text:span text:style-name="T58"><text:tab/><text:tab/>“2017-01-0</text:span><text:span text:style-name="T59">8</text:span><text:span text:style-name="T58">”:”0.2</text:span><text:span text:style-name="T59">94</text:span><text:span text:style-name="T58">”,</text:span></text:p>
      <text:p text:style-name="P81"><text:span text:style-name="T58"><text:tab/><text:tab/>“2017-01-0</text:span><text:span text:style-name="T60">9</text:span><text:span text:style-name="T58">”:”0.</text:span><text:span text:style-name="T59">315</text:span><text:span text:style-name="T58">”,</text:span></text:p>
      <text:p text:style-name="P81"><text:span text:style-name="T58"><text:tab/><text:tab/>“2017-01-</text:span><text:span text:style-name="T60">10</text:span><text:span text:style-name="T58">”:”0.</text:span><text:span text:style-name="T59">303</text:span><text:span text:style-name="T58">”</text:span></text:p>
      <text:p text:style-name="P446"><text:tab/>}</text:p>
      <text:p text:style-name="P72">}</text:p>
      <text:p text:style-name="P117"/>
      <text:p text:style-name="P197">GET /<text:span text:style-name="T78">apis/58493045684/endpoints/1345363632/runtimes?from=2017-01-08</text:span></text:p>
      <text:p text:style-name="P23"/>
      <text:p text:style-name="P209">Response Body:</text:p>
      <text:p text:style-name="P209"/>
      <text:p text:style-name="P443">{</text:p>
      <text:p text:style-name="P241"><text:span text:style-name="T10"><text:tab/>“</text:span><text:span text:style-name="T12">self</text:span><text:span text:style-name="T10">”:<text:tab/></text:span><text:span text:style-name="T13">”</text:span><text:a xlink:type="simple" xlink:href="http://api.myticketting.com/1.0/settings" text:style-name="Internet_20_link" text:visited-style-name="Visited_20_Internet_20_Link"><text:span text:style-name="T13">http</text:span></text:a><text:a xlink:type="simple" xlink:href="http://api.myticketting.com/1.0/settings" text:style-name="Internet_20_link" text:visited-style-name="Visited_20_Internet_20_Link"><text:span text:style-name="T17">s</text:span></text:a><text:a xlink:type="simple" xlink:href="http://api.myticketting.com/1.0/settings" text:style-name="Internet_20_link" text:visited-style-name="Visited_20_Internet_20_Link"><text:span text:style-name="T13">://</text:span></text:a><text:a xlink:type="simple" xlink:href="http://api.myticketting.com/1.0/settings" text:style-name="Internet_20_link" text:visited-style-name="Visited_20_Internet_20_Link"><text:span text:style-name="T16">analytics</text:span></text:a><text:a xlink:type="simple" xlink:href="http://api.myticketting.com/1.0/settings" text:style-name="Internet_20_link" text:visited-style-name="Visited_20_Internet_20_Link"><text:span text:style-name="T13">.mywadapi.co</text:span></text:a><text:a xlink:type="simple" xlink:href="http://api.myticketting.com/1.0/settings" text:style-name="Internet_20_link" text:visited-style-name="Visited_20_Internet_20_Link"><text:span text:style-name="T16">m/ap</text:span></text:a><text:a xlink:type="simple" xlink:href="http://api.myticketting.com/1.0/settings" text:style-name="Internet_20_link" text:visited-style-name="Visited_20_Internet_20_Link"><text:span text:style-name="T19">is/5..</text:span></text:a><text:a xlink:type="simple" xlink:href="http://api.myticketting.com/1.0/settings" text:style-name="Internet_20_link" text:visited-style-name="Visited_20_Internet_20_Link"><text:span text:style-name="T21">4/endpoint</text:span></text:a><text:a xlink:type="simple" xlink:href="http://api.myticketting.com/1.0/settings" text:style-name="Internet_20_link" text:visited-style-name="Visited_20_Internet_20_Link"><text:span text:style-name="T22">s/134536363</text:span></text:a><text:a xlink:type="simple" xlink:href="http://api.myticketting.com/1.0/settings" text:style-name="Internet_20_link" text:visited-style-name="Visited_20_Internet_20_Link"><text:span text:style-name="T26">2/runtimes</text:span></text:a><text:span text:style-name="T13">”</text:span><text:span text:style-name="T10">,</text:span></text:p>
      <text:p text:style-name="P82"><text:span text:style-name="T53"><text:tab/>“</text:span><text:span text:style-name="T58">runtimes</text:span><text:span text:style-name="T55">”:</text:span><text:span text:style-name="T58">{</text:span></text:p>
      <text:p text:style-name="P82"><text:span text:style-name="T58"><text:tab/><text:tab/>“2017-01-0</text:span><text:span text:style-name="T59">8</text:span><text:span text:style-name="T58">”:”0.2</text:span><text:span text:style-name="T59">94</text:span><text:span text:style-name="T58">”,</text:span></text:p>
      <text:p text:style-name="P82"><text:span text:style-name="T58"><text:tab/><text:tab/>“2017-01-0</text:span><text:span text:style-name="T60">9</text:span><text:span text:style-name="T58">”:”0.</text:span><text:span text:style-name="T59">315</text:span><text:span text:style-name="T58">”,</text:span></text:p>
      <text:p text:style-name="P82"><text:span text:style-name="T58"><text:tab/><text:tab/>“2017-01-</text:span><text:span text:style-name="T60">10</text:span><text:span text:style-name="T58">”:”0.</text:span><text:span text:style-name="T59">303</text:span><text:span text:style-name="T58">”</text:span></text:p>
      <text:p text:style-name="P447"><text:tab/>}</text:p>
      <text:p text:style-name="P73">}</text:p>
      <text:p text:style-name="P118"/>
      <text:p text:style-name="P198">GET /<text:span text:style-name="T78">apis/58493045684/endpoints/1345363632/runtimes?to=2017-01-07&amp;order=desc</text:span></text:p>
      <text:p text:style-name="P24"/>
      <text:p text:style-name="P210">Response Body:</text:p>
      <text:p text:style-name="P210"/>
      <text:p text:style-name="P444">{</text:p>
      <text:p text:style-name="P242"><text:span text:style-name="T10"><text:tab/>“</text:span><text:span text:style-name="T12">self</text:span><text:span text:style-name="T10">”:<text:tab/></text:span><text:span text:style-name="T13">”</text:span><text:a xlink:type="simple" xlink:href="http://api.myticketting.com/1.0/settings" text:style-name="Internet_20_link" text:visited-style-name="Visited_20_Internet_20_Link"><text:span text:style-name="T13">http</text:span></text:a><text:a xlink:type="simple" xlink:href="http://api.myticketting.com/1.0/settings" text:style-name="Internet_20_link" text:visited-style-name="Visited_20_Internet_20_Link"><text:span text:style-name="T17">s</text:span></text:a><text:a xlink:type="simple" xlink:href="http://api.myticketting.com/1.0/settings" text:style-name="Internet_20_link" text:visited-style-name="Visited_20_Internet_20_Link"><text:span text:style-name="T13">://</text:span></text:a><text:a xlink:type="simple" xlink:href="http://api.myticketting.com/1.0/settings" text:style-name="Internet_20_link" text:visited-style-name="Visited_20_Internet_20_Link"><text:span text:style-name="T16">analytics</text:span></text:a><text:a xlink:type="simple" xlink:href="http://api.myticketting.com/1.0/settings" text:style-name="Internet_20_link" text:visited-style-name="Visited_20_Internet_20_Link"><text:span text:style-name="T13">.mywadapi.co</text:span></text:a><text:a xlink:type="simple" xlink:href="http://api.myticketting.com/1.0/settings" text:style-name="Internet_20_link" text:visited-style-name="Visited_20_Internet_20_Link"><text:span text:style-name="T16">m/ap</text:span></text:a><text:a xlink:type="simple" xlink:href="http://api.myticketting.com/1.0/settings" text:style-name="Internet_20_link" text:visited-style-name="Visited_20_Internet_20_Link"><text:span text:style-name="T19">is/5..</text:span></text:a><text:a xlink:type="simple" xlink:href="http://api.myticketting.com/1.0/settings" text:style-name="Internet_20_link" text:visited-style-name="Visited_20_Internet_20_Link"><text:span text:style-name="T21">4/endpoint</text:span></text:a><text:a xlink:type="simple" xlink:href="http://api.myticketting.com/1.0/settings" text:style-name="Internet_20_link" text:visited-style-name="Visited_20_Internet_20_Link"><text:span text:style-name="T22">s/134536363</text:span></text:a><text:a xlink:type="simple" xlink:href="http://api.myticketting.com/1.0/settings" text:style-name="Internet_20_link" text:visited-style-name="Visited_20_Internet_20_Link"><text:span text:style-name="T26">2/runtimes</text:span></text:a><text:span text:style-name="T13">”</text:span><text:span text:style-name="T10">,</text:span></text:p>
      <text:p text:style-name="P83"><text:span text:style-name="T53"><text:tab/>“</text:span><text:span text:style-name="T58">runtimes</text:span><text:span text:style-name="T55">”:</text:span><text:span text:style-name="T58">{</text:span></text:p>
      <text:p text:style-name="P83"><text:span text:style-name="T58"><text:tab/><text:tab/>“2017-01-0</text:span><text:span text:style-name="T59">7</text:span><text:span text:style-name="T58">”:”0.28</text:span><text:span text:style-name="T59">4</text:span><text:span text:style-name="T58">”,</text:span></text:p>
      <text:p text:style-name="P83"><text:span text:style-name="T58"><text:tab/><text:tab/>“2017-01-06”:”0.</text:span><text:span text:style-name="T59">299</text:span><text:span text:style-name="T58">”</text:span></text:p>
      <text:p text:style-name="P448"><text:tab/>}</text:p>
      <text:p text:style-name="P73">}</text:p>
      <text:p text:style-name="P265">/<text:span text:style-name="T76">apis/{api_id}/endpoints/{endpoint_id}/requests</text:span></text:p>
      <text:p text:style-name="P132"/>
      <text:p text:style-name="P185">A <text:span text:style-name="T100">resource representing an endpoint’s daily average requests.</text:span></text:p>
      <text:p text:style-name="P138"/>
      <text:p text:style-name="P96">URL</text:p>
      <text:p text:style-name="P96"/>
      <text:p text:style-name="P231"><text:a xlink:type="simple" xlink:href="https://api.doga.gov/1.0/cases/" text:style-name="Internet_20_link" text:visited-style-name="Visited_20_Internet_20_Link"><text:span text:style-name="T10">https://</text:span></text:a><text:a xlink:type="simple" xlink:href="https://api.doga.gov/1.0/cases/" text:style-name="Internet_20_link" text:visited-style-name="Visited_20_Internet_20_Link"><text:span text:style-name="T16">analytics</text:span></text:a><text:a xlink:type="simple" xlink:href="https://api.doga.gov/1.0/cases/" text:style-name="Internet_20_link" text:visited-style-name="Visited_20_Internet_20_Link"><text:span text:style-name="T10">.mywadapi.com/</text:span></text:a><text:a xlink:type="simple" xlink:href="https://api.doga.gov/1.0/cases/" text:style-name="Internet_20_link" text:visited-style-name="Visited_20_Internet_20_Link"><text:span text:style-name="T15">api</text:span></text:a><text:a xlink:type="simple" xlink:href="https://api.doga.gov/1.0/cases/" text:style-name="Internet_20_link" text:visited-style-name="Visited_20_Internet_20_Link"><text:span text:style-name="T20">s/{api_id}/endpoint</text:span></text:a><text:a xlink:type="simple" xlink:href="https://api.doga.gov/1.0/cases/" text:style-name="Internet_20_link" text:visited-style-name="Visited_20_Internet_20_Link"><text:span text:style-name="T25">s/{endpoint_id}/r</text:span></text:a><text:a xlink:type="simple" xlink:href="https://api.doga.gov/1.0/cases/" text:style-name="Internet_20_link" text:visited-style-name="Visited_20_Internet_20_Link"><text:span text:style-name="T27">equests</text:span></text:a></text:p>
      <text:p text:style-name="P145"/>
      <text:p text:style-name="P96">Supported Request <text:span text:style-name="T71">M</text:span>ethods</text:p>
      <text:p text:style-name="P152"/>
      <text:p text:style-name="P145">GET – <text:span text:style-name="T77">Return an object where keys represent the calendar date, and values the average requests.</text:span></text:p>
      <text:p text:style-name="P145"/>
      <text:p text:style-name="P103">Supported Request Formats</text:p>
      <text:p text:style-name="P103"/>
      <text:p text:style-name="P159">json</text:p>
      <text:p text:style-name="P159"/>
      <text:p text:style-name="P103">Authentication</text:p>
      <text:p text:style-name="P103"/>
      <text:p text:style-name="P166">Basic</text:p>
      <text:p text:style-name="P437"/>
      <text:p text:style-name="P437">Query Parameters (GET)</text:p>
      <text:p text:style-name="P437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86">Name</text:p>
          </table:table-cell>
          <table:table-cell table:style-name="Table9.A1" office:value-type="string">
            <text:p text:style-name="P278">Inclusion</text:p>
          </table:table-cell>
          <table:table-cell table:style-name="Table9.C1" office:value-type="string">
            <text:p text:style-name="P286">Description</text:p>
          </table:table-cell>
        </table:table-row>
        <table:table-row>
          <table:table-cell table:style-name="Table9.A2" office:value-type="string">
            <text:p text:style-name="P423">from</text:p>
          </table:table-cell>
          <table:table-cell table:style-name="Table9.A2" office:value-type="string">
            <text:p text:style-name="P407">optional</text:p>
          </table:table-cell>
          <table:table-cell table:style-name="Table9.C2" office:value-type="string">
            <text:p text:style-name="P423">A date on or after which all returned average requests should have been recorded.</text:p>
          </table:table-cell>
        </table:table-row>
        <table:table-row>
          <table:table-cell table:style-name="Table9.A2" office:value-type="string">
            <text:p text:style-name="P423">to</text:p>
          </table:table-cell>
          <table:table-cell table:style-name="Table9.A2" office:value-type="string">
            <text:p text:style-name="P416">optional</text:p>
          </table:table-cell>
          <table:table-cell table:style-name="Table9.C2" office:value-type="string">
            <text:p text:style-name="P423">A date on or before which all returned average requests should have been recorded.</text:p>
          </table:table-cell>
        </table:table-row>
        <table:table-row>
          <table:table-cell table:style-name="Table9.A2" office:value-type="string">
            <text:p text:style-name="P425">order</text:p>
          </table:table-cell>
          <table:table-cell table:style-name="Table9.A2" office:value-type="string">
            <text:p text:style-name="P407">optional</text:p>
          </table:table-cell>
          <table:table-cell table:style-name="Table9.C2" office:value-type="string">
            <text:p text:style-name="P411">The order in which to present <text:span text:style-name="T102">average requests</text:span>. Valid options <text:span text:style-name="T89">are:</text:span> ‘<text:span text:style-name="T102">asc’ and ‘desc’</text:span>. Default value is ‘<text:span text:style-name="T103">asc’</text:span>.</text:p>
          </table:table-cell>
        </table:table-row>
      </table:table>
      <text:p text:style-name="P166"/>
      <text:p text:style-name="P441">Permissions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300">Role</text:p>
          </table:table-cell>
          <table:table-cell table:style-name="Table10.A1" office:value-type="string">
            <text:p text:style-name="P293">Allowed Methods</text:p>
          </table:table-cell>
          <table:table-cell table:style-name="Table10.C1" office:value-type="string">
            <text:p text:style-name="P293">Restrictions</text:p>
          </table:table-cell>
        </table:table-row>
        <table:table-row>
          <table:table-cell table:style-name="Table10.A2" office:value-type="string">
            <text:p text:style-name="P314">root</text:p>
          </table:table-cell>
          <table:table-cell table:style-name="Table10.A2" table:number-rows-spanned="2" office:value-type="string">
            <text:p text:style-name="P320">GET</text:p>
          </table:table-cell>
          <table:table-cell table:style-name="Table10.C2" table:number-rows-spanned="2" office:value-type="string">
            <text:p text:style-name="P326">Can retrieve <text:span text:style-name="T101">average requests for all endpoints in the system. </text:span></text:p>
          </table:table-cell>
        </table:table-row>
        <table:table-row>
          <table:table-cell table:style-name="Table10.A2" office:value-type="string">
            <text:p text:style-name="P333">master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339">consumer</text:p>
          </table:table-cell>
          <table:table-cell table:style-name="Table10.A2" office:value-type="string">
            <text:p text:style-name="P254">GET</text:p>
          </table:table-cell>
          <table:table-cell table:style-name="Table10.C2" office:value-type="string">
            <text:p text:style-name="P254">Can retrieve <text:span text:style-name="T101">average requests only for endpoints exposed by</text:span> APIs of which the requesting user is an administrator.</text:p>
          </table:table-cell>
        </table:table-row>
      </table:table>
      <text:p text:style-name="P173"/>
      <text:p text:style-name="P110">Response Errors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307">Error</text:p>
          </table:table-cell>
          <table:table-cell table:style-name="Table11.A1" office:value-type="string">
            <text:p text:style-name="P307">Reason</text:p>
          </table:table-cell>
          <table:table-cell table:style-name="Table11.C1" office:value-type="string">
            <text:p text:style-name="P286">Description</text:p>
          </table:table-cell>
        </table:table-row>
        <table:table-row>
          <table:table-cell table:style-name="Table11.A2" office:value-type="string">
            <text:p text:style-name="P347">400</text:p>
          </table:table-cell>
          <table:table-cell table:style-name="Table11.A2" office:value-type="string">
            <text:p text:style-name="P347">Bad Request</text:p>
          </table:table-cell>
          <table:table-cell table:style-name="Table11.C2" office:value-type="string">
            <text:p text:style-name="P355"><text:span text:style-name="T94">One or more query parameters are invalid</text:span>.</text:p>
          </table:table-cell>
        </table:table-row>
        <table:table-row>
          <table:table-cell table:style-name="Table11.A2" office:value-type="string">
            <text:p text:style-name="P347">401</text:p>
          </table:table-cell>
          <table:table-cell table:style-name="Table11.A2" office:value-type="string">
            <text:p text:style-name="P347">Unauthorized</text:p>
          </table:table-cell>
          <table:table-cell table:style-name="Table11.C2" office:value-type="string">
            <text:p text:style-name="P355">The 'Authori<text:span text:style-name="T51">z</text:span>ation' header is missing and must be supplied.</text:p>
          </table:table-cell>
        </table:table-row>
        <table:table-row>
          <table:table-cell table:style-name="Table11.A2" office:value-type="string">
            <text:p text:style-name="P347">403</text:p>
          </table:table-cell>
          <table:table-cell table:style-name="Table11.A2" office:value-type="string">
            <text:p text:style-name="P347">Forbidden</text:p>
          </table:table-cell>
          <table:table-cell table:style-name="Table11.C2" office:value-type="string">
            <text:p text:style-name="P363">The request authorisation did not include authorised credentials <text:span text:style-name="T85">or the requesting user does not have read access to the resource</text:span>.</text:p>
          </table:table-cell>
        </table:table-row>
        <table:table-row>
          <table:table-cell table:style-name="Table11.A2" office:value-type="string">
            <text:p text:style-name="P370">405</text:p>
          </table:table-cell>
          <table:table-cell table:style-name="Table11.A2" office:value-type="string">
            <text:p text:style-name="P370">Method Not Allowed</text:p>
          </table:table-cell>
          <table:table-cell table:style-name="Table11.C2" office:value-type="string">
            <text:p text:style-name="P378"><text:span text:style-name="T52">T</text:span>he request method <text:span text:style-name="T52">was something other than GET.</text:span></text:p>
          </table:table-cell>
        </table:table-row>
        <table:table-row>
          <table:table-cell table:style-name="Table11.A2" office:value-type="string">
            <text:p text:style-name="P385">406</text:p>
          </table:table-cell>
          <table:table-cell table:style-name="Table11.A2" office:value-type="string">
            <text:p text:style-name="P385">Not Acceptable</text:p>
          </table:table-cell>
          <table:table-cell table:style-name="Table11.C2" office:value-type="string">
            <text:p text:style-name="P392">The request <text:span text:style-name="T73">has </text:span>'Accept-*' header<text:span text:style-name="T74">s</text:span> that do <text:span text:style-name="T73">no</text:span>t include <text:span text:style-name="T73">Supported Request Formats (json), languages (en) or charsets (utf8)</text:span>.</text:p>
          </table:table-cell>
        </table:table-row>
      </table:table>
      <text:p text:style-name="P224"><text:soft-page-break/><text:span text:style-name="T8">Example</text:span><text:span text:style-name="T9">s</text:span></text:p>
      <text:p text:style-name="P119"/>
      <text:p text:style-name="P225"><text:span text:style-name="T8">Example</text:span><text:span text:style-name="T9">s</text:span></text:p>
      <text:p text:style-name="P120"/>
      <text:p text:style-name="P199">GET /<text:span text:style-name="T78">apis/58493045684/endpoints/1345363632/requests</text:span></text:p>
      <text:p text:style-name="P25"/>
      <text:p text:style-name="P211">Response Body:</text:p>
      <text:p text:style-name="P211"/>
      <text:p text:style-name="P445">{</text:p>
      <text:p text:style-name="P243"><text:span text:style-name="T10"><text:tab/>“</text:span><text:span text:style-name="T12">self</text:span><text:span text:style-name="T10">”:<text:tab/></text:span><text:span text:style-name="T13">”</text:span><text:a xlink:type="simple" xlink:href="http://api.myticketting.com/1.0/settings" text:style-name="Internet_20_link" text:visited-style-name="Visited_20_Internet_20_Link"><text:span text:style-name="T13">http</text:span></text:a><text:a xlink:type="simple" xlink:href="http://api.myticketting.com/1.0/settings" text:style-name="Internet_20_link" text:visited-style-name="Visited_20_Internet_20_Link"><text:span text:style-name="T17">s</text:span></text:a><text:a xlink:type="simple" xlink:href="http://api.myticketting.com/1.0/settings" text:style-name="Internet_20_link" text:visited-style-name="Visited_20_Internet_20_Link"><text:span text:style-name="T13">://</text:span></text:a><text:a xlink:type="simple" xlink:href="http://api.myticketting.com/1.0/settings" text:style-name="Internet_20_link" text:visited-style-name="Visited_20_Internet_20_Link"><text:span text:style-name="T16">analytics</text:span></text:a><text:a xlink:type="simple" xlink:href="http://api.myticketting.com/1.0/settings" text:style-name="Internet_20_link" text:visited-style-name="Visited_20_Internet_20_Link"><text:span text:style-name="T13">.mywadapi.co</text:span></text:a><text:a xlink:type="simple" xlink:href="http://api.myticketting.com/1.0/settings" text:style-name="Internet_20_link" text:visited-style-name="Visited_20_Internet_20_Link"><text:span text:style-name="T16">m/ap</text:span></text:a><text:a xlink:type="simple" xlink:href="http://api.myticketting.com/1.0/settings" text:style-name="Internet_20_link" text:visited-style-name="Visited_20_Internet_20_Link"><text:span text:style-name="T19">is/5..</text:span></text:a><text:a xlink:type="simple" xlink:href="http://api.myticketting.com/1.0/settings" text:style-name="Internet_20_link" text:visited-style-name="Visited_20_Internet_20_Link"><text:span text:style-name="T21">4/endpoint</text:span></text:a><text:a xlink:type="simple" xlink:href="http://api.myticketting.com/1.0/settings" text:style-name="Internet_20_link" text:visited-style-name="Visited_20_Internet_20_Link"><text:span text:style-name="T22">s/134536363</text:span></text:a><text:a xlink:type="simple" xlink:href="http://api.myticketting.com/1.0/settings" text:style-name="Internet_20_link" text:visited-style-name="Visited_20_Internet_20_Link"><text:span text:style-name="T26">2/r</text:span></text:a><text:a xlink:type="simple" xlink:href="http://api.myticketting.com/1.0/settings" text:style-name="Internet_20_link" text:visited-style-name="Visited_20_Internet_20_Link"><text:span text:style-name="T28">equest</text:span></text:a><text:a xlink:type="simple" xlink:href="http://api.myticketting.com/1.0/settings" text:style-name="Internet_20_link" text:visited-style-name="Visited_20_Internet_20_Link"><text:span text:style-name="T26">s</text:span></text:a><text:span text:style-name="T13">”</text:span><text:span text:style-name="T10">,</text:span></text:p>
      <text:p text:style-name="P84"><text:span text:style-name="T53"><text:tab/>“</text:span><text:span text:style-name="T61">requests</text:span><text:span text:style-name="T55">”:</text:span><text:span text:style-name="T58">{</text:span></text:p>
      <text:p text:style-name="P84"><text:span text:style-name="T58"><text:tab/><text:tab/>“2017-01-06”:”</text:span><text:span text:style-name="T61">0</text:span><text:span text:style-name="T58">”,</text:span></text:p>
      <text:p text:style-name="P84"><text:span text:style-name="T58"><text:tab/><text:tab/>“2017-01-0</text:span><text:span text:style-name="T59">7</text:span><text:span text:style-name="T58">”:”</text:span><text:span text:style-name="T61">4</text:span><text:span text:style-name="T58">”,</text:span></text:p>
      <text:p text:style-name="P84"><text:span text:style-name="T58"><text:tab/><text:tab/>“2017-01-0</text:span><text:span text:style-name="T59">8</text:span><text:span text:style-name="T58">”:”0”,</text:span></text:p>
      <text:p text:style-name="P84"><text:span text:style-name="T58"><text:tab/><text:tab/>“2017-01-0</text:span><text:span text:style-name="T60">9</text:span><text:span text:style-name="T58">”:”0”,</text:span></text:p>
      <text:p text:style-name="P84"><text:span text:style-name="T58"><text:tab/><text:tab/>“2017-01-</text:span><text:span text:style-name="T60">10</text:span><text:span text:style-name="T58">”:”</text:span><text:span text:style-name="T61">1</text:span><text:span text:style-name="T58">”</text:span></text:p>
      <text:p text:style-name="P449"><text:tab/>}</text:p>
      <text:p text:style-name="P74">}</text:p>
      <text:p text:style-name="P120"/>
      <text:p text:style-name="P199">GET /<text:span text:style-name="T78">apis/58493045684/endpoints/1345363632/requests?to=2017-01-07</text:span></text:p>
      <text:p text:style-name="P25"/>
      <text:p text:style-name="P211">Response Body:</text:p>
      <text:p text:style-name="P211"/>
      <text:p text:style-name="P445">{</text:p>
      <text:p text:style-name="P243"><text:span text:style-name="T10"><text:tab/>“</text:span><text:span text:style-name="T12">self</text:span><text:span text:style-name="T10">”:<text:tab/></text:span><text:span text:style-name="T13">”</text:span><text:a xlink:type="simple" xlink:href="http://api.myticketting.com/1.0/settings" text:style-name="Internet_20_link" text:visited-style-name="Visited_20_Internet_20_Link"><text:span text:style-name="T13">http</text:span></text:a><text:a xlink:type="simple" xlink:href="http://api.myticketting.com/1.0/settings" text:style-name="Internet_20_link" text:visited-style-name="Visited_20_Internet_20_Link"><text:span text:style-name="T17">s</text:span></text:a><text:a xlink:type="simple" xlink:href="http://api.myticketting.com/1.0/settings" text:style-name="Internet_20_link" text:visited-style-name="Visited_20_Internet_20_Link"><text:span text:style-name="T13">://</text:span></text:a><text:a xlink:type="simple" xlink:href="http://api.myticketting.com/1.0/settings" text:style-name="Internet_20_link" text:visited-style-name="Visited_20_Internet_20_Link"><text:span text:style-name="T16">analytics</text:span></text:a><text:a xlink:type="simple" xlink:href="http://api.myticketting.com/1.0/settings" text:style-name="Internet_20_link" text:visited-style-name="Visited_20_Internet_20_Link"><text:span text:style-name="T13">.mywadapi.co</text:span></text:a><text:a xlink:type="simple" xlink:href="http://api.myticketting.com/1.0/settings" text:style-name="Internet_20_link" text:visited-style-name="Visited_20_Internet_20_Link"><text:span text:style-name="T16">m/ap</text:span></text:a><text:a xlink:type="simple" xlink:href="http://api.myticketting.com/1.0/settings" text:style-name="Internet_20_link" text:visited-style-name="Visited_20_Internet_20_Link"><text:span text:style-name="T19">is/5..</text:span></text:a><text:a xlink:type="simple" xlink:href="http://api.myticketting.com/1.0/settings" text:style-name="Internet_20_link" text:visited-style-name="Visited_20_Internet_20_Link"><text:span text:style-name="T21">4/endpoint</text:span></text:a><text:a xlink:type="simple" xlink:href="http://api.myticketting.com/1.0/settings" text:style-name="Internet_20_link" text:visited-style-name="Visited_20_Internet_20_Link"><text:span text:style-name="T22">s/134536363</text:span></text:a><text:a xlink:type="simple" xlink:href="http://api.myticketting.com/1.0/settings" text:style-name="Internet_20_link" text:visited-style-name="Visited_20_Internet_20_Link"><text:span text:style-name="T26">2/r</text:span></text:a><text:a xlink:type="simple" xlink:href="http://api.myticketting.com/1.0/settings" text:style-name="Internet_20_link" text:visited-style-name="Visited_20_Internet_20_Link"><text:span text:style-name="T29">equests</text:span></text:a><text:span text:style-name="T13">”</text:span><text:span text:style-name="T10">,</text:span></text:p>
      <text:p text:style-name="P85"><text:span text:style-name="T53"><text:tab/>“</text:span><text:span text:style-name="T58">r</text:span><text:span text:style-name="T62">equests</text:span><text:span text:style-name="T55">”:</text:span><text:span text:style-name="T58">{</text:span></text:p>
      <text:p text:style-name="P85"><text:span text:style-name="T58"><text:tab/><text:tab/>“2017-01-06”:”</text:span><text:span text:style-name="T61">0</text:span><text:span text:style-name="T58">”,</text:span></text:p>
      <text:p text:style-name="P85"><text:span text:style-name="T58"><text:tab/><text:tab/>“2017-01-0</text:span><text:span text:style-name="T59">7</text:span><text:span text:style-name="T58">”:”</text:span><text:span text:style-name="T61">4</text:span><text:span text:style-name="T58">”</text:span></text:p>
      <text:p text:style-name="P449"><text:tab/>}</text:p>
      <text:p text:style-name="P74">}</text:p>
      <text:p text:style-name="P120"/>
      <text:p text:style-name="P199">GET /<text:span text:style-name="T78">apis/58493045684/endpoints/1345363632/requests?from=2017-01-07&amp;order=desc</text:span></text:p>
      <text:p text:style-name="P25"/>
      <text:p text:style-name="P211">Response Body:</text:p>
      <text:p text:style-name="P211"/>
      <text:p text:style-name="P445">{</text:p>
      <text:p text:style-name="P243"><text:span text:style-name="T10"><text:tab/>“</text:span><text:span text:style-name="T12">self</text:span><text:span text:style-name="T10">”:<text:tab/></text:span><text:span text:style-name="T13">”</text:span><text:a xlink:type="simple" xlink:href="http://api.myticketting.com/1.0/settings" text:style-name="Internet_20_link" text:visited-style-name="Visited_20_Internet_20_Link"><text:span text:style-name="T13">http</text:span></text:a><text:a xlink:type="simple" xlink:href="http://api.myticketting.com/1.0/settings" text:style-name="Internet_20_link" text:visited-style-name="Visited_20_Internet_20_Link"><text:span text:style-name="T17">s</text:span></text:a><text:a xlink:type="simple" xlink:href="http://api.myticketting.com/1.0/settings" text:style-name="Internet_20_link" text:visited-style-name="Visited_20_Internet_20_Link"><text:span text:style-name="T13">://</text:span></text:a><text:a xlink:type="simple" xlink:href="http://api.myticketting.com/1.0/settings" text:style-name="Internet_20_link" text:visited-style-name="Visited_20_Internet_20_Link"><text:span text:style-name="T16">analytics</text:span></text:a><text:a xlink:type="simple" xlink:href="http://api.myticketting.com/1.0/settings" text:style-name="Internet_20_link" text:visited-style-name="Visited_20_Internet_20_Link"><text:span text:style-name="T13">.mywadapi.co</text:span></text:a><text:a xlink:type="simple" xlink:href="http://api.myticketting.com/1.0/settings" text:style-name="Internet_20_link" text:visited-style-name="Visited_20_Internet_20_Link"><text:span text:style-name="T16">m/ap</text:span></text:a><text:a xlink:type="simple" xlink:href="http://api.myticketting.com/1.0/settings" text:style-name="Internet_20_link" text:visited-style-name="Visited_20_Internet_20_Link"><text:span text:style-name="T19">is/5..</text:span></text:a><text:a xlink:type="simple" xlink:href="http://api.myticketting.com/1.0/settings" text:style-name="Internet_20_link" text:visited-style-name="Visited_20_Internet_20_Link"><text:span text:style-name="T21">4/endpoint</text:span></text:a><text:a xlink:type="simple" xlink:href="http://api.myticketting.com/1.0/settings" text:style-name="Internet_20_link" text:visited-style-name="Visited_20_Internet_20_Link"><text:span text:style-name="T22">s/134536363</text:span></text:a><text:a xlink:type="simple" xlink:href="http://api.myticketting.com/1.0/settings" text:style-name="Internet_20_link" text:visited-style-name="Visited_20_Internet_20_Link"><text:span text:style-name="T26">2/r</text:span></text:a><text:a xlink:type="simple" xlink:href="http://api.myticketting.com/1.0/settings" text:style-name="Internet_20_link" text:visited-style-name="Visited_20_Internet_20_Link"><text:span text:style-name="T29">equests</text:span></text:a><text:span text:style-name="T13">”</text:span><text:span text:style-name="T10">,</text:span></text:p>
      <text:p text:style-name="P86"><text:span text:style-name="T53"><text:tab/>“</text:span><text:span text:style-name="T62">requests</text:span><text:span text:style-name="T55">”:</text:span><text:span text:style-name="T58">{</text:span></text:p>
      <text:p text:style-name="P86"><text:span text:style-name="T58"><text:tab/><text:tab/>“2017-01-</text:span><text:span text:style-name="T60">10</text:span><text:span text:style-name="T58">”:”</text:span><text:span text:style-name="T61">1</text:span><text:span text:style-name="T58">”,</text:span></text:p>
      <text:p text:style-name="P86"><text:span text:style-name="T58"><text:tab/><text:tab/>“2017-01-0</text:span><text:span text:style-name="T60">9</text:span><text:span text:style-name="T58">”:”0”,</text:span></text:p>
      <text:p text:style-name="P86"><text:span text:style-name="T58"><text:tab/><text:tab/>“2017-01-0</text:span><text:span text:style-name="T59">8</text:span><text:span text:style-name="T58">”:”0”,</text:span></text:p>
      <text:p text:style-name="P86"><text:span text:style-name="T58"><text:tab/><text:tab/>“2017-01-0</text:span><text:span text:style-name="T59">7</text:span><text:span text:style-name="T58">”:”</text:span><text:span text:style-name="T61">4</text:span><text:span text:style-name="T58">”</text:span></text:p>
      <text:p text:style-name="P449"><text:tab/>}</text:p>
      <text:p text:style-name="P74">}</text:p>
      <text:p text:style-name="P266">/<text:span text:style-name="T76">apis/{api_id}/endpoints/{endpoint_id}/objects</text:span></text:p>
      <text:p text:style-name="P133"/>
      <text:p text:style-name="P186">A collection of <text:span text:style-name="T104">the objects loaded each time the specified endpoint is requested.</text:span></text:p>
      <text:p text:style-name="P139"/>
      <text:p text:style-name="P97">URL</text:p>
      <text:p text:style-name="P97"/>
      <text:p text:style-name="P232"><text:a xlink:type="simple" xlink:href="https://api.doga.gov/1.0/cases/" text:style-name="Internet_20_link" text:visited-style-name="Visited_20_Internet_20_Link"><text:span text:style-name="T10">https://</text:span></text:a><text:a xlink:type="simple" xlink:href="https://api.doga.gov/1.0/cases/" text:style-name="Internet_20_link" text:visited-style-name="Visited_20_Internet_20_Link"><text:span text:style-name="T16">analytics</text:span></text:a><text:a xlink:type="simple" xlink:href="https://api.doga.gov/1.0/cases/" text:style-name="Internet_20_link" text:visited-style-name="Visited_20_Internet_20_Link"><text:span text:style-name="T10">.mywadapi.com/</text:span></text:a><text:a xlink:type="simple" xlink:href="https://api.doga.gov/1.0/cases/" text:style-name="Internet_20_link" text:visited-style-name="Visited_20_Internet_20_Link"><text:span text:style-name="T15">api</text:span></text:a><text:a xlink:type="simple" xlink:href="https://api.doga.gov/1.0/cases/" text:style-name="Internet_20_link" text:visited-style-name="Visited_20_Internet_20_Link"><text:span text:style-name="T20">s/{api_id}/endpoint</text:span></text:a><text:a xlink:type="simple" xlink:href="https://api.doga.gov/1.0/cases/" text:style-name="Internet_20_link" text:visited-style-name="Visited_20_Internet_20_Link"><text:span text:style-name="T35">s/{endpoint_id}/object</text:span></text:a><text:a xlink:type="simple" xlink:href="https://api.doga.gov/1.0/cases/" text:style-name="Internet_20_link" text:visited-style-name="Visited_20_Internet_20_Link"><text:span text:style-name="T11">s</text:span></text:a></text:p>
      <text:p text:style-name="P146"/>
      <text:p text:style-name="P97">Supported Request <text:span text:style-name="T71">M</text:span>ethods</text:p>
      <text:p text:style-name="P153"/>
      <text:p text:style-name="P146">GET – <text:span text:style-name="T77">Return a list of the objects loaded into memory when the specified endpoint is requested.</text:span></text:p>
      <text:p text:style-name="P146"/>
      <text:p text:style-name="P104">Supported Request Formats</text:p>
      <text:p text:style-name="P104"/>
      <text:p text:style-name="P160">json</text:p>
      <text:p text:style-name="P160"/>
      <text:p text:style-name="P104">Authentication</text:p>
      <text:p text:style-name="P104"/>
      <text:p text:style-name="P167">Basic</text:p>
      <text:p text:style-name="P438"/>
      <text:p text:style-name="P438">Query Parameters (GET)</text:p>
      <text:p text:style-name="P438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87">Name</text:p>
          </table:table-cell>
          <table:table-cell table:style-name="Table12.A1" office:value-type="string">
            <text:p text:style-name="P279">Inclusion</text:p>
          </table:table-cell>
          <table:table-cell table:style-name="Table12.C1" office:value-type="string">
            <text:p text:style-name="P287">Description</text:p>
          </table:table-cell>
        </table:table-row>
        <table:table-row>
          <table:table-cell table:style-name="Table12.A2" office:value-type="string">
            <text:p text:style-name="P412">sort</text:p>
          </table:table-cell>
          <table:table-cell table:style-name="Table12.A2" office:value-type="string">
            <text:p text:style-name="P408">optional</text:p>
          </table:table-cell>
          <table:table-cell table:style-name="Table12.C2" office:value-type="string">
            <text:p text:style-name="P412">The order in which to present returned records. Valid options <text:span text:style-name="T89">are:</text:span> ‘<text:span text:style-name="T104">instances’ and ‘loadtime’</text:span>.</text:p>
          </table:table-cell>
        </table:table-row>
        <table:table-row>
          <table:table-cell table:style-name="Table12.A2" office:value-type="string">
            <text:p text:style-name="P420">order</text:p>
          </table:table-cell>
          <table:table-cell table:style-name="Table12.A2" office:value-type="string">
            <text:p text:style-name="P417">optional</text:p>
          </table:table-cell>
          <table:table-cell table:style-name="Table12.C2" office:value-type="string">
            <text:p text:style-name="P420"><text:span text:style-name="T90">Indicates w</text:span>hether to list records from lowest to highest (asc) or highest to lowest (desc). Default value is <text:span text:style-name="T92">’desc’.</text:span></text:p>
          </table:table-cell>
        </table:table-row>
      </table:table>
      <text:p text:style-name="P167"/>
      <text:p text:style-name="P192">Permissions</text:p>
      <text:p text:style-name="P153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301">Role</text:p>
          </table:table-cell>
          <table:table-cell table:style-name="Table13.A1" office:value-type="string">
            <text:p text:style-name="P294">Allowed Methods</text:p>
          </table:table-cell>
          <table:table-cell table:style-name="Table13.C1" office:value-type="string">
            <text:p text:style-name="P294">Restrictions</text:p>
          </table:table-cell>
        </table:table-row>
        <table:table-row>
          <table:table-cell table:style-name="Table13.A2" office:value-type="string">
            <text:p text:style-name="P315">root</text:p>
          </table:table-cell>
          <table:table-cell table:style-name="Table13.A2" table:number-rows-spanned="2" office:value-type="string">
            <text:p text:style-name="P321">GET</text:p>
          </table:table-cell>
          <table:table-cell table:style-name="Table13.C2" table:number-rows-spanned="2" office:value-type="string">
            <text:p text:style-name="P327">Can retrieve a <text:span text:style-name="T77">list of objects for any profiled endpoint. </text:span></text:p>
          </table:table-cell>
        </table:table-row>
        <table:table-row>
          <table:table-cell table:style-name="Table13.A2" office:value-type="string">
            <text:p text:style-name="P334">master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340">consumer</text:p>
          </table:table-cell>
          <table:table-cell table:style-name="Table13.A2" office:value-type="string">
            <text:p text:style-name="P255">GET</text:p>
          </table:table-cell>
          <table:table-cell table:style-name="Table13.C2" office:value-type="string">
            <text:p text:style-name="P255">Can retrieve a list of <text:span text:style-name="T105">objects only for endpoints exposed by</text:span> APIs of which the requesting user is an administrator.</text:p>
          </table:table-cell>
        </table:table-row>
      </table:table>
      <text:p text:style-name="P174"/>
      <text:p text:style-name="P111">Response Errors</text:p>
      <text:p text:style-name="P111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308">Error</text:p>
          </table:table-cell>
          <table:table-cell table:style-name="Table14.A1" office:value-type="string">
            <text:p text:style-name="P308">Reason</text:p>
          </table:table-cell>
          <table:table-cell table:style-name="Table14.C1" office:value-type="string">
            <text:p text:style-name="P287">Description</text:p>
          </table:table-cell>
        </table:table-row>
        <table:table-row>
          <table:table-cell table:style-name="Table14.A2" office:value-type="string">
            <text:p text:style-name="P348">400</text:p>
          </table:table-cell>
          <table:table-cell table:style-name="Table14.A2" office:value-type="string">
            <text:p text:style-name="P348">Bad Request</text:p>
          </table:table-cell>
          <table:table-cell table:style-name="Table14.C2" office:value-type="string">
            <text:p text:style-name="P356"><text:span text:style-name="T94">One or more query parameters are invalid</text:span>.</text:p>
          </table:table-cell>
        </table:table-row>
        <table:table-row>
          <table:table-cell table:style-name="Table14.A2" office:value-type="string">
            <text:p text:style-name="P348">401</text:p>
          </table:table-cell>
          <table:table-cell table:style-name="Table14.A2" office:value-type="string">
            <text:p text:style-name="P348">Unauthorized</text:p>
          </table:table-cell>
          <table:table-cell table:style-name="Table14.C2" office:value-type="string">
            <text:p text:style-name="P356">The 'Authori<text:span text:style-name="T51">z</text:span>ation' header is missing and must be supplied.</text:p>
          </table:table-cell>
        </table:table-row>
        <table:table-row>
          <table:table-cell table:style-name="Table14.A2" office:value-type="string">
            <text:p text:style-name="P348">403</text:p>
          </table:table-cell>
          <table:table-cell table:style-name="Table14.A2" office:value-type="string">
            <text:p text:style-name="P348">Forbidden</text:p>
          </table:table-cell>
          <table:table-cell table:style-name="Table14.C2" office:value-type="string">
            <text:p text:style-name="P364">The request authorisation did not include authorised credentials <text:span text:style-name="T85">or the requesting user does not have read access to the collection</text:span>.</text:p>
          </table:table-cell>
        </table:table-row>
        <table:table-row>
          <table:table-cell table:style-name="Table14.A2" office:value-type="string">
            <text:p text:style-name="P371">405</text:p>
          </table:table-cell>
          <table:table-cell table:style-name="Table14.A2" office:value-type="string">
            <text:p text:style-name="P371">Method Not Allowed</text:p>
          </table:table-cell>
          <table:table-cell table:style-name="Table14.C2" office:value-type="string">
            <text:p text:style-name="P379"><text:span text:style-name="T52">T</text:span>he request method <text:span text:style-name="T52">was something other than GET.</text:span></text:p>
          </table:table-cell>
        </table:table-row>
        <table:table-row>
          <table:table-cell table:style-name="Table14.A2" office:value-type="string">
            <text:p text:style-name="P386">406</text:p>
          </table:table-cell>
          <table:table-cell table:style-name="Table14.A2" office:value-type="string">
            <text:p text:style-name="P386">Not Acceptable</text:p>
          </table:table-cell>
          <table:table-cell table:style-name="Table14.C2" office:value-type="string">
            <text:p text:style-name="P393">The request <text:span text:style-name="T73">has </text:span>'Accept-*' header<text:span text:style-name="T74">s</text:span> that do <text:span text:style-name="T73">no</text:span>t include <text:span text:style-name="T73">Supported Request Formats (json), languages (en) or charsets (utf8)</text:span>.</text:p>
          </table:table-cell>
        </table:table-row>
      </table:table>
      <text:p text:style-name="P121"/>
      <text:p text:style-name="P270"><text:span text:style-name="T8">Example</text:span><text:span text:style-name="T9">s</text:span></text:p>
      <text:p text:style-name="P121"/>
      <text:p text:style-name="P200">GET /<text:span text:style-name="T78">apis/58493045684/endpoints/1345363632/objects</text:span></text:p>
      <text:p text:style-name="P26"/>
      <text:p text:style-name="P212">Response Body:</text:p>
      <text:p text:style-name="P212"/>
      <text:p text:style-name="P13">{</text:p>
      <text:p text:style-name="P3"><text:span text:style-name="T41"><text:tab/>“</text:span><text:span text:style-name="T42">self”:“</text:span><text:a xlink:type="simple" xlink:href="https://api.doga.gov/1.0/templates" text:style-name="Internet_20_link" text:visited-style-name="Visited_20_Internet_20_Link"><text:span text:style-name="T41">http://</text:span></text:a><text:a xlink:type="simple" xlink:href="https://api.doga.gov/1.0/templates" text:style-name="Internet_20_link" text:visited-style-name="Visited_20_Internet_20_Link"><text:span text:style-name="T44">analytics</text:span></text:a><text:a xlink:type="simple" xlink:href="https://api.doga.gov/1.0/templates" text:style-name="Internet_20_link" text:visited-style-name="Visited_20_Internet_20_Link"><text:span text:style-name="T41">.mywadapi.co</text:span></text:a><text:a xlink:type="simple" xlink:href="https://api.doga.gov/1.0/templates" text:style-name="Internet_20_link" text:visited-style-name="Visited_20_Internet_20_Link"><text:span text:style-name="T45">m/api</text:span></text:a><text:a xlink:type="simple" xlink:href="https://api.doga.gov/1.0/templates" text:style-name="Internet_20_link" text:visited-style-name="Visited_20_Internet_20_Link"><text:span text:style-name="T46">s/58493045684/</text:span></text:a><text:a xlink:type="simple" xlink:href="https://api.doga.gov/1.0/templates" text:style-name="Internet_20_link" text:visited-style-name="Visited_20_Internet_20_Link"><text:span text:style-name="T48">endpoints/1345363632/</text:span></text:a><text:a xlink:type="simple" xlink:href="https://api.doga.gov/1.0/templates" text:style-name="Internet_20_link" text:visited-style-name="Visited_20_Internet_20_Link"><text:span text:style-name="T47">object</text:span></text:a><text:a xlink:type="simple" xlink:href="https://api.doga.gov/1.0/templates" text:style-name="Internet_20_link" text:visited-style-name="Visited_20_Internet_20_Link"><text:span text:style-name="T45">s</text:span></text:a><text:span text:style-name="T43">”</text:span><text:span text:style-name="T41">,</text:span></text:p>
      <text:p text:style-name="P218"><text:span text:style-name="T1"><text:tab/>“</text:span><text:span text:style-name="T2">total”: </text:span><text:span text:style-name="T5">4</text:span><text:span text:style-name="T2">,</text:span></text:p>
      <text:p text:style-name="P87"><text:span text:style-name="T53"><text:tab/>“</text:span><text:span text:style-name="T63">objects</text:span><text:span text:style-name="T55">”:</text:span><text:span text:style-name="T54">[</text:span></text:p>
      <text:p text:style-name="P13"><text:tab/><text:tab/>{</text:p>
      <text:p text:style-name="P244"><text:span text:style-name="T10"><text:tab/><text:tab/><text:tab/>“</text:span><text:span text:style-name="T12">self</text:span><text:span text:style-name="T10">”:<text:tab/></text:span><text:span text:style-name="T13">”</text:span><text:a xlink:type="simple" xlink:href="http://api.myticketting.com/1.0/settings" text:style-name="Internet_20_link" text:visited-style-name="Visited_20_Internet_20_Link"><text:span text:style-name="T13">http</text:span></text:a><text:a xlink:type="simple" xlink:href="http://api.myticketting.com/1.0/settings" text:style-name="Internet_20_link" text:visited-style-name="Visited_20_Internet_20_Link"><text:span text:style-name="T17">s</text:span></text:a><text:a xlink:type="simple" xlink:href="http://api.myticketting.com/1.0/settings" text:style-name="Internet_20_link" text:visited-style-name="Visited_20_Internet_20_Link"><text:span text:style-name="T13">://</text:span></text:a><text:a xlink:type="simple" xlink:href="http://api.myticketting.com/1.0/settings" text:style-name="Internet_20_link" text:visited-style-name="Visited_20_Internet_20_Link"><text:span text:style-name="T16">analytics</text:span></text:a><text:a xlink:type="simple" xlink:href="http://api.myticketting.com/1.0/settings" text:style-name="Internet_20_link" text:visited-style-name="Visited_20_Internet_20_Link"><text:span text:style-name="T13">.mywadapi.co</text:span></text:a><text:a xlink:type="simple" xlink:href="http://api.myticketting.com/1.0/settings" text:style-name="Internet_20_link" text:visited-style-name="Visited_20_Internet_20_Link"><text:span text:style-name="T16">m/ap</text:span></text:a><text:a xlink:type="simple" xlink:href="http://api.myticketting.com/1.0/settings" text:style-name="Internet_20_link" text:visited-style-name="Visited_20_Internet_20_Link"><text:span text:style-name="T19">is/5.</text:span></text:a><text:a xlink:type="simple" xlink:href="http://api.myticketting.com/1.0/settings" text:style-name="Internet_20_link" text:visited-style-name="Visited_20_Internet_20_Link"><text:span text:style-name="T21">4/endpoint</text:span></text:a><text:a xlink:type="simple" xlink:href="http://api.myticketting.com/1.0/settings" text:style-name="Internet_20_link" text:visited-style-name="Visited_20_Internet_20_Link"><text:span text:style-name="T22">s/1.</text:span></text:a><text:a xlink:type="simple" xlink:href="http://api.myticketting.com/1.0/settings" text:style-name="Internet_20_link" text:visited-style-name="Visited_20_Internet_20_Link"><text:span text:style-name="T30">2/object</text:span></text:a><text:a xlink:type="simple" xlink:href="http://api.myticketting.com/1.0/settings" text:style-name="Internet_20_link" text:visited-style-name="Visited_20_Internet_20_Link"><text:span text:style-name="T31">s/6.3</text:span></text:a><text:span text:style-name="T13">”</text:span><text:span text:style-name="T10">,</text:span></text:p>
      <text:p text:style-name="P36"><text:tab/><text:tab/><text:tab/>“<text:span text:style-name="T106">class”:”Setting”,</text:span></text:p>
      <text:p text:style-name="P52"><text:tab/><text:tab/><text:tab/>“<text:span text:style-name="T106">request-instances</text:span>”:”<text:span text:style-name="T106">1</text:span>”,</text:p>
      <text:p text:style-name="P52"><text:tab/><text:tab/><text:tab/>“<text:span text:style-name="T106">instance-load</text:span>”:”<text:span text:style-name="T106">0.02</text:span>”</text:p>
      <text:p text:style-name="P66"><text:tab/><text:tab/>},</text:p>
      <text:p text:style-name="P14"><text:tab/><text:tab/>{</text:p>
      <text:p text:style-name="P245"><text:span text:style-name="T10"><text:tab/><text:tab/><text:tab/>“</text:span><text:span text:style-name="T12">self</text:span><text:span text:style-name="T10">”:<text:tab/></text:span><text:span text:style-name="T13">”</text:span><text:a xlink:type="simple" xlink:href="http://api.myticketting.com/1.0/settings" text:style-name="Internet_20_link" text:visited-style-name="Visited_20_Internet_20_Link"><text:span text:style-name="T13">http</text:span></text:a><text:a xlink:type="simple" xlink:href="http://api.myticketting.com/1.0/settings" text:style-name="Internet_20_link" text:visited-style-name="Visited_20_Internet_20_Link"><text:span text:style-name="T17">s</text:span></text:a><text:a xlink:type="simple" xlink:href="http://api.myticketting.com/1.0/settings" text:style-name="Internet_20_link" text:visited-style-name="Visited_20_Internet_20_Link"><text:span text:style-name="T13">://</text:span></text:a><text:a xlink:type="simple" xlink:href="http://api.myticketting.com/1.0/settings" text:style-name="Internet_20_link" text:visited-style-name="Visited_20_Internet_20_Link"><text:span text:style-name="T16">analytics</text:span></text:a><text:a xlink:type="simple" xlink:href="http://api.myticketting.com/1.0/settings" text:style-name="Internet_20_link" text:visited-style-name="Visited_20_Internet_20_Link"><text:span text:style-name="T13">.mywadapi.co</text:span></text:a><text:a xlink:type="simple" xlink:href="http://api.myticketting.com/1.0/settings" text:style-name="Internet_20_link" text:visited-style-name="Visited_20_Internet_20_Link"><text:span text:style-name="T16">m/ap</text:span></text:a><text:a xlink:type="simple" xlink:href="http://api.myticketting.com/1.0/settings" text:style-name="Internet_20_link" text:visited-style-name="Visited_20_Internet_20_Link"><text:span text:style-name="T19">is/5.</text:span></text:a><text:a xlink:type="simple" xlink:href="http://api.myticketting.com/1.0/settings" text:style-name="Internet_20_link" text:visited-style-name="Visited_20_Internet_20_Link"><text:span text:style-name="T21">4/endpoint</text:span></text:a><text:a xlink:type="simple" xlink:href="http://api.myticketting.com/1.0/settings" text:style-name="Internet_20_link" text:visited-style-name="Visited_20_Internet_20_Link"><text:span text:style-name="T22">s/1.</text:span></text:a><text:a xlink:type="simple" xlink:href="http://api.myticketting.com/1.0/settings" text:style-name="Internet_20_link" text:visited-style-name="Visited_20_Internet_20_Link"><text:span text:style-name="T30">2/object</text:span></text:a><text:a xlink:type="simple" xlink:href="http://api.myticketting.com/1.0/settings" text:style-name="Internet_20_link" text:visited-style-name="Visited_20_Internet_20_Link"><text:span text:style-name="T31">s/5.7</text:span></text:a><text:span text:style-name="T13">”</text:span><text:span text:style-name="T10">,</text:span></text:p>
      <text:p text:style-name="P37"><text:tab/><text:tab/><text:tab/>“<text:span text:style-name="T106">class”:”APIToken”,</text:span></text:p>
      <text:p text:style-name="P53"><text:tab/><text:tab/><text:tab/>“<text:span text:style-name="T106">request-instances</text:span>”:”<text:span text:style-name="T107">3</text:span>”,</text:p>
      <text:p text:style-name="P53"><text:tab/><text:tab/><text:tab/>“<text:span text:style-name="T106">instance-load</text:span>”:”<text:span text:style-name="T106">0.0015</text:span>”</text:p>
      <text:p text:style-name="P66"><text:tab/><text:tab/>},</text:p>
      <text:p text:style-name="P65"><text:tab/><text:tab/>.</text:p>
      <text:p text:style-name="P65"><text:tab/><text:tab/>.</text:p>
      <text:p text:style-name="P65"><text:tab/><text:span text:style-name="T86">]</text:span></text:p>
      <text:p text:style-name="P75">}</text:p>
      <text:p text:style-name="P122"/>
      <text:p text:style-name="P201">GET /<text:span text:style-name="T78">apis/58493045684/endpoints/1345363632/objects?sort=instances&amp;order=asc</text:span></text:p>
      <text:p text:style-name="P27"/>
      <text:p text:style-name="P213">Response Body:</text:p>
      <text:p text:style-name="P213"/>
      <text:p text:style-name="P15">{</text:p>
      <text:p text:style-name="P4"><text:span text:style-name="T41"><text:tab/>“</text:span><text:span text:style-name="T42">self”:“</text:span><text:a xlink:type="simple" xlink:href="https://api.doga.gov/1.0/templates" text:style-name="Internet_20_link" text:visited-style-name="Visited_20_Internet_20_Link"><text:span text:style-name="T41">http://</text:span></text:a><text:a xlink:type="simple" xlink:href="https://api.doga.gov/1.0/templates" text:style-name="Internet_20_link" text:visited-style-name="Visited_20_Internet_20_Link"><text:span text:style-name="T44">analytics</text:span></text:a><text:a xlink:type="simple" xlink:href="https://api.doga.gov/1.0/templates" text:style-name="Internet_20_link" text:visited-style-name="Visited_20_Internet_20_Link"><text:span text:style-name="T41">.mywadapi.co</text:span></text:a><text:a xlink:type="simple" xlink:href="https://api.doga.gov/1.0/templates" text:style-name="Internet_20_link" text:visited-style-name="Visited_20_Internet_20_Link"><text:span text:style-name="T45">m/api</text:span></text:a><text:a xlink:type="simple" xlink:href="https://api.doga.gov/1.0/templates" text:style-name="Internet_20_link" text:visited-style-name="Visited_20_Internet_20_Link"><text:span text:style-name="T46">s/58493045684/</text:span></text:a><text:a xlink:type="simple" xlink:href="https://api.doga.gov/1.0/templates" text:style-name="Internet_20_link" text:visited-style-name="Visited_20_Internet_20_Link"><text:span text:style-name="T48">endpoints/1345363632/</text:span></text:a><text:a xlink:type="simple" xlink:href="https://api.doga.gov/1.0/templates" text:style-name="Internet_20_link" text:visited-style-name="Visited_20_Internet_20_Link"><text:span text:style-name="T47">object</text:span></text:a><text:a xlink:type="simple" xlink:href="https://api.doga.gov/1.0/templates" text:style-name="Internet_20_link" text:visited-style-name="Visited_20_Internet_20_Link"><text:span text:style-name="T45">s</text:span></text:a><text:span text:style-name="T43">”</text:span><text:span text:style-name="T41">,</text:span></text:p>
      <text:p text:style-name="P219"><text:span text:style-name="T1"><text:tab/>“</text:span><text:span text:style-name="T2">total”: </text:span><text:span text:style-name="T5">4</text:span><text:span text:style-name="T2">,</text:span></text:p>
      <text:p text:style-name="P88"><text:span text:style-name="T53"><text:tab/>“</text:span><text:span text:style-name="T63">objects</text:span><text:span text:style-name="T55">”:</text:span><text:span text:style-name="T54">[</text:span></text:p>
      <text:p text:style-name="P15"><text:tab/><text:tab/>{</text:p>
      <text:p text:style-name="P246"><text:span text:style-name="T10"><text:tab/><text:tab/><text:tab/>“</text:span><text:span text:style-name="T12">self</text:span><text:span text:style-name="T10">”:<text:tab/></text:span><text:span text:style-name="T13">”</text:span><text:a xlink:type="simple" xlink:href="http://api.myticketting.com/1.0/settings" text:style-name="Internet_20_link" text:visited-style-name="Visited_20_Internet_20_Link"><text:span text:style-name="T13">http</text:span></text:a><text:a xlink:type="simple" xlink:href="http://api.myticketting.com/1.0/settings" text:style-name="Internet_20_link" text:visited-style-name="Visited_20_Internet_20_Link"><text:span text:style-name="T17">s</text:span></text:a><text:a xlink:type="simple" xlink:href="http://api.myticketting.com/1.0/settings" text:style-name="Internet_20_link" text:visited-style-name="Visited_20_Internet_20_Link"><text:span text:style-name="T13">://</text:span></text:a><text:a xlink:type="simple" xlink:href="http://api.myticketting.com/1.0/settings" text:style-name="Internet_20_link" text:visited-style-name="Visited_20_Internet_20_Link"><text:span text:style-name="T16">analytics</text:span></text:a><text:a xlink:type="simple" xlink:href="http://api.myticketting.com/1.0/settings" text:style-name="Internet_20_link" text:visited-style-name="Visited_20_Internet_20_Link"><text:span text:style-name="T13">.mywadapi.co</text:span></text:a><text:a xlink:type="simple" xlink:href="http://api.myticketting.com/1.0/settings" text:style-name="Internet_20_link" text:visited-style-name="Visited_20_Internet_20_Link"><text:span text:style-name="T16">m/ap</text:span></text:a><text:a xlink:type="simple" xlink:href="http://api.myticketting.com/1.0/settings" text:style-name="Internet_20_link" text:visited-style-name="Visited_20_Internet_20_Link"><text:span text:style-name="T19">is/5.</text:span></text:a><text:a xlink:type="simple" xlink:href="http://api.myticketting.com/1.0/settings" text:style-name="Internet_20_link" text:visited-style-name="Visited_20_Internet_20_Link"><text:span text:style-name="T21">4/endpoint</text:span></text:a><text:a xlink:type="simple" xlink:href="http://api.myticketting.com/1.0/settings" text:style-name="Internet_20_link" text:visited-style-name="Visited_20_Internet_20_Link"><text:span text:style-name="T22">s/1.</text:span></text:a><text:a xlink:type="simple" xlink:href="http://api.myticketting.com/1.0/settings" text:style-name="Internet_20_link" text:visited-style-name="Visited_20_Internet_20_Link"><text:span text:style-name="T30">2/object</text:span></text:a><text:a xlink:type="simple" xlink:href="http://api.myticketting.com/1.0/settings" text:style-name="Internet_20_link" text:visited-style-name="Visited_20_Internet_20_Link"><text:span text:style-name="T31">s/6.3</text:span></text:a><text:span text:style-name="T13">”</text:span><text:span text:style-name="T10">,</text:span></text:p>
      <text:p text:style-name="P38"><text:tab/><text:tab/><text:tab/>“<text:span text:style-name="T106">class”:”Setting”,</text:span></text:p>
      <text:p text:style-name="P54"><text:tab/><text:tab/><text:tab/>“<text:span text:style-name="T106">request-instances</text:span>”:”<text:span text:style-name="T106">1</text:span>”,</text:p>
      <text:p text:style-name="P54"><text:tab/><text:tab/><text:tab/>“<text:span text:style-name="T106">instance-load</text:span>”:”<text:span text:style-name="T106">0.02</text:span>”</text:p>
      <text:p text:style-name="P67"><text:tab/><text:tab/>},</text:p>
      <text:p text:style-name="P15"><text:tab/><text:tab/>{</text:p>
      <text:p text:style-name="P246"><text:span text:style-name="T10"><text:tab/><text:tab/><text:tab/>“</text:span><text:span text:style-name="T12">self</text:span><text:span text:style-name="T10">”:<text:tab/></text:span><text:span text:style-name="T13">”</text:span><text:a xlink:type="simple" xlink:href="http://api.myticketting.com/1.0/settings" text:style-name="Internet_20_link" text:visited-style-name="Visited_20_Internet_20_Link"><text:span text:style-name="T13">http</text:span></text:a><text:a xlink:type="simple" xlink:href="http://api.myticketting.com/1.0/settings" text:style-name="Internet_20_link" text:visited-style-name="Visited_20_Internet_20_Link"><text:span text:style-name="T17">s</text:span></text:a><text:a xlink:type="simple" xlink:href="http://api.myticketting.com/1.0/settings" text:style-name="Internet_20_link" text:visited-style-name="Visited_20_Internet_20_Link"><text:span text:style-name="T13">://</text:span></text:a><text:a xlink:type="simple" xlink:href="http://api.myticketting.com/1.0/settings" text:style-name="Internet_20_link" text:visited-style-name="Visited_20_Internet_20_Link"><text:span text:style-name="T16">analytics</text:span></text:a><text:a xlink:type="simple" xlink:href="http://api.myticketting.com/1.0/settings" text:style-name="Internet_20_link" text:visited-style-name="Visited_20_Internet_20_Link"><text:span text:style-name="T13">.mywadapi.co</text:span></text:a><text:a xlink:type="simple" xlink:href="http://api.myticketting.com/1.0/settings" text:style-name="Internet_20_link" text:visited-style-name="Visited_20_Internet_20_Link"><text:span text:style-name="T16">m/ap</text:span></text:a><text:a xlink:type="simple" xlink:href="http://api.myticketting.com/1.0/settings" text:style-name="Internet_20_link" text:visited-style-name="Visited_20_Internet_20_Link"><text:span text:style-name="T19">is/5.</text:span></text:a><text:a xlink:type="simple" xlink:href="http://api.myticketting.com/1.0/settings" text:style-name="Internet_20_link" text:visited-style-name="Visited_20_Internet_20_Link"><text:span text:style-name="T21">4/endpoint</text:span></text:a><text:a xlink:type="simple" xlink:href="http://api.myticketting.com/1.0/settings" text:style-name="Internet_20_link" text:visited-style-name="Visited_20_Internet_20_Link"><text:span text:style-name="T22">s/1.</text:span></text:a><text:a xlink:type="simple" xlink:href="http://api.myticketting.com/1.0/settings" text:style-name="Internet_20_link" text:visited-style-name="Visited_20_Internet_20_Link"><text:span text:style-name="T30">2/object</text:span></text:a><text:a xlink:type="simple" xlink:href="http://api.myticketting.com/1.0/settings" text:style-name="Internet_20_link" text:visited-style-name="Visited_20_Internet_20_Link"><text:span text:style-name="T31">s/</text:span></text:a><text:a xlink:type="simple" xlink:href="http://api.myticketting.com/1.0/settings" text:style-name="Internet_20_link" text:visited-style-name="Visited_20_Internet_20_Link"><text:span text:style-name="T32">1</text:span></text:a><text:a xlink:type="simple" xlink:href="http://api.myticketting.com/1.0/settings" text:style-name="Internet_20_link" text:visited-style-name="Visited_20_Internet_20_Link"><text:span text:style-name="T31">.</text:span></text:a><text:a xlink:type="simple" xlink:href="http://api.myticketting.com/1.0/settings" text:style-name="Internet_20_link" text:visited-style-name="Visited_20_Internet_20_Link"><text:span text:style-name="T32">0</text:span></text:a><text:span text:style-name="T13">”</text:span><text:span text:style-name="T10">,</text:span></text:p>
      <text:p text:style-name="P38"><text:tab/><text:tab/><text:tab/>“<text:span text:style-name="T106">class”:”Profile”,</text:span></text:p>
      <text:p text:style-name="P54"><text:tab/><text:tab/><text:tab/>“<text:span text:style-name="T106">request-instances</text:span>”:”<text:span text:style-name="T108">1</text:span>”,</text:p>
      <text:p text:style-name="P54"><text:tab/><text:tab/><text:tab/>“<text:span text:style-name="T106">instance-load</text:span>”:”<text:span text:style-name="T106">0.345</text:span>”</text:p>
      <text:p text:style-name="P67"><text:tab/><text:tab/>},</text:p>
      <text:p text:style-name="P67"><text:tab/><text:tab/>.</text:p>
      <text:p text:style-name="P67"><text:tab/><text:tab/>.</text:p>
      <text:p text:style-name="P67"><text:tab/><text:span text:style-name="T86">]</text:span></text:p>
      <text:p text:style-name="P75">}</text:p>
      <text:p text:style-name="P267">/<text:span text:style-name="T76">apis/{api_id}/endpoints/{endpoint_id}/objects/{object_id}</text:span></text:p>
      <text:p text:style-name="P133"/>
      <text:p text:style-name="P187">A <text:span text:style-name="T109">resource representing an object loaded when the specified endpoint is requested.</text:span></text:p>
      <text:p text:style-name="P146"/>
      <text:p text:style-name="P97">URL</text:p>
      <text:p text:style-name="P97"/>
      <text:p text:style-name="P232"><text:a xlink:type="simple" xlink:href="https://api.doga.gov/1.0/cases/" text:style-name="Internet_20_link" text:visited-style-name="Visited_20_Internet_20_Link"><text:span text:style-name="T14">https://</text:span></text:a><text:a xlink:type="simple" xlink:href="https://api.doga.gov/1.0/cases/" text:style-name="Internet_20_link" text:visited-style-name="Visited_20_Internet_20_Link"><text:span text:style-name="T16">analytics</text:span></text:a><text:a xlink:type="simple" xlink:href="https://api.doga.gov/1.0/cases/" text:style-name="Internet_20_link" text:visited-style-name="Visited_20_Internet_20_Link"><text:span text:style-name="T14">.mywadapi.com/</text:span></text:a><text:a xlink:type="simple" xlink:href="https://api.doga.gov/1.0/cases/" text:style-name="Internet_20_link" text:visited-style-name="Visited_20_Internet_20_Link"><text:span text:style-name="T15">api</text:span></text:a><text:a xlink:type="simple" xlink:href="https://api.doga.gov/1.0/cases/" text:style-name="Internet_20_link" text:visited-style-name="Visited_20_Internet_20_Link"><text:span text:style-name="T18">s/</text:span></text:a><text:a xlink:type="simple" xlink:href="https://api.doga.gov/1.0/cases/" text:style-name="Internet_20_link" text:visited-style-name="Visited_20_Internet_20_Link"><text:span text:style-name="T35">{api_id}</text:span></text:a><text:a xlink:type="simple" xlink:href="https://api.doga.gov/1.0/cases/" text:style-name="Internet_20_link" text:visited-style-name="Visited_20_Internet_20_Link"><text:span text:style-name="T24">/endpoints/</text:span></text:a><text:a xlink:type="simple" xlink:href="https://api.doga.gov/1.0/cases/" text:style-name="Internet_20_link" text:visited-style-name="Visited_20_Internet_20_Link"><text:span text:style-name="T35">{endpoint_id}</text:span></text:a><text:a xlink:type="simple" xlink:href="https://api.doga.gov/1.0/cases/" text:style-name="Internet_20_link" text:visited-style-name="Visited_20_Internet_20_Link"><text:span text:style-name="T33">/ob</text:span></text:a><text:a xlink:type="simple" xlink:href="https://api.doga.gov/1.0/cases/" text:style-name="Internet_20_link" text:visited-style-name="Visited_20_Internet_20_Link"><text:span text:style-name="T35">j</text:span></text:a><text:a xlink:type="simple" xlink:href="https://api.doga.gov/1.0/cases/" text:style-name="Internet_20_link" text:visited-style-name="Visited_20_Internet_20_Link"><text:span text:style-name="T33">ects/</text:span></text:a><text:a xlink:type="simple" xlink:href="https://api.doga.gov/1.0/cases/" text:style-name="Internet_20_link" text:visited-style-name="Visited_20_Internet_20_Link"><text:span text:style-name="T35">{object_id}</text:span></text:a></text:p>
      <text:p text:style-name="P146"/>
      <text:p text:style-name="P97">Supported Request <text:span text:style-name="T71">M</text:span>ethods</text:p>
      <text:p text:style-name="P153"/>
      <text:p text:style-name="P146">GET – <text:span text:style-name="T72">Returns the profiling data of the specified loaded object.</text:span></text:p>
      <text:p text:style-name="P146"/>
      <text:p text:style-name="P104">Supported Request Formats</text:p>
      <text:p text:style-name="P104"/>
      <text:p text:style-name="P160">json</text:p>
      <text:p text:style-name="P160"/>
      <text:p text:style-name="P104">Authentication</text:p>
      <text:p text:style-name="P104"/>
      <text:p text:style-name="P167">Basic</text:p>
      <text:p text:style-name="P167"/>
      <text:p text:style-name="P192">Permissions</text:p>
      <text:p text:style-name="P153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301">Role</text:p>
          </table:table-cell>
          <table:table-cell table:style-name="Table15.A1" office:value-type="string">
            <text:p text:style-name="P294">Allowed Methods</text:p>
          </table:table-cell>
          <table:table-cell table:style-name="Table15.C1" office:value-type="string">
            <text:p text:style-name="P294">Restrictions</text:p>
          </table:table-cell>
        </table:table-row>
        <table:table-row>
          <table:table-cell table:style-name="Table15.A2" office:value-type="string">
            <text:p text:style-name="P315">root</text:p>
          </table:table-cell>
          <table:table-cell table:style-name="Table15.A2" table:number-rows-spanned="2" office:value-type="string">
            <text:p text:style-name="P399">GET</text:p>
          </table:table-cell>
          <table:table-cell table:style-name="Table15.C2" table:number-rows-spanned="2" office:value-type="string">
            <text:p text:style-name="P327">Can retrieve <text:span text:style-name="T99">the profiling data of objects loaded by any profiled endpoints. </text:span></text:p>
          </table:table-cell>
        </table:table-row>
        <table:table-row>
          <table:table-cell table:style-name="Table15.A2" office:value-type="string">
            <text:p text:style-name="P334">master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403">c<text:span text:style-name="T75">onsumer</text:span></text:p>
          </table:table-cell>
          <table:table-cell table:style-name="Table15.A2" office:value-type="string">
            <text:p text:style-name="P259">GET</text:p>
          </table:table-cell>
          <table:table-cell table:style-name="Table15.C2" office:value-type="string">
            <text:p text:style-name="P255">Can retrieve <text:span text:style-name="T99">the pro</text:span>li<text:span text:style-name="T99">ling data of objects loaded for endpoints exposed by</text:span> APIs of which the requesting user is an administrator.</text:p>
          </table:table-cell>
        </table:table-row>
      </table:table>
      <text:p text:style-name="P174"/>
      <text:p text:style-name="P111">Response Errors</text:p>
      <text:p text:style-name="P111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308">Error</text:p>
          </table:table-cell>
          <table:table-cell table:style-name="Table16.A1" office:value-type="string">
            <text:p text:style-name="P308">Reason</text:p>
          </table:table-cell>
          <table:table-cell table:style-name="Table16.C1" office:value-type="string">
            <text:p text:style-name="P287">Description</text:p>
          </table:table-cell>
        </table:table-row>
        <table:table-row>
          <table:table-cell table:style-name="Table16.A2" office:value-type="string">
            <text:p text:style-name="P348">401</text:p>
          </table:table-cell>
          <table:table-cell table:style-name="Table16.A2" office:value-type="string">
            <text:p text:style-name="P348">Unauthorized</text:p>
          </table:table-cell>
          <table:table-cell table:style-name="Table16.C2" office:value-type="string">
            <text:p text:style-name="P356">The 'Authori<text:span text:style-name="T51">z</text:span>ation' header is missing and must be supplied.</text:p>
          </table:table-cell>
        </table:table-row>
        <table:table-row>
          <table:table-cell table:style-name="Table16.A2" office:value-type="string">
            <text:p text:style-name="P348">403</text:p>
          </table:table-cell>
          <table:table-cell table:style-name="Table16.A2" office:value-type="string">
            <text:p text:style-name="P348">Forbidden</text:p>
          </table:table-cell>
          <table:table-cell table:style-name="Table16.C2" office:value-type="string">
            <text:p text:style-name="P364">The request authorisation did not include authorised credentials <text:span text:style-name="T85">or the requesting user does not have read access to the resource</text:span>.</text:p>
          </table:table-cell>
        </table:table-row>
        <table:table-row>
          <table:table-cell table:style-name="Table16.A2" office:value-type="string">
            <text:p text:style-name="P371">405</text:p>
          </table:table-cell>
          <table:table-cell table:style-name="Table16.A2" office:value-type="string">
            <text:p text:style-name="P371">Method Not Allowed</text:p>
          </table:table-cell>
          <table:table-cell table:style-name="Table16.C2" office:value-type="string">
            <text:p text:style-name="P379"><text:span text:style-name="T52">T</text:span>he request method <text:span text:style-name="T52">was something other than GET.</text:span></text:p>
          </table:table-cell>
        </table:table-row>
        <table:table-row>
          <table:table-cell table:style-name="Table16.A2" office:value-type="string">
            <text:p text:style-name="P386">406</text:p>
          </table:table-cell>
          <table:table-cell table:style-name="Table16.A2" office:value-type="string">
            <text:p text:style-name="P386">Not Acceptable</text:p>
          </table:table-cell>
          <table:table-cell table:style-name="Table16.C2" office:value-type="string">
            <text:p text:style-name="P393">The request <text:span text:style-name="T73">has </text:span>'Accept-*' header<text:span text:style-name="T74">s</text:span> that do <text:span text:style-name="T73">no</text:span>t include <text:span text:style-name="T73">Supported Request Formats (json), languages (en) or charsets (utf8)</text:span>.</text:p>
          </table:table-cell>
        </table:table-row>
      </table:table>
      <text:p text:style-name="P179"/>
      <text:p text:style-name="P121"/>
      <text:p text:style-name="P274"><text:span text:style-name="T8">Example</text:span><text:span text:style-name="T9">s</text:span></text:p>
      <text:p text:style-name="P121"/>
      <text:p text:style-name="P126"><text:span text:style-name="T65">GET /</text:span><text:span text:style-name="T66">apis/58493045684/</text:span><text:span text:style-name="T67">endpoints/1345363632/</text:span><text:span text:style-name="T68">objects/</text:span><text:span text:style-name="T69">1948593250</text:span></text:p>
      <text:p text:style-name="P26"/>
      <text:p text:style-name="P214">Response Body:</text:p>
      <text:p text:style-name="P68"/>
      <text:p text:style-name="P16">{</text:p>
      <text:p text:style-name="P247"><text:span text:style-name="T10"><text:tab/>“</text:span><text:span text:style-name="T12">self</text:span><text:span text:style-name="T10">”:<text:tab/></text:span><text:span text:style-name="T13">”</text:span><text:a xlink:type="simple" xlink:href="http://api.myticketting.com/1.0/settings" text:style-name="Internet_20_link" text:visited-style-name="Visited_20_Internet_20_Link"><text:span text:style-name="T13">http</text:span></text:a><text:a xlink:type="simple" xlink:href="http://api.myticketting.com/1.0/settings" text:style-name="Internet_20_link" text:visited-style-name="Visited_20_Internet_20_Link"><text:span text:style-name="T17">s</text:span></text:a><text:a xlink:type="simple" xlink:href="http://api.myticketting.com/1.0/settings" text:style-name="Internet_20_link" text:visited-style-name="Visited_20_Internet_20_Link"><text:span text:style-name="T13">://</text:span></text:a><text:a xlink:type="simple" xlink:href="http://api.myticketting.com/1.0/settings" text:style-name="Internet_20_link" text:visited-style-name="Visited_20_Internet_20_Link"><text:span text:style-name="T16">analytics</text:span></text:a><text:a xlink:type="simple" xlink:href="http://api.myticketting.com/1.0/settings" text:style-name="Internet_20_link" text:visited-style-name="Visited_20_Internet_20_Link"><text:span text:style-name="T13">.mywadapi.co</text:span></text:a><text:a xlink:type="simple" xlink:href="http://api.myticketting.com/1.0/settings" text:style-name="Internet_20_link" text:visited-style-name="Visited_20_Internet_20_Link"><text:span text:style-name="T16">m/ap</text:span></text:a><text:a xlink:type="simple" xlink:href="http://api.myticketting.com/1.0/settings" text:style-name="Internet_20_link" text:visited-style-name="Visited_20_Internet_20_Link"><text:span text:style-name="T19">is/5.</text:span></text:a><text:a xlink:type="simple" xlink:href="http://api.myticketting.com/1.0/settings" text:style-name="Internet_20_link" text:visited-style-name="Visited_20_Internet_20_Link"><text:span text:style-name="T21">4/endpoint</text:span></text:a><text:a xlink:type="simple" xlink:href="http://api.myticketting.com/1.0/settings" text:style-name="Internet_20_link" text:visited-style-name="Visited_20_Internet_20_Link"><text:span text:style-name="T22">s/1.</text:span></text:a><text:a xlink:type="simple" xlink:href="http://api.myticketting.com/1.0/settings" text:style-name="Internet_20_link" text:visited-style-name="Visited_20_Internet_20_Link"><text:span text:style-name="T30">2/object</text:span></text:a><text:a xlink:type="simple" xlink:href="http://api.myticketting.com/1.0/settings" text:style-name="Internet_20_link" text:visited-style-name="Visited_20_Internet_20_Link"><text:span text:style-name="T31">s/</text:span></text:a><text:a xlink:type="simple" xlink:href="http://api.myticketting.com/1.0/settings" text:style-name="Internet_20_link" text:visited-style-name="Visited_20_Internet_20_Link"><text:span text:style-name="T32">1</text:span></text:a><text:a xlink:type="simple" xlink:href="http://api.myticketting.com/1.0/settings" text:style-name="Internet_20_link" text:visited-style-name="Visited_20_Internet_20_Link"><text:span text:style-name="T34">948593250</text:span></text:a><text:span text:style-name="T13">”</text:span><text:span text:style-name="T10">,</text:span></text:p>
      <text:p text:style-name="P39"><text:tab/>“<text:span text:style-name="T106">class”:”Profile”,</text:span></text:p>
      <text:p text:style-name="P55"><text:tab/>“<text:span text:style-name="T106">request-instances</text:span>”:”<text:span text:style-name="T108">1</text:span>”,</text:p>
      <text:p text:style-name="P55"><text:tab/>“<text:span text:style-name="T106">instance-load</text:span>”:”<text:span text:style-name="T106">0.345</text:span>”</text:p>
      <text:p text:style-name="P68">}</text:p>
      <text:p text:style-name="P268">/<text:span text:style-name="T76">apis/{api_id}/endpoints/{endpoint_id}/queries</text:span></text:p>
      <text:p text:style-name="P134"/>
      <text:p text:style-name="P188">A collection of <text:span text:style-name="T104">the queries executed each time the specified endpoint is requested.</text:span></text:p>
      <text:p text:style-name="P140"/>
      <text:p text:style-name="P98">URL</text:p>
      <text:p text:style-name="P98"/>
      <text:p text:style-name="P233"><text:a xlink:type="simple" xlink:href="https://api.doga.gov/1.0/cases/" text:style-name="Internet_20_link" text:visited-style-name="Visited_20_Internet_20_Link"><text:span text:style-name="T10">https://</text:span></text:a><text:a xlink:type="simple" xlink:href="https://api.doga.gov/1.0/cases/" text:style-name="Internet_20_link" text:visited-style-name="Visited_20_Internet_20_Link"><text:span text:style-name="T16">analytics</text:span></text:a><text:a xlink:type="simple" xlink:href="https://api.doga.gov/1.0/cases/" text:style-name="Internet_20_link" text:visited-style-name="Visited_20_Internet_20_Link"><text:span text:style-name="T10">.mywadapi.com/</text:span></text:a><text:a xlink:type="simple" xlink:href="https://api.doga.gov/1.0/cases/" text:style-name="Internet_20_link" text:visited-style-name="Visited_20_Internet_20_Link"><text:span text:style-name="T15">api</text:span></text:a><text:a xlink:type="simple" xlink:href="https://api.doga.gov/1.0/cases/" text:style-name="Internet_20_link" text:visited-style-name="Visited_20_Internet_20_Link"><text:span text:style-name="T20">s/{api_id}/endpoint</text:span></text:a><text:a xlink:type="simple" xlink:href="https://api.doga.gov/1.0/cases/" text:style-name="Internet_20_link" text:visited-style-name="Visited_20_Internet_20_Link"><text:span text:style-name="T35">s/{endpoint_id}/</text:span></text:a><text:a xlink:type="simple" xlink:href="https://api.doga.gov/1.0/cases/" text:style-name="Internet_20_link" text:visited-style-name="Visited_20_Internet_20_Link"><text:span text:style-name="T36">queries</text:span></text:a></text:p>
      <text:p text:style-name="P147"/>
      <text:p text:style-name="P98">Supported Request <text:span text:style-name="T71">M</text:span>ethods</text:p>
      <text:p text:style-name="P154"/>
      <text:p text:style-name="P147">GET – <text:span text:style-name="T77">Return a list of the queries executed when the specified endpoint is requested.</text:span></text:p>
      <text:p text:style-name="P147"/>
      <text:p text:style-name="P105">Supported Request Formats</text:p>
      <text:p text:style-name="P105"/>
      <text:p text:style-name="P161">json</text:p>
      <text:p text:style-name="P161"/>
      <text:p text:style-name="P105">Authentication</text:p>
      <text:p text:style-name="P105"/>
      <text:p text:style-name="P168">Basic</text:p>
      <text:p text:style-name="P439"/>
      <text:p text:style-name="P439">Query Parameters (GET)</text:p>
      <text:p text:style-name="P439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288">Name</text:p>
          </table:table-cell>
          <table:table-cell table:style-name="Table17.A1" office:value-type="string">
            <text:p text:style-name="P280">Inclusion</text:p>
          </table:table-cell>
          <table:table-cell table:style-name="Table17.C1" office:value-type="string">
            <text:p text:style-name="P288">Description</text:p>
          </table:table-cell>
        </table:table-row>
        <table:table-row>
          <table:table-cell table:style-name="Table17.A2" office:value-type="string">
            <text:p text:style-name="P413">sort</text:p>
          </table:table-cell>
          <table:table-cell table:style-name="Table17.A2" office:value-type="string">
            <text:p text:style-name="P409">optional</text:p>
          </table:table-cell>
          <table:table-cell table:style-name="Table17.C2" office:value-type="string">
            <text:p text:style-name="P413">The order in which to present returned records. Valid options <text:span text:style-name="T89">are:</text:span> ‘<text:span text:style-name="T110">executions’ and ‘runtime’</text:span>.</text:p>
          </table:table-cell>
        </table:table-row>
        <table:table-row>
          <table:table-cell table:style-name="Table17.A2" office:value-type="string">
            <text:p text:style-name="P421">order</text:p>
          </table:table-cell>
          <table:table-cell table:style-name="Table17.A2" office:value-type="string">
            <text:p text:style-name="P418">optional</text:p>
          </table:table-cell>
          <table:table-cell table:style-name="Table17.C2" office:value-type="string">
            <text:p text:style-name="P421"><text:span text:style-name="T90">Indicates w</text:span>hether to list records from lowest to highest (asc) or highest to lowest (desc). Default value is <text:span text:style-name="T92">’desc’.</text:span></text:p>
          </table:table-cell>
        </table:table-row>
      </table:table>
      <text:p text:style-name="P168"/>
      <text:p text:style-name="P193">Permissions</text:p>
      <text:p text:style-name="P154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302">Role</text:p>
          </table:table-cell>
          <table:table-cell table:style-name="Table18.A1" office:value-type="string">
            <text:p text:style-name="P295">Allowed Methods</text:p>
          </table:table-cell>
          <table:table-cell table:style-name="Table18.C1" office:value-type="string">
            <text:p text:style-name="P295">Restrictions</text:p>
          </table:table-cell>
        </table:table-row>
        <table:table-row>
          <table:table-cell table:style-name="Table18.A2" office:value-type="string">
            <text:p text:style-name="P316">root</text:p>
          </table:table-cell>
          <table:table-cell table:style-name="Table18.A2" table:number-rows-spanned="2" office:value-type="string">
            <text:p text:style-name="P322">GET</text:p>
          </table:table-cell>
          <table:table-cell table:style-name="Table18.C2" table:number-rows-spanned="2" office:value-type="string">
            <text:p text:style-name="P328">Can retrieve a <text:span text:style-name="T77">list of queries for any profiled endpoint. </text:span></text:p>
          </table:table-cell>
        </table:table-row>
        <table:table-row>
          <table:table-cell table:style-name="Table18.A2" office:value-type="string">
            <text:p text:style-name="P335">master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P341">consumer</text:p>
          </table:table-cell>
          <table:table-cell table:style-name="Table18.A2" office:value-type="string">
            <text:p text:style-name="P256">GET</text:p>
          </table:table-cell>
          <table:table-cell table:style-name="Table18.C2" office:value-type="string">
            <text:p text:style-name="P256">Can retrieve a list of <text:span text:style-name="T110">queries only for endpoints exposed by</text:span> APIs of which the requesting user is an administrator.</text:p>
          </table:table-cell>
        </table:table-row>
      </table:table>
      <text:p text:style-name="P175"/>
      <text:p text:style-name="P112">Response Errors</text:p>
      <text:p text:style-name="P112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309">Error</text:p>
          </table:table-cell>
          <table:table-cell table:style-name="Table19.A1" office:value-type="string">
            <text:p text:style-name="P309">Reason</text:p>
          </table:table-cell>
          <table:table-cell table:style-name="Table19.C1" office:value-type="string">
            <text:p text:style-name="P288">Description</text:p>
          </table:table-cell>
        </table:table-row>
        <table:table-row>
          <table:table-cell table:style-name="Table19.A2" office:value-type="string">
            <text:p text:style-name="P349">400</text:p>
          </table:table-cell>
          <table:table-cell table:style-name="Table19.A2" office:value-type="string">
            <text:p text:style-name="P349">Bad Request</text:p>
          </table:table-cell>
          <table:table-cell table:style-name="Table19.C2" office:value-type="string">
            <text:p text:style-name="P357"><text:span text:style-name="T94">One or more query parameters are invalid</text:span>.</text:p>
          </table:table-cell>
        </table:table-row>
        <table:table-row>
          <table:table-cell table:style-name="Table19.A2" office:value-type="string">
            <text:p text:style-name="P349">401</text:p>
          </table:table-cell>
          <table:table-cell table:style-name="Table19.A2" office:value-type="string">
            <text:p text:style-name="P349">Unauthorized</text:p>
          </table:table-cell>
          <table:table-cell table:style-name="Table19.C2" office:value-type="string">
            <text:p text:style-name="P357">The 'Authori<text:span text:style-name="T51">z</text:span>ation' header is missing and must be supplied.</text:p>
          </table:table-cell>
        </table:table-row>
        <table:table-row>
          <table:table-cell table:style-name="Table19.A2" office:value-type="string">
            <text:p text:style-name="P349">403</text:p>
          </table:table-cell>
          <table:table-cell table:style-name="Table19.A2" office:value-type="string">
            <text:p text:style-name="P349">Forbidden</text:p>
          </table:table-cell>
          <table:table-cell table:style-name="Table19.C2" office:value-type="string">
            <text:p text:style-name="P365">The request authorisation did not include authorised credentials <text:span text:style-name="T85">or the requesting user does not have read access to the collection</text:span>.</text:p>
          </table:table-cell>
        </table:table-row>
        <table:table-row>
          <table:table-cell table:style-name="Table19.A2" office:value-type="string">
            <text:p text:style-name="P372">405</text:p>
          </table:table-cell>
          <table:table-cell table:style-name="Table19.A2" office:value-type="string">
            <text:p text:style-name="P372">Method Not Allowed</text:p>
          </table:table-cell>
          <table:table-cell table:style-name="Table19.C2" office:value-type="string">
            <text:p text:style-name="P380"><text:span text:style-name="T52">T</text:span>he request method <text:span text:style-name="T52">was something other than GET.</text:span></text:p>
          </table:table-cell>
        </table:table-row>
        <table:table-row>
          <table:table-cell table:style-name="Table19.A2" office:value-type="string">
            <text:p text:style-name="P387">406</text:p>
          </table:table-cell>
          <table:table-cell table:style-name="Table19.A2" office:value-type="string">
            <text:p text:style-name="P387">Not Acceptable</text:p>
          </table:table-cell>
          <table:table-cell table:style-name="Table19.C2" office:value-type="string">
            <text:p text:style-name="P394">The request <text:span text:style-name="T73">has </text:span>'Accept-*' header<text:span text:style-name="T74">s</text:span> that do <text:span text:style-name="T73">no</text:span>t include <text:span text:style-name="T73">Supported Request Formats (json), languages (en) or charsets (utf8)</text:span>.</text:p>
          </table:table-cell>
        </table:table-row>
      </table:table>
      <text:p text:style-name="P123"/>
      <text:p text:style-name="P271"><text:span text:style-name="T8">Example</text:span><text:span text:style-name="T9">s</text:span></text:p>
      <text:p text:style-name="P123"/>
      <text:p text:style-name="P202">GET /<text:span text:style-name="T78">apis/58493045684/endpoints/1345363632/queries</text:span></text:p>
      <text:p text:style-name="P28"/>
      <text:p text:style-name="P215">Response Body:</text:p>
      <text:p text:style-name="P215"/>
      <text:p text:style-name="P17">{</text:p>
      <text:p text:style-name="P5"><text:span text:style-name="T41"><text:tab/>“</text:span><text:span text:style-name="T42">self”:“</text:span><text:a xlink:type="simple" xlink:href="https://api.doga.gov/1.0/templates" text:style-name="Internet_20_link" text:visited-style-name="Visited_20_Internet_20_Link"><text:span text:style-name="T41">http://</text:span></text:a><text:a xlink:type="simple" xlink:href="https://api.doga.gov/1.0/templates" text:style-name="Internet_20_link" text:visited-style-name="Visited_20_Internet_20_Link"><text:span text:style-name="T44">analytics</text:span></text:a><text:a xlink:type="simple" xlink:href="https://api.doga.gov/1.0/templates" text:style-name="Internet_20_link" text:visited-style-name="Visited_20_Internet_20_Link"><text:span text:style-name="T41">.mywadapi.co</text:span></text:a><text:a xlink:type="simple" xlink:href="https://api.doga.gov/1.0/templates" text:style-name="Internet_20_link" text:visited-style-name="Visited_20_Internet_20_Link"><text:span text:style-name="T45">m/api</text:span></text:a><text:a xlink:type="simple" xlink:href="https://api.doga.gov/1.0/templates" text:style-name="Internet_20_link" text:visited-style-name="Visited_20_Internet_20_Link"><text:span text:style-name="T46">s/58493045684/</text:span></text:a><text:a xlink:type="simple" xlink:href="https://api.doga.gov/1.0/templates" text:style-name="Internet_20_link" text:visited-style-name="Visited_20_Internet_20_Link"><text:span text:style-name="T48">endpoints/1345363632/</text:span></text:a><text:a xlink:type="simple" xlink:href="https://api.doga.gov/1.0/templates" text:style-name="Internet_20_link" text:visited-style-name="Visited_20_Internet_20_Link"><text:span text:style-name="T49">querie</text:span></text:a><text:a xlink:type="simple" xlink:href="https://api.doga.gov/1.0/templates" text:style-name="Internet_20_link" text:visited-style-name="Visited_20_Internet_20_Link"><text:span text:style-name="T45">s</text:span></text:a><text:span text:style-name="T43">”</text:span><text:span text:style-name="T41">,</text:span></text:p>
      <text:p text:style-name="P220"><text:span text:style-name="T1"><text:tab/>“</text:span><text:span text:style-name="T2">total”: </text:span><text:span text:style-name="T6">23</text:span><text:span text:style-name="T2">,</text:span></text:p>
      <text:p text:style-name="P89"><text:span text:style-name="T53"><text:tab/>“</text:span><text:span text:style-name="T64">queries</text:span><text:span text:style-name="T55">”:</text:span><text:span text:style-name="T54">[</text:span></text:p>
      <text:p text:style-name="P17"><text:tab/><text:tab/>{</text:p>
      <text:p text:style-name="P248"><text:span text:style-name="T10"><text:tab/><text:tab/><text:tab/>“</text:span><text:span text:style-name="T12">self</text:span><text:span text:style-name="T10">”:<text:tab/></text:span><text:span text:style-name="T13">”</text:span><text:a xlink:type="simple" xlink:href="http://api.myticketting.com/1.0/settings" text:style-name="Internet_20_link" text:visited-style-name="Visited_20_Internet_20_Link"><text:span text:style-name="T13">http</text:span></text:a><text:a xlink:type="simple" xlink:href="http://api.myticketting.com/1.0/settings" text:style-name="Internet_20_link" text:visited-style-name="Visited_20_Internet_20_Link"><text:span text:style-name="T17">s</text:span></text:a><text:a xlink:type="simple" xlink:href="http://api.myticketting.com/1.0/settings" text:style-name="Internet_20_link" text:visited-style-name="Visited_20_Internet_20_Link"><text:span text:style-name="T13">://</text:span></text:a><text:a xlink:type="simple" xlink:href="http://api.myticketting.com/1.0/settings" text:style-name="Internet_20_link" text:visited-style-name="Visited_20_Internet_20_Link"><text:span text:style-name="T16">analytics</text:span></text:a><text:a xlink:type="simple" xlink:href="http://api.myticketting.com/1.0/settings" text:style-name="Internet_20_link" text:visited-style-name="Visited_20_Internet_20_Link"><text:span text:style-name="T13">.mywadapi.co</text:span></text:a><text:a xlink:type="simple" xlink:href="http://api.myticketting.com/1.0/settings" text:style-name="Internet_20_link" text:visited-style-name="Visited_20_Internet_20_Link"><text:span text:style-name="T16">m/ap</text:span></text:a><text:a xlink:type="simple" xlink:href="http://api.myticketting.com/1.0/settings" text:style-name="Internet_20_link" text:visited-style-name="Visited_20_Internet_20_Link"><text:span text:style-name="T19">is/5.</text:span></text:a><text:a xlink:type="simple" xlink:href="http://api.myticketting.com/1.0/settings" text:style-name="Internet_20_link" text:visited-style-name="Visited_20_Internet_20_Link"><text:span text:style-name="T21">4/endpoint</text:span></text:a><text:a xlink:type="simple" xlink:href="http://api.myticketting.com/1.0/settings" text:style-name="Internet_20_link" text:visited-style-name="Visited_20_Internet_20_Link"><text:span text:style-name="T22">s/1.</text:span></text:a><text:a xlink:type="simple" xlink:href="http://api.myticketting.com/1.0/settings" text:style-name="Internet_20_link" text:visited-style-name="Visited_20_Internet_20_Link"><text:span text:style-name="T30">2/</text:span></text:a><text:a xlink:type="simple" xlink:href="http://api.myticketting.com/1.0/settings" text:style-name="Internet_20_link" text:visited-style-name="Visited_20_Internet_20_Link"><text:span text:style-name="T37">queries</text:span></text:a><text:a xlink:type="simple" xlink:href="http://api.myticketting.com/1.0/settings" text:style-name="Internet_20_link" text:visited-style-name="Visited_20_Internet_20_Link"><text:span text:style-name="T31">/</text:span></text:a><text:a xlink:type="simple" xlink:href="http://api.myticketting.com/1.0/settings" text:style-name="Internet_20_link" text:visited-style-name="Visited_20_Internet_20_Link"><text:span text:style-name="T37">5</text:span></text:a><text:a xlink:type="simple" xlink:href="http://api.myticketting.com/1.0/settings" text:style-name="Internet_20_link" text:visited-style-name="Visited_20_Internet_20_Link"><text:span text:style-name="T31">.</text:span></text:a><text:a xlink:type="simple" xlink:href="http://api.myticketting.com/1.0/settings" text:style-name="Internet_20_link" text:visited-style-name="Visited_20_Internet_20_Link"><text:span text:style-name="T37">5</text:span></text:a><text:span text:style-name="T13">”</text:span><text:span text:style-name="T10">,</text:span></text:p>
      <text:p text:style-name="P40"><text:tab/><text:tab/><text:tab/>“<text:span text:style-name="T110">query”:”SELECT * FROM ticketing_Setting WHERE id = 1252536470”,</text:span></text:p>
      <text:p text:style-name="P56"><text:tab/><text:tab/><text:tab/>“<text:span text:style-name="T110">request-executions</text:span>”:”<text:span text:style-name="T110">3</text:span>”,</text:p>
      <text:p text:style-name="P56"><text:tab/><text:tab/><text:tab/>“<text:span text:style-name="T110">average-runtime</text:span>”:”<text:span text:style-name="T106">0.0037</text:span>”</text:p>
      <text:p text:style-name="P69"><text:tab/><text:tab/>},</text:p>
      <text:p text:style-name="P17"><text:tab/><text:tab/>{</text:p>
      <text:p text:style-name="P248"><text:span text:style-name="T10"><text:tab/><text:tab/><text:tab/>“</text:span><text:span text:style-name="T12">self</text:span><text:span text:style-name="T10">”:<text:tab/></text:span><text:span text:style-name="T13">”</text:span><text:a xlink:type="simple" xlink:href="http://api.myticketting.com/1.0/settings" text:style-name="Internet_20_link" text:visited-style-name="Visited_20_Internet_20_Link"><text:span text:style-name="T13">http</text:span></text:a><text:a xlink:type="simple" xlink:href="http://api.myticketting.com/1.0/settings" text:style-name="Internet_20_link" text:visited-style-name="Visited_20_Internet_20_Link"><text:span text:style-name="T17">s</text:span></text:a><text:a xlink:type="simple" xlink:href="http://api.myticketting.com/1.0/settings" text:style-name="Internet_20_link" text:visited-style-name="Visited_20_Internet_20_Link"><text:span text:style-name="T13">://</text:span></text:a><text:a xlink:type="simple" xlink:href="http://api.myticketting.com/1.0/settings" text:style-name="Internet_20_link" text:visited-style-name="Visited_20_Internet_20_Link"><text:span text:style-name="T16">analytics</text:span></text:a><text:a xlink:type="simple" xlink:href="http://api.myticketting.com/1.0/settings" text:style-name="Internet_20_link" text:visited-style-name="Visited_20_Internet_20_Link"><text:span text:style-name="T13">.mywadapi.co</text:span></text:a><text:a xlink:type="simple" xlink:href="http://api.myticketting.com/1.0/settings" text:style-name="Internet_20_link" text:visited-style-name="Visited_20_Internet_20_Link"><text:span text:style-name="T16">m/ap</text:span></text:a><text:a xlink:type="simple" xlink:href="http://api.myticketting.com/1.0/settings" text:style-name="Internet_20_link" text:visited-style-name="Visited_20_Internet_20_Link"><text:span text:style-name="T19">is/5.</text:span></text:a><text:a xlink:type="simple" xlink:href="http://api.myticketting.com/1.0/settings" text:style-name="Internet_20_link" text:visited-style-name="Visited_20_Internet_20_Link"><text:span text:style-name="T21">4/endpoint</text:span></text:a><text:a xlink:type="simple" xlink:href="http://api.myticketting.com/1.0/settings" text:style-name="Internet_20_link" text:visited-style-name="Visited_20_Internet_20_Link"><text:span text:style-name="T22">s/1.</text:span></text:a><text:a xlink:type="simple" xlink:href="http://api.myticketting.com/1.0/settings" text:style-name="Internet_20_link" text:visited-style-name="Visited_20_Internet_20_Link"><text:span text:style-name="T30">2/</text:span></text:a><text:a xlink:type="simple" xlink:href="http://api.myticketting.com/1.0/settings" text:style-name="Internet_20_link" text:visited-style-name="Visited_20_Internet_20_Link"><text:span text:style-name="T37">querie</text:span></text:a><text:a xlink:type="simple" xlink:href="http://api.myticketting.com/1.0/settings" text:style-name="Internet_20_link" text:visited-style-name="Visited_20_Internet_20_Link"><text:span text:style-name="T31">s/</text:span></text:a><text:a xlink:type="simple" xlink:href="http://api.myticketting.com/1.0/settings" text:style-name="Internet_20_link" text:visited-style-name="Visited_20_Internet_20_Link"><text:span text:style-name="T37">1</text:span></text:a><text:a xlink:type="simple" xlink:href="http://api.myticketting.com/1.0/settings" text:style-name="Internet_20_link" text:visited-style-name="Visited_20_Internet_20_Link"><text:span text:style-name="T31">.</text:span></text:a><text:a xlink:type="simple" xlink:href="http://api.myticketting.com/1.0/settings" text:style-name="Internet_20_link" text:visited-style-name="Visited_20_Internet_20_Link"><text:span text:style-name="T37">8</text:span></text:a><text:span text:style-name="T13">”</text:span><text:span text:style-name="T10">,</text:span></text:p>
      <text:p text:style-name="P40"><text:tab/><text:tab/><text:tab/>“<text:span text:style-name="T106">class”:”SHOW TABLES”,</text:span></text:p>
      <text:p text:style-name="P56"><text:tab/><text:tab/><text:tab/>“<text:span text:style-name="T106">request-instances</text:span>”:”<text:span text:style-name="T110">1</text:span>”,</text:p>
      <text:p text:style-name="P56"><text:tab/><text:tab/><text:tab/>“<text:span text:style-name="T106">instance-load</text:span>”:”<text:span text:style-name="T106">0.00126</text:span>”</text:p>
      <text:p text:style-name="P69"><text:tab/><text:tab/>},</text:p>
      <text:p text:style-name="P69"><text:tab/><text:tab/>.</text:p>
      <text:p text:style-name="P69"><text:tab/><text:tab/>.</text:p>
      <text:p text:style-name="P69"><text:tab/><text:span text:style-name="T86">]</text:span></text:p>
      <text:p text:style-name="P76">}</text:p>
      <text:p text:style-name="P123"/>
      <text:p text:style-name="P203">GET /<text:span text:style-name="T78">apis/58493045684/endpoints/1345363632/queries?sort=runtime&amp;order=desc</text:span></text:p>
      <text:p text:style-name="P28"/>
      <text:p text:style-name="P215">Response Body:</text:p>
      <text:p text:style-name="P215"/>
      <text:p text:style-name="P17">{</text:p>
      <text:p text:style-name="P5"><text:span text:style-name="T41"><text:tab/>“</text:span><text:span text:style-name="T42">self”:“</text:span><text:a xlink:type="simple" xlink:href="https://api.doga.gov/1.0/templates" text:style-name="Internet_20_link" text:visited-style-name="Visited_20_Internet_20_Link"><text:span text:style-name="T41">http://</text:span></text:a><text:a xlink:type="simple" xlink:href="https://api.doga.gov/1.0/templates" text:style-name="Internet_20_link" text:visited-style-name="Visited_20_Internet_20_Link"><text:span text:style-name="T44">analytics</text:span></text:a><text:a xlink:type="simple" xlink:href="https://api.doga.gov/1.0/templates" text:style-name="Internet_20_link" text:visited-style-name="Visited_20_Internet_20_Link"><text:span text:style-name="T41">.mywadapi.co</text:span></text:a><text:a xlink:type="simple" xlink:href="https://api.doga.gov/1.0/templates" text:style-name="Internet_20_link" text:visited-style-name="Visited_20_Internet_20_Link"><text:span text:style-name="T45">m/api</text:span></text:a><text:a xlink:type="simple" xlink:href="https://api.doga.gov/1.0/templates" text:style-name="Internet_20_link" text:visited-style-name="Visited_20_Internet_20_Link"><text:span text:style-name="T46">s/58493045684/</text:span></text:a><text:a xlink:type="simple" xlink:href="https://api.doga.gov/1.0/templates" text:style-name="Internet_20_link" text:visited-style-name="Visited_20_Internet_20_Link"><text:span text:style-name="T48">endpoints/1345363632/</text:span></text:a><text:a xlink:type="simple" xlink:href="https://api.doga.gov/1.0/templates" text:style-name="Internet_20_link" text:visited-style-name="Visited_20_Internet_20_Link"><text:span text:style-name="T50">querie</text:span></text:a><text:a xlink:type="simple" xlink:href="https://api.doga.gov/1.0/templates" text:style-name="Internet_20_link" text:visited-style-name="Visited_20_Internet_20_Link"><text:span text:style-name="T45">s</text:span></text:a><text:span text:style-name="T43">”</text:span><text:span text:style-name="T41">,</text:span></text:p>
      <text:p text:style-name="P220"><text:span text:style-name="T1"><text:tab/>“</text:span><text:span text:style-name="T2">total”: </text:span><text:span text:style-name="T7">23</text:span><text:span text:style-name="T2">,</text:span></text:p>
      <text:p text:style-name="P90"><text:span text:style-name="T53"><text:tab/>“</text:span><text:span text:style-name="T63">objects</text:span><text:span text:style-name="T55">”:</text:span><text:span text:style-name="T54">[</text:span></text:p>
      <text:p text:style-name="P18"><text:tab/><text:tab/>{</text:p>
      <text:p text:style-name="P249"><text:span text:style-name="T10"><text:tab/><text:tab/><text:tab/>“</text:span><text:span text:style-name="T12">self</text:span><text:span text:style-name="T10">”:<text:tab/></text:span><text:span text:style-name="T13">”</text:span><text:a xlink:type="simple" xlink:href="http://api.myticketting.com/1.0/settings" text:style-name="Internet_20_link" text:visited-style-name="Visited_20_Internet_20_Link"><text:span text:style-name="T13">http</text:span></text:a><text:a xlink:type="simple" xlink:href="http://api.myticketting.com/1.0/settings" text:style-name="Internet_20_link" text:visited-style-name="Visited_20_Internet_20_Link"><text:span text:style-name="T17">s</text:span></text:a><text:a xlink:type="simple" xlink:href="http://api.myticketting.com/1.0/settings" text:style-name="Internet_20_link" text:visited-style-name="Visited_20_Internet_20_Link"><text:span text:style-name="T13">://</text:span></text:a><text:a xlink:type="simple" xlink:href="http://api.myticketting.com/1.0/settings" text:style-name="Internet_20_link" text:visited-style-name="Visited_20_Internet_20_Link"><text:span text:style-name="T16">analytics</text:span></text:a><text:a xlink:type="simple" xlink:href="http://api.myticketting.com/1.0/settings" text:style-name="Internet_20_link" text:visited-style-name="Visited_20_Internet_20_Link"><text:span text:style-name="T13">.mywadapi.co</text:span></text:a><text:a xlink:type="simple" xlink:href="http://api.myticketting.com/1.0/settings" text:style-name="Internet_20_link" text:visited-style-name="Visited_20_Internet_20_Link"><text:span text:style-name="T16">m/ap</text:span></text:a><text:a xlink:type="simple" xlink:href="http://api.myticketting.com/1.0/settings" text:style-name="Internet_20_link" text:visited-style-name="Visited_20_Internet_20_Link"><text:span text:style-name="T19">is/5.</text:span></text:a><text:a xlink:type="simple" xlink:href="http://api.myticketting.com/1.0/settings" text:style-name="Internet_20_link" text:visited-style-name="Visited_20_Internet_20_Link"><text:span text:style-name="T21">4/endpoint</text:span></text:a><text:a xlink:type="simple" xlink:href="http://api.myticketting.com/1.0/settings" text:style-name="Internet_20_link" text:visited-style-name="Visited_20_Internet_20_Link"><text:span text:style-name="T22">s/1.</text:span></text:a><text:a xlink:type="simple" xlink:href="http://api.myticketting.com/1.0/settings" text:style-name="Internet_20_link" text:visited-style-name="Visited_20_Internet_20_Link"><text:span text:style-name="T30">2/</text:span></text:a><text:a xlink:type="simple" xlink:href="http://api.myticketting.com/1.0/settings" text:style-name="Internet_20_link" text:visited-style-name="Visited_20_Internet_20_Link"><text:span text:style-name="T37">queries</text:span></text:a><text:a xlink:type="simple" xlink:href="http://api.myticketting.com/1.0/settings" text:style-name="Internet_20_link" text:visited-style-name="Visited_20_Internet_20_Link"><text:span text:style-name="T31">/</text:span></text:a><text:a xlink:type="simple" xlink:href="http://api.myticketting.com/1.0/settings" text:style-name="Internet_20_link" text:visited-style-name="Visited_20_Internet_20_Link"><text:span text:style-name="T38">7</text:span></text:a><text:a xlink:type="simple" xlink:href="http://api.myticketting.com/1.0/settings" text:style-name="Internet_20_link" text:visited-style-name="Visited_20_Internet_20_Link"><text:span text:style-name="T31">.</text:span></text:a><text:span text:style-name="T38">9</text:span><text:span text:style-name="T13">”</text:span><text:span text:style-name="T10">,</text:span></text:p>
      <text:p text:style-name="P41"><text:tab/><text:tab/><text:tab/>“<text:span text:style-name="T110">query”:”SELECT * FROM ticketing_Address WHERE id IN (?,?,?,?,?,?)”,</text:span></text:p>
      <text:p text:style-name="P57"><text:tab/><text:tab/><text:tab/>“<text:span text:style-name="T110">request-executions</text:span>”:”<text:span text:style-name="T111">10</text:span>”,</text:p>
      <text:p text:style-name="P57"><text:tab/><text:tab/><text:tab/>“<text:span text:style-name="T110">average-runtime</text:span>”:”<text:span text:style-name="T106">0.0027</text:span>”</text:p>
      <text:p text:style-name="P41"><text:tab/><text:tab/>},</text:p>
      <text:p text:style-name="P18"><text:tab/><text:tab/>{</text:p>
      <text:p text:style-name="P249"><text:span text:style-name="T10"><text:tab/><text:tab/><text:tab/>“</text:span><text:span text:style-name="T12">self</text:span><text:span text:style-name="T10">”:<text:tab/></text:span><text:span text:style-name="T13">”</text:span><text:a xlink:type="simple" xlink:href="http://api.myticketting.com/1.0/settings" text:style-name="Internet_20_link" text:visited-style-name="Visited_20_Internet_20_Link"><text:span text:style-name="T13">http</text:span></text:a><text:a xlink:type="simple" xlink:href="http://api.myticketting.com/1.0/settings" text:style-name="Internet_20_link" text:visited-style-name="Visited_20_Internet_20_Link"><text:span text:style-name="T17">s</text:span></text:a><text:a xlink:type="simple" xlink:href="http://api.myticketting.com/1.0/settings" text:style-name="Internet_20_link" text:visited-style-name="Visited_20_Internet_20_Link"><text:span text:style-name="T13">://</text:span></text:a><text:a xlink:type="simple" xlink:href="http://api.myticketting.com/1.0/settings" text:style-name="Internet_20_link" text:visited-style-name="Visited_20_Internet_20_Link"><text:span text:style-name="T16">analytics</text:span></text:a><text:a xlink:type="simple" xlink:href="http://api.myticketting.com/1.0/settings" text:style-name="Internet_20_link" text:visited-style-name="Visited_20_Internet_20_Link"><text:span text:style-name="T13">.mywadapi.co</text:span></text:a><text:a xlink:type="simple" xlink:href="http://api.myticketting.com/1.0/settings" text:style-name="Internet_20_link" text:visited-style-name="Visited_20_Internet_20_Link"><text:span text:style-name="T16">m/ap</text:span></text:a><text:a xlink:type="simple" xlink:href="http://api.myticketting.com/1.0/settings" text:style-name="Internet_20_link" text:visited-style-name="Visited_20_Internet_20_Link"><text:span text:style-name="T19">is/5.</text:span></text:a><text:a xlink:type="simple" xlink:href="http://api.myticketting.com/1.0/settings" text:style-name="Internet_20_link" text:visited-style-name="Visited_20_Internet_20_Link"><text:span text:style-name="T21">4/endpoint</text:span></text:a><text:a xlink:type="simple" xlink:href="http://api.myticketting.com/1.0/settings" text:style-name="Internet_20_link" text:visited-style-name="Visited_20_Internet_20_Link"><text:span text:style-name="T22">s/1.</text:span></text:a><text:a xlink:type="simple" xlink:href="http://api.myticketting.com/1.0/settings" text:style-name="Internet_20_link" text:visited-style-name="Visited_20_Internet_20_Link"><text:span text:style-name="T30">2/</text:span></text:a><text:a xlink:type="simple" xlink:href="http://api.myticketting.com/1.0/settings" text:style-name="Internet_20_link" text:visited-style-name="Visited_20_Internet_20_Link"><text:span text:style-name="T37">queries</text:span></text:a><text:a xlink:type="simple" xlink:href="http://api.myticketting.com/1.0/settings" text:style-name="Internet_20_link" text:visited-style-name="Visited_20_Internet_20_Link"><text:span text:style-name="T31">/</text:span></text:a><text:a xlink:type="simple" xlink:href="http://api.myticketting.com/1.0/settings" text:style-name="Internet_20_link" text:visited-style-name="Visited_20_Internet_20_Link"><text:span text:style-name="T37">5</text:span></text:a><text:a xlink:type="simple" xlink:href="http://api.myticketting.com/1.0/settings" text:style-name="Internet_20_link" text:visited-style-name="Visited_20_Internet_20_Link"><text:span text:style-name="T31">.</text:span></text:a><text:a xlink:type="simple" xlink:href="http://api.myticketting.com/1.0/settings" text:style-name="Internet_20_link" text:visited-style-name="Visited_20_Internet_20_Link"><text:span text:style-name="T37">5</text:span></text:a><text:span text:style-name="T13">”</text:span><text:span text:style-name="T10">,</text:span></text:p>
      <text:p text:style-name="P41"><text:tab/><text:tab/><text:tab/>“<text:span text:style-name="T110">query”:”SELECT * FROM ticketing_Setting WHERE id = 1252536470”,</text:span></text:p>
      <text:p text:style-name="P57"><text:tab/><text:tab/><text:tab/>“<text:span text:style-name="T110">request-executions</text:span>”:”<text:span text:style-name="T110">3</text:span>”,</text:p>
      <text:p text:style-name="P57"><text:tab/><text:tab/><text:tab/>“<text:span text:style-name="T110">average-runtime</text:span>”:”<text:span text:style-name="T106">0.0037</text:span>”</text:p>
      <text:p text:style-name="P41"><text:tab/><text:tab/>},</text:p>
      <text:p text:style-name="P69"><text:tab/><text:tab/>.</text:p>
      <text:p text:style-name="P69"><text:tab/><text:tab/>.</text:p>
      <text:p text:style-name="P69"><text:tab/><text:span text:style-name="T86">]</text:span></text:p>
      <text:p text:style-name="P76">}</text:p>
      <text:p text:style-name="P268">/<text:span text:style-name="T76">apis/{api_id}/endpoints/{endpoint_id}/queries/{query_id}</text:span></text:p>
      <text:p text:style-name="P134"/>
      <text:p text:style-name="P188">A <text:span text:style-name="T109">resource representing a query executed when the specified endpoint is requested.</text:span></text:p>
      <text:p text:style-name="P147"/>
      <text:p text:style-name="P98">URL</text:p>
      <text:p text:style-name="P98"/>
      <text:p text:style-name="P233"><text:a xlink:type="simple" xlink:href="https://api.doga.gov/1.0/cases/" text:style-name="Internet_20_link" text:visited-style-name="Visited_20_Internet_20_Link"><text:span text:style-name="T14">https://</text:span></text:a><text:a xlink:type="simple" xlink:href="https://api.doga.gov/1.0/cases/" text:style-name="Internet_20_link" text:visited-style-name="Visited_20_Internet_20_Link"><text:span text:style-name="T16">analytics</text:span></text:a><text:a xlink:type="simple" xlink:href="https://api.doga.gov/1.0/cases/" text:style-name="Internet_20_link" text:visited-style-name="Visited_20_Internet_20_Link"><text:span text:style-name="T14">.mywadapi.com/</text:span></text:a><text:a xlink:type="simple" xlink:href="https://api.doga.gov/1.0/cases/" text:style-name="Internet_20_link" text:visited-style-name="Visited_20_Internet_20_Link"><text:span text:style-name="T15">api</text:span></text:a><text:a xlink:type="simple" xlink:href="https://api.doga.gov/1.0/cases/" text:style-name="Internet_20_link" text:visited-style-name="Visited_20_Internet_20_Link"><text:span text:style-name="T18">s/</text:span></text:a><text:a xlink:type="simple" xlink:href="https://api.doga.gov/1.0/cases/" text:style-name="Internet_20_link" text:visited-style-name="Visited_20_Internet_20_Link"><text:span text:style-name="T35">{api_id}</text:span></text:a><text:a xlink:type="simple" xlink:href="https://api.doga.gov/1.0/cases/" text:style-name="Internet_20_link" text:visited-style-name="Visited_20_Internet_20_Link"><text:span text:style-name="T24">/endpoints/</text:span></text:a><text:a xlink:type="simple" xlink:href="https://api.doga.gov/1.0/cases/" text:style-name="Internet_20_link" text:visited-style-name="Visited_20_Internet_20_Link"><text:span text:style-name="T35">{endpoint_id}</text:span></text:a><text:a xlink:type="simple" xlink:href="https://api.doga.gov/1.0/cases/" text:style-name="Internet_20_link" text:visited-style-name="Visited_20_Internet_20_Link"><text:span text:style-name="T33">/</text:span></text:a><text:a xlink:type="simple" xlink:href="https://api.doga.gov/1.0/cases/" text:style-name="Internet_20_link" text:visited-style-name="Visited_20_Internet_20_Link"><text:span text:style-name="T39">querie</text:span></text:a><text:a xlink:type="simple" xlink:href="https://api.doga.gov/1.0/cases/" text:style-name="Internet_20_link" text:visited-style-name="Visited_20_Internet_20_Link"><text:span text:style-name="T33">s/</text:span></text:a><text:a xlink:type="simple" xlink:href="https://api.doga.gov/1.0/cases/" text:style-name="Internet_20_link" text:visited-style-name="Visited_20_Internet_20_Link"><text:span text:style-name="T35">{</text:span></text:a><text:a xlink:type="simple" xlink:href="https://api.doga.gov/1.0/cases/" text:style-name="Internet_20_link" text:visited-style-name="Visited_20_Internet_20_Link"><text:span text:style-name="T39">query</text:span></text:a><text:a xlink:type="simple" xlink:href="https://api.doga.gov/1.0/cases/" text:style-name="Internet_20_link" text:visited-style-name="Visited_20_Internet_20_Link"><text:span text:style-name="T35">_id}</text:span></text:a></text:p>
      <text:p text:style-name="P147"/>
      <text:p text:style-name="P98">Supported Request <text:span text:style-name="T71">M</text:span>ethods</text:p>
      <text:p text:style-name="P154"/>
      <text:p text:style-name="P147">GET – <text:span text:style-name="T72">Returns the profiling data of the specified executed query.</text:span></text:p>
      <text:p text:style-name="P147"/>
      <text:p text:style-name="P105">Supported Request Formats</text:p>
      <text:p text:style-name="P105"/>
      <text:p text:style-name="P161">json</text:p>
      <text:p text:style-name="P161"/>
      <text:p text:style-name="P105">Authentication</text:p>
      <text:p text:style-name="P105"/>
      <text:p text:style-name="P168">Basic</text:p>
      <text:p text:style-name="P168"/>
      <text:p text:style-name="P193">Permissions</text:p>
      <text:p text:style-name="P154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302">Role</text:p>
          </table:table-cell>
          <table:table-cell table:style-name="Table20.A1" office:value-type="string">
            <text:p text:style-name="P295">Allowed Methods</text:p>
          </table:table-cell>
          <table:table-cell table:style-name="Table20.C1" office:value-type="string">
            <text:p text:style-name="P295">Restrictions</text:p>
          </table:table-cell>
        </table:table-row>
        <table:table-row>
          <table:table-cell table:style-name="Table20.A2" office:value-type="string">
            <text:p text:style-name="P316">root</text:p>
          </table:table-cell>
          <table:table-cell table:style-name="Table20.A2" table:number-rows-spanned="2" office:value-type="string">
            <text:p text:style-name="P400">GET</text:p>
          </table:table-cell>
          <table:table-cell table:style-name="Table20.C2" table:number-rows-spanned="2" office:value-type="string">
            <text:p text:style-name="P328">Can retrieve <text:span text:style-name="T99">the profiling data of queries executed for any profiled endpoints. </text:span></text:p>
          </table:table-cell>
        </table:table-row>
        <table:table-row>
          <table:table-cell table:style-name="Table20.A2" office:value-type="string">
            <text:p text:style-name="P335">master</text:p>
          </table:table-cell>
          <table:covered-table-cell/>
          <table:covered-table-cell/>
        </table:table-row>
        <table:table-row>
          <table:table-cell table:style-name="Table20.A2" office:value-type="string">
            <text:p text:style-name="P404">c<text:span text:style-name="T75">onsumer</text:span></text:p>
          </table:table-cell>
          <table:table-cell table:style-name="Table20.A2" office:value-type="string">
            <text:p text:style-name="P260">GET</text:p>
          </table:table-cell>
          <table:table-cell table:style-name="Table20.C2" office:value-type="string">
            <text:p text:style-name="P256">Can retrieve <text:span text:style-name="T99">the profiling data of queries executed for endpoints exposed by</text:span> APIs of which the requesting user is an administrator.</text:p>
          </table:table-cell>
        </table:table-row>
      </table:table>
      <text:p text:style-name="P175"/>
      <text:p text:style-name="P112">Response Errors</text:p>
      <text:p text:style-name="P112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309">Error</text:p>
          </table:table-cell>
          <table:table-cell table:style-name="Table21.A1" office:value-type="string">
            <text:p text:style-name="P309">Reason</text:p>
          </table:table-cell>
          <table:table-cell table:style-name="Table21.C1" office:value-type="string">
            <text:p text:style-name="P288">Description</text:p>
          </table:table-cell>
        </table:table-row>
        <table:table-row>
          <table:table-cell table:style-name="Table21.A2" office:value-type="string">
            <text:p text:style-name="P349">401</text:p>
          </table:table-cell>
          <table:table-cell table:style-name="Table21.A2" office:value-type="string">
            <text:p text:style-name="P349">Unauthorized</text:p>
          </table:table-cell>
          <table:table-cell table:style-name="Table21.C2" office:value-type="string">
            <text:p text:style-name="P357">The 'Authori<text:span text:style-name="T51">z</text:span>ation' header is missing and must be supplied.</text:p>
          </table:table-cell>
        </table:table-row>
        <table:table-row>
          <table:table-cell table:style-name="Table21.A2" office:value-type="string">
            <text:p text:style-name="P349">403</text:p>
          </table:table-cell>
          <table:table-cell table:style-name="Table21.A2" office:value-type="string">
            <text:p text:style-name="P349">Forbidden</text:p>
          </table:table-cell>
          <table:table-cell table:style-name="Table21.C2" office:value-type="string">
            <text:p text:style-name="P365">The request authorisation did not include authorised credentials <text:span text:style-name="T85">or the requesting user does not have read access to the resource</text:span>.</text:p>
          </table:table-cell>
        </table:table-row>
        <table:table-row>
          <table:table-cell table:style-name="Table21.A2" office:value-type="string">
            <text:p text:style-name="P372">405</text:p>
          </table:table-cell>
          <table:table-cell table:style-name="Table21.A2" office:value-type="string">
            <text:p text:style-name="P372">Method Not Allowed</text:p>
          </table:table-cell>
          <table:table-cell table:style-name="Table21.C2" office:value-type="string">
            <text:p text:style-name="P380"><text:span text:style-name="T52">T</text:span>he request method <text:span text:style-name="T52">was something other than GET.</text:span></text:p>
          </table:table-cell>
        </table:table-row>
        <table:table-row>
          <table:table-cell table:style-name="Table21.A2" office:value-type="string">
            <text:p text:style-name="P387">406</text:p>
          </table:table-cell>
          <table:table-cell table:style-name="Table21.A2" office:value-type="string">
            <text:p text:style-name="P387">Not Acceptable</text:p>
          </table:table-cell>
          <table:table-cell table:style-name="Table21.C2" office:value-type="string">
            <text:p text:style-name="P394">The request <text:span text:style-name="T73">has </text:span>'Accept-*' header<text:span text:style-name="T74">s</text:span> that do <text:span text:style-name="T73">no</text:span>t include <text:span text:style-name="T73">Supported Request Formats (json), languages (en) or charsets (utf8)</text:span>.</text:p>
          </table:table-cell>
        </table:table-row>
      </table:table>
      <text:p text:style-name="P180"/>
      <text:p text:style-name="P123"/>
      <text:p text:style-name="P275"><text:span text:style-name="T8">Example</text:span><text:span text:style-name="T9">s</text:span></text:p>
      <text:p text:style-name="P123"/>
      <text:p text:style-name="P127"><text:span text:style-name="T65">GET /</text:span><text:span text:style-name="T66">apis/58493045684/</text:span><text:span text:style-name="T67">endpoints/1345363632/</text:span><text:span text:style-name="T70">queries</text:span><text:span text:style-name="T68">/</text:span><text:span text:style-name="T70">78243536479</text:span></text:p>
      <text:p text:style-name="P28"/>
      <text:p text:style-name="P215">Response Body:</text:p>
      <text:p text:style-name="P69"/>
      <text:p text:style-name="P17">{</text:p>
      <text:p text:style-name="P248"><text:span text:style-name="T10"><text:tab/>“</text:span><text:span text:style-name="T12">self</text:span><text:span text:style-name="T10">”:<text:tab/></text:span><text:span text:style-name="T13">”</text:span><text:a xlink:type="simple" xlink:href="https://analytics.mywadapi.com/apis/5.4/endpoints/1.2/oq" text:style-name="Internet_20_link" text:visited-style-name="Visited_20_Internet_20_Link"><text:span text:style-name="T13">http</text:span></text:a><text:a xlink:type="simple" xlink:href="https://analytics.mywadapi.com/apis/5.4/endpoints/1.2/oq" text:style-name="Internet_20_link" text:visited-style-name="Visited_20_Internet_20_Link"><text:span text:style-name="T17">s</text:span></text:a><text:a xlink:type="simple" xlink:href="https://analytics.mywadapi.com/apis/5.4/endpoints/1.2/oq" text:style-name="Internet_20_link" text:visited-style-name="Visited_20_Internet_20_Link"><text:span text:style-name="T13">://</text:span></text:a><text:a xlink:type="simple" xlink:href="https://analytics.mywadapi.com/apis/5.4/endpoints/1.2/oq" text:style-name="Internet_20_link" text:visited-style-name="Visited_20_Internet_20_Link"><text:span text:style-name="T16">analytics</text:span></text:a><text:a xlink:type="simple" xlink:href="https://analytics.mywadapi.com/apis/5.4/endpoints/1.2/oq" text:style-name="Internet_20_link" text:visited-style-name="Visited_20_Internet_20_Link"><text:span text:style-name="T13">.mywadapi.co</text:span></text:a><text:a xlink:type="simple" xlink:href="https://analytics.mywadapi.com/apis/5.4/endpoints/1.2/oq" text:style-name="Internet_20_link" text:visited-style-name="Visited_20_Internet_20_Link"><text:span text:style-name="T16">m/ap</text:span></text:a><text:a xlink:type="simple" xlink:href="https://analytics.mywadapi.com/apis/5.4/endpoints/1.2/oq" text:style-name="Internet_20_link" text:visited-style-name="Visited_20_Internet_20_Link"><text:span text:style-name="T19">is/5.</text:span></text:a><text:a xlink:type="simple" xlink:href="https://analytics.mywadapi.com/apis/5.4/endpoints/1.2/oq" text:style-name="Internet_20_link" text:visited-style-name="Visited_20_Internet_20_Link"><text:span text:style-name="T21">4/endpoint</text:span></text:a><text:a xlink:type="simple" xlink:href="https://analytics.mywadapi.com/apis/5.4/endpoints/1.2/oq" text:style-name="Internet_20_link" text:visited-style-name="Visited_20_Internet_20_Link"><text:span text:style-name="T22">s/1.</text:span></text:a><text:a xlink:type="simple" xlink:href="https://analytics.mywadapi.com/apis/5.4/endpoints/1.2/oq" text:style-name="Internet_20_link" text:visited-style-name="Visited_20_Internet_20_Link"><text:span text:style-name="T30">2/</text:span></text:a><text:a xlink:type="simple" xlink:href="https://analytics.mywadapi.com/apis/5.4/endpoints/1.2/oq" text:style-name="Internet_20_link" text:visited-style-name="Visited_20_Internet_20_Link"><text:span text:style-name="T40">queries</text:span></text:a><text:a xlink:type="simple" xlink:href="http://api.myticketting.com/1.0/settings" text:style-name="Internet_20_link" text:visited-style-name="Visited_20_Internet_20_Link"><text:span text:style-name="T31">/</text:span></text:a><text:a xlink:type="simple" xlink:href="http://api.myticketting.com/1.0/settings" text:style-name="Internet_20_link" text:visited-style-name="Visited_20_Internet_20_Link"><text:span text:style-name="T40">78243536479</text:span></text:a><text:span text:style-name="T13">”</text:span><text:span text:style-name="T10">,</text:span></text:p>
      <text:p text:style-name="P42"><text:tab/>“<text:span text:style-name="T110">query”:”SELECT * FROM ticketing_Address WHERE id IN (?,?,?,?,?,?)”,</text:span></text:p>
      <text:p text:style-name="P58"><text:tab/>“<text:span text:style-name="T110">request-executions</text:span>”:”<text:span text:style-name="T111">10</text:span>”,</text:p>
      <text:p text:style-name="P58"><text:tab/>“<text:span text:style-name="T110">average-runtime</text:span>”:”<text:span text:style-name="T106">0.0027</text:span>”</text:p>
      <text:p text:style-name="P6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5:31:56.038812740</meta:creation-date>
    <meta:generator>LibreOffice/5.1.4.2$Linux_X86_64 LibreOffice_project/10m0$Build-2</meta:generator>
    <dc:date>2017-01-10T21:37:53.834255364</dc:date>
    <meta:editing-duration>P2DT2H25M55S</meta:editing-duration>
    <meta:editing-cycles>380</meta:editing-cycles>
    <meta:document-statistic meta:table-count="25" meta:image-count="0" meta:object-count="0" meta:page-count="20" meta:paragraph-count="697" meta:word-count="2090" meta:character-count="18901" meta:non-whitespace-character-count="17130"/>
  </office:meta>
</office:document-meta>
</file>